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4.41pt"/>
    </style:style>
    <style:style style:name="co2" style:family="table-column">
      <style:table-column-properties fo:break-before="auto" style:column-width="44.65pt"/>
    </style:style>
    <style:style style:name="co3" style:family="table-column">
      <style:table-column-properties fo:break-before="auto" style:column-width="63.44pt"/>
    </style:style>
    <style:style style:name="co4" style:family="table-column">
      <style:table-column-properties fo:break-before="auto" style:column-width="56.64pt"/>
    </style:style>
    <style:style style:name="co5" style:family="table-column">
      <style:table-column-properties fo:break-before="auto" style:column-width="84.39pt"/>
    </style:style>
    <style:style style:name="co6" style:family="table-column">
      <style:table-column-properties fo:break-before="auto" style:column-width="70.89pt"/>
    </style:style>
    <style:style style:name="co7" style:family="table-column">
      <style:table-column-properties fo:break-before="auto" style:column-width="47.6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2.65pt"/>
    </style:style>
    <style:style style:name="co10" style:family="table-column">
      <style:table-column-properties fo:break-before="auto" style:column-width="52.16pt"/>
    </style:style>
    <style:style style:name="co11" style:family="table-column">
      <style:table-column-properties fo:break-before="auto" style:column-width="76.14pt"/>
    </style:style>
    <style:style style:name="co12" style:family="table-column">
      <style:table-column-properties fo:break-before="auto" style:column-width="36pt"/>
    </style:style>
    <style:style style:name="co13" style:family="table-column">
      <style:table-column-properties fo:break-before="auto" style:column-width="120.39pt"/>
    </style:style>
    <style:style style:name="co14" style:family="table-column">
      <style:table-column-properties fo:break-before="auto" style:column-width="96.04pt"/>
    </style:style>
    <style:style style:name="co15" style:family="table-column">
      <style:table-column-properties fo:break-before="auto" style:column-width="73.76pt"/>
    </style:style>
    <style:style style:name="co16" style:family="table-column">
      <style:table-column-properties fo:break-before="auto" style:column-width="69.39pt"/>
    </style:style>
    <style:style style:name="co17" style:family="table-column">
      <style:table-column-properties fo:break-before="auto" style:column-width="61.91pt"/>
    </style:style>
    <style:style style:name="co18" style:family="table-column">
      <style:table-column-properties fo:break-before="auto" style:column-width="76.9pt"/>
    </style:style>
    <style:style style:name="co19" style:family="table-column">
      <style:table-column-properties fo:break-before="auto" style:column-width="32.66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112.14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54pt"/>
    </style:style>
    <style:style style:name="co25" style:family="table-column">
      <style:table-column-properties fo:break-before="auto" style:column-width="44.59pt"/>
    </style:style>
    <style:style style:name="co26" style:family="table-column">
      <style:table-column-properties fo:break-before="auto" style:column-width="16.16pt"/>
    </style:style>
    <style:style style:name="co27" style:family="table-column">
      <style:table-column-properties fo:break-before="auto" style:column-width="16.89pt"/>
    </style:style>
    <style:style style:name="co28" style:family="table-column">
      <style:table-column-properties fo:break-before="auto" style:column-width="19.16pt"/>
    </style:style>
    <style:style style:name="co29" style:family="table-column">
      <style:table-column-properties fo:break-before="auto" style:column-width="43.91pt"/>
    </style:style>
    <style:style style:name="co30" style:family="table-column">
      <style:table-column-properties fo:break-before="auto" style:column-width="34.3pt"/>
    </style:style>
    <style:style style:name="co31" style:family="table-column">
      <style:table-column-properties fo:break-before="auto" style:column-width="132.04pt"/>
    </style:style>
    <style:style style:name="co32" style:family="table-column">
      <style:table-column-properties fo:break-before="auto" style:column-width="41.64pt"/>
    </style:style>
    <style:style style:name="co33" style:family="table-column">
      <style:table-column-properties fo:break-before="auto" style:column-width="31.15pt"/>
    </style:style>
    <style:style style:name="co34" style:family="table-column">
      <style:table-column-properties fo:break-before="auto" style:column-width="50.6pt"/>
    </style:style>
    <style:style style:name="co35" style:family="table-column">
      <style:table-column-properties fo:break-before="auto" style:column-width="34.16pt"/>
    </style:style>
    <style:style style:name="co36" style:family="table-column">
      <style:table-column-properties fo:break-before="auto" style:column-width="37.7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125.66pt"/>
    </style:style>
    <style:style style:name="co39" style:family="table-column">
      <style:table-column-properties fo:break-before="auto" style:column-width="42.01pt"/>
    </style:style>
    <style:style style:name="co40" style:family="table-column">
      <style:table-column-properties fo:break-before="auto" style:column-width="37.9pt"/>
    </style:style>
    <style:style style:name="co41" style:family="table-column">
      <style:table-column-properties fo:break-before="auto" style:column-width="35.15pt"/>
    </style:style>
    <style:style style:name="co42" style:family="table-column">
      <style:table-column-properties fo:break-before="auto" style:column-width="47.99pt"/>
    </style:style>
    <style:style style:name="co43" style:family="table-column">
      <style:table-column-properties fo:break-before="auto" style:column-width="49.15pt"/>
    </style:style>
    <style:style style:name="co44" style:family="table-column">
      <style:table-column-properties fo:break-before="auto" style:column-width="22.14pt"/>
    </style:style>
    <style:style style:name="co45" style:family="table-column">
      <style:table-column-properties fo:break-before="auto" style:column-width="19.9pt"/>
    </style:style>
    <style:style style:name="co46" style:family="table-column">
      <style:table-column-properties fo:break-before="auto" style:column-width="37.16pt"/>
    </style:style>
    <style:style style:name="co47" style:family="table-column">
      <style:table-column-properties fo:break-before="auto" style:column-width="28.91pt"/>
    </style:style>
    <style:style style:name="co48" style:family="table-column">
      <style:table-column-properties fo:break-before="auto" style:column-width="30.39pt"/>
    </style:style>
    <style:style style:name="co49" style:family="table-column">
      <style:table-column-properties fo:break-before="auto" style:column-width="181.81pt"/>
    </style:style>
    <style:style style:name="co50" style:family="table-column">
      <style:table-column-properties fo:break-before="auto" style:column-width="48.39pt"/>
    </style:style>
    <style:style style:name="co51" style:family="table-column">
      <style:table-column-properties fo:break-before="auto" style:column-width="49.89pt"/>
    </style:style>
    <style:style style:name="co52" style:family="table-column">
      <style:table-column-properties fo:break-before="auto" style:column-width="64.29pt"/>
    </style:style>
    <style:style style:name="co53" style:family="table-column">
      <style:table-column-properties fo:break-before="auto" style:column-width="70.3pt"/>
    </style:style>
    <style:style style:name="co54" style:family="table-column">
      <style:table-column-properties fo:break-before="auto" style:column-width="73.16pt"/>
    </style:style>
    <style:style style:name="co55" style:family="table-column">
      <style:table-column-properties fo:break-before="auto" style:column-width="33.39pt"/>
    </style:style>
    <style:style style:name="co56" style:family="table-column">
      <style:table-column-properties fo:break-before="auto" style:column-width="52.89pt"/>
    </style:style>
    <style:style style:name="co57" style:family="table-column">
      <style:table-column-properties fo:break-before="auto" style:column-width="28.15pt"/>
    </style:style>
    <style:style style:name="co58" style:family="table-column">
      <style:table-column-properties fo:break-before="auto" style:column-width="18.4pt"/>
    </style:style>
    <style:style style:name="co59" style:family="table-column">
      <style:table-column-properties fo:break-before="auto" style:column-width="27.41pt"/>
    </style:style>
    <style:style style:name="co60" style:family="table-column">
      <style:table-column-properties fo:break-before="auto" style:column-width="134.65pt"/>
    </style:style>
    <style:style style:name="co61" style:family="table-column">
      <style:table-column-properties fo:break-before="auto" style:column-width="60.86pt"/>
    </style:style>
    <style:style style:name="co62" style:family="table-column">
      <style:table-column-properties fo:break-before="auto" style:column-width="25.91pt"/>
    </style:style>
    <style:style style:name="co63" style:family="table-column">
      <style:table-column-properties fo:break-before="auto" style:column-width="25.14pt"/>
    </style:style>
    <style:style style:name="co64" style:family="table-column">
      <style:table-column-properties fo:break-before="auto" style:column-width="39.4pt"/>
    </style:style>
    <style:style style:name="co65" style:family="table-column">
      <style:table-column-properties fo:break-before="auto" style:column-width="51.39pt"/>
    </style:style>
    <style:style style:name="co66" style:family="table-column">
      <style:table-column-properties fo:break-before="auto" style:column-width="45.41pt"/>
    </style:style>
    <style:style style:name="co67" style:family="table-column">
      <style:table-column-properties fo:break-before="auto" style:column-width="20.64pt"/>
    </style:style>
    <style:style style:name="co68" style:family="table-column">
      <style:table-column-properties fo:break-before="auto" style:column-width="34.89pt"/>
    </style:style>
    <style:style style:name="co69" style:family="table-column">
      <style:table-column-properties fo:break-before="auto" style:column-width="43.14pt"/>
    </style:style>
    <style:style style:name="co70" style:family="table-column">
      <style:table-column-properties fo:break-before="auto" style:column-width="42.41pt"/>
    </style:style>
    <style:style style:name="co71" style:family="table-column">
      <style:table-column-properties fo:break-before="auto" style:column-width="13.89pt"/>
    </style:style>
    <style:style style:name="co72" style:family="table-column">
      <style:table-column-properties fo:break-before="auto" style:column-width="192.1pt"/>
    </style:style>
    <style:style style:name="co73" style:family="table-column">
      <style:table-column-properties fo:break-before="auto" style:column-width="50.66pt"/>
    </style:style>
    <style:style style:name="co74" style:family="table-column">
      <style:table-column-properties fo:break-before="auto" style:column-width="36.4pt"/>
    </style:style>
    <style:style style:name="co75" style:family="table-column">
      <style:table-column-properties fo:break-before="auto" style:column-width="41.16pt"/>
    </style:style>
    <style:style style:name="co76" style:family="table-column">
      <style:table-column-properties fo:break-before="auto" style:column-width="39.46pt"/>
    </style:style>
    <style:style style:name="co77" style:family="table-column">
      <style:table-column-properties fo:break-before="auto" style:column-width="198.11pt"/>
    </style:style>
    <style:style style:name="co78" style:family="table-column">
      <style:table-column-properties fo:break-before="auto" style:column-width="242.7pt"/>
    </style:style>
    <style:style style:name="co79" style:family="table-column">
      <style:table-column-properties fo:break-before="auto" style:column-width="54.85pt"/>
    </style:style>
    <style:style style:name="co80" style:family="table-column">
      <style:table-column-properties fo:break-before="auto" style:column-width="36.85pt"/>
    </style:style>
    <style:style style:name="co81" style:family="table-column">
      <style:table-column-properties fo:break-before="auto" style:column-width="38.64pt"/>
    </style:style>
    <style:style style:name="co82" style:family="table-column">
      <style:table-column-properties fo:break-before="auto" style:column-width="93.46pt"/>
    </style:style>
    <style:style style:name="co83" style:family="table-column">
      <style:table-column-properties fo:break-before="auto" style:column-width="29.65pt"/>
    </style:style>
    <style:style style:name="co84" style:family="table-column">
      <style:table-column-properties fo:break-before="auto" style:column-width="15.39pt"/>
    </style:style>
    <style:style style:name="co85" style:family="table-column">
      <style:table-column-properties fo:break-before="auto" style:column-width="82.29pt"/>
    </style:style>
    <style:style style:name="co86" style:family="table-column">
      <style:table-column-properties fo:break-before="auto" style:column-width="47.14pt"/>
    </style:style>
    <style:style style:name="co87" style:family="table-column">
      <style:table-column-properties fo:break-before="auto" style:column-width="54.4pt"/>
    </style:style>
    <style:style style:name="co88" style:family="table-column">
      <style:table-column-properties fo:break-before="auto" style:column-width="40.9pt"/>
    </style:style>
    <style:style style:name="co89" style:family="table-column">
      <style:table-column-properties fo:break-before="auto" style:column-width="35.66pt"/>
    </style:style>
    <style:style style:name="co90" style:family="table-column">
      <style:table-column-properties fo:break-before="auto" style:column-width="33.45pt"/>
    </style:style>
    <style:style style:name="co91" style:family="table-column">
      <style:table-column-properties fo:break-before="auto" style:column-width="57.46pt"/>
    </style:style>
    <style:style style:name="co92" style:family="table-column">
      <style:table-column-properties fo:break-before="auto" style:column-width="43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2" style:family="table-cell" style:parent-style-name="Default" style:data-style-name="N121"/>
    <style:style style:name="ce24" style:family="table-cell" style:parent-style-name="Default" style:data-style-name="N84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0"/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cccccc" fo:border="0.06pt solid #000000"/>
    </style:style>
    <style:style style:name="ce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üleyman2015_table_d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-group</text:p>
          </table:table-cell>
          <table:table-cell office:value-type="string" calcext:value-type="string">
            <text:p>substituted</text:p>
          </table:table-cell>
          <table:table-cell office:value-type="string" calcext:value-type="string">
            <text:p>∆G solv (kJ/mol) </text:p>
          </table:table-cell>
          <table:table-cell office:value-type="string" calcext:value-type="string">
            <text:p>E (V vs SHE) </text:p>
          </table:table-cell>
          <table:table-cell office:value-type="string" calcext:value-type="string">
            <text:p>Short l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92.83" calcext:value-type="float">
            <text:p>-92.83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03.41" calcext:value-type="float">
            <text:p>-103.41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03.53" calcext:value-type="float">
            <text:p>-103.53</text:p>
          </table:table-cell>
          <table:table-cell office:value-type="float" office:value="-0.75" calcext:value-type="float">
            <text:p>-0.7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92.67" calcext:value-type="float">
            <text:p>-92.67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92.66" calcext:value-type="float">
            <text:p>-92.66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27.84" calcext:value-type="float">
            <text:p>-127.84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25.38" calcext:value-type="float">
            <text:p>-125.38</text:p>
          </table:table-cell>
          <table:table-cell office:value-type="float" office:value="-0.39" calcext:value-type="float">
            <text:p>-0.3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26.65" calcext:value-type="float">
            <text:p>-126.65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27.01" calcext:value-type="float">
            <text:p>-127.01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31.98" calcext:value-type="float">
            <text:p>-131.98</text:p>
          </table:table-cell>
          <table:table-cell office:value-type="float" office:value="-0.34" calcext:value-type="float">
            <text:p>-0.3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29.44" calcext:value-type="float">
            <text:p>-129.4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2.62" calcext:value-type="float">
            <text:p>-12.62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64.95" calcext:value-type="float">
            <text:p>-64.95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07.1" calcext:value-type="float">
            <text:p>-107.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70.39" calcext:value-type="float">
            <text:p>-70.39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06.22" calcext:value-type="float">
            <text:p>-106.22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05.6" calcext:value-type="float">
            <text:p>-105.6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5.64" calcext:value-type="float">
            <text:p>-15.64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7.56" calcext:value-type="float">
            <text:p>-7.56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3.57" calcext:value-type="float">
            <text:p>-13.57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00.88" calcext:value-type="float">
            <text:p>-100.88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Full</text:p>
          </table:table-cell>
          <table:table-cell office:value-type="float" office:value="14.03" calcext:value-type="float">
            <text:p>14.03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Full</text:p>
          </table:table-cell>
          <table:table-cell office:value-type="float" office:value="-23.52" calcext:value-type="float">
            <text:p>-23.52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9.99" calcext:value-type="float">
            <text:p>-19.99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7.02" calcext:value-type="float">
            <text:p>-17.02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04.51" calcext:value-type="float">
            <text:p>-104.51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306.07" calcext:value-type="float">
            <text:p>-306.07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,2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45.4" calcext:value-type="float">
            <text:p>-145.4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Full</text:p>
          </table:table-cell>
          <table:table-cell office:value-type="float" office:value="-77.85" calcext:value-type="float">
            <text:p>-77.8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Full</text:p>
          </table:table-cell>
          <table:table-cell office:value-type="float" office:value="-66.29" calcext:value-type="float">
            <text:p>-66.29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10.54" calcext:value-type="float">
            <text:p>-110.54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1</text:p>
          </table:table-cell>
          <table:table-cell office:value-type="float" office:value="-24.99" calcext:value-type="float">
            <text:p>-24.99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9</text:p>
          </table:table-cell>
          <table:table-cell office:value-type="float" office:value="-24.97" calcext:value-type="float">
            <text:p>-24.97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6.95" calcext:value-type="float">
            <text:p>-16.95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51.92" calcext:value-type="float">
            <text:p>-151.92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1</text:p>
          </table:table-cell>
          <table:table-cell office:value-type="float" office:value="-32.43" calcext:value-type="float">
            <text:p>-32.43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06.88" calcext:value-type="float">
            <text:p>-106.88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Full</text:p>
          </table:table-cell>
          <table:table-cell office:value-type="float" office:value="-40.63" calcext:value-type="float">
            <text:p>-40.63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81.74" calcext:value-type="float">
            <text:p>-81.74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Full</text:p>
          </table:table-cell>
          <table:table-cell office:value-type="float" office:value="-55.34" calcext:value-type="float">
            <text:p>-55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21.18" calcext:value-type="float">
            <text:p>-21.1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11.45" calcext:value-type="float">
            <text:p>-11.4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2</text:p>
          </table:table-cell>
          <table:table-cell office:value-type="float" office:value="-41.86" calcext:value-type="float">
            <text:p>-41.8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,2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51.34" calcext:value-type="float">
            <text:p>-151.3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2</text:p>
          </table:table-cell>
          <table:table-cell office:value-type="float" office:value="-21.19" calcext:value-type="float">
            <text:p>-21.19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70.68" calcext:value-type="float">
            <text:p>-70.68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206.5" calcext:value-type="float">
            <text:p>-206.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1</text:p>
          </table:table-cell>
          <table:table-cell office:value-type="float" office:value="-67.02" calcext:value-type="float">
            <text:p>-67.0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2</text:p>
          </table:table-cell>
          <table:table-cell office:value-type="float" office:value="-47.79" calcext:value-type="float">
            <text:p>-47.79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1</text:p>
          </table:table-cell>
          <table:table-cell office:value-type="float" office:value="-39.5" calcext:value-type="float">
            <text:p>-39.5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,2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100.13" calcext:value-type="float">
            <text:p>-100.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1</text:p>
          </table:table-cell>
          <table:table-cell office:value-type="float" office:value="-14.3" calcext:value-type="float">
            <text:p>-14.3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1</text:p>
          </table:table-cell>
          <table:table-cell office:value-type="float" office:value="-33.42" calcext:value-type="float">
            <text:p>-33.42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Full</text:p>
          </table:table-cell>
          <table:table-cell office:value-type="float" office:value="5.07" calcext:value-type="float">
            <text:p>5.0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9</text:p>
          </table:table-cell>
          <table:table-cell office:value-type="float" office:value="-18.42" calcext:value-type="float">
            <text:p>-18.42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1</text:p>
          </table:table-cell>
          <table:table-cell office:value-type="float" office:value="-13.91" calcext:value-type="float">
            <text:p>-13.91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1</text:p>
          </table:table-cell>
          <table:table-cell office:value-type="float" office:value="-17.46" calcext:value-type="float">
            <text:p>-17.46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2</text:p>
          </table:table-cell>
          <table:table-cell office:value-type="float" office:value="-43.85" calcext:value-type="float">
            <text:p>-43.85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Full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2</text:p>
          </table:table-cell>
          <table:table-cell office:value-type="float" office:value="-24.23" calcext:value-type="float">
            <text:p>-24.2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2</text:p>
          </table:table-cell>
          <table:table-cell office:value-type="float" office:value="-20.89" calcext:value-type="float">
            <text:p>-20.89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2</text:p>
          </table:table-cell>
          <table:table-cell office:value-type="float" office:value="-20.86" calcext:value-type="float">
            <text:p>-20.86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13.61" calcext:value-type="float">
            <text:p>-113.6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2</text:p>
          </table:table-cell>
          <table:table-cell office:value-type="float" office:value="-46.84" calcext:value-type="float">
            <text:p>-46.84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Full</text:p>
          </table:table-cell>
          <table:table-cell office:value-type="float" office:value="-33.3" calcext:value-type="float">
            <text:p>-33.3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2</text:p>
          </table:table-cell>
          <table:table-cell office:value-type="float" office:value="-17.61" calcext:value-type="float">
            <text:p>-17.6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0</text:p>
          </table:table-cell>
          <table:table-cell office:value-type="float" office:value="-19.1" calcext:value-type="float">
            <text:p>-19.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ull</text:p>
          </table:table-cell>
          <table:table-cell office:value-type="float" office:value="-31.06" calcext:value-type="float">
            <text:p>-31.0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1</text:p>
          </table:table-cell>
          <table:table-cell office:value-type="float" office:value="-28.35" calcext:value-type="float">
            <text:p>-28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2</text:p>
          </table:table-cell>
          <table:table-cell office:value-type="float" office:value="-15.62" calcext:value-type="float">
            <text:p>-15.62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2</text:p>
          </table:table-cell>
          <table:table-cell office:value-type="float" office:value="-31.65" calcext:value-type="float">
            <text:p>-31.65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02.71" calcext:value-type="float">
            <text:p>-102.7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2</text:p>
          </table:table-cell>
          <table:table-cell office:value-type="float" office:value="-15.68" calcext:value-type="float">
            <text:p>-15.68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1</text:p>
          </table:table-cell>
          <table:table-cell office:value-type="float" office:value="-18.54" calcext:value-type="float">
            <text:p>-18.54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2</text:p>
          </table:table-cell>
          <table:table-cell office:value-type="float" office:value="-79.61" calcext:value-type="float">
            <text:p>-79.61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4</text:p>
          </table:table-cell>
          <table:table-cell office:value-type="float" office:value="-28.75" calcext:value-type="float">
            <text:p>-28.75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242.19" calcext:value-type="float">
            <text:p>-242.1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10</text:p>
          </table:table-cell>
          <table:table-cell office:value-type="float" office:value="-28.63" calcext:value-type="float">
            <text:p>-28.63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2.62" calcext:value-type="float">
            <text:p>-2.62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10</text:p>
          </table:table-cell>
          <table:table-cell office:value-type="float" office:value="-39.42" calcext:value-type="float">
            <text:p>-39.42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10</text:p>
          </table:table-cell>
          <table:table-cell office:value-type="float" office:value="-22.56" calcext:value-type="float">
            <text:p>-22.56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2</text:p>
          </table:table-cell>
          <table:table-cell office:value-type="float" office:value="-24.22" calcext:value-type="float">
            <text:p>-24.22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2</text:p>
          </table:table-cell>
          <table:table-cell office:value-type="float" office:value="-16.27" calcext:value-type="float">
            <text:p>-16.27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ll</text:p>
          </table:table-cell>
          <table:table-cell office:value-type="float" office:value="-0.4" calcext:value-type="float">
            <text:p>-0.4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Full</text:p>
          </table:table-cell>
          <table:table-cell office:value-type="float" office:value="-27.04" calcext:value-type="float">
            <text:p>-27.04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9</text:p>
          </table:table-cell>
          <table:table-cell office:value-type="float" office:value="-42.91" calcext:value-type="float">
            <text:p>-42.9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2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71.13" calcext:value-type="float">
            <text:p>-71.13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2</text:p>
          </table:table-cell>
          <table:table-cell office:value-type="float" office:value="-51.02" calcext:value-type="float">
            <text:p>-51.0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2</text:p>
          </table:table-cell>
          <table:table-cell office:value-type="float" office:value="-32.05" calcext:value-type="float">
            <text:p>-32.05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Full</text:p>
          </table:table-cell>
          <table:table-cell office:value-type="float" office:value="-19.33" calcext:value-type="float">
            <text:p>-19.33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2</text:p>
          </table:table-cell>
          <table:table-cell office:value-type="float" office:value="-41.39" calcext:value-type="float">
            <text:p>-41.39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,2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Full</text:p>
          </table:table-cell>
          <table:table-cell office:value-type="float" office:value="-130.08" calcext:value-type="float">
            <text:p>-130.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l</text:p>
          </table:table-cell>
          <table:table-cell office:value-type="float" office:value="-52.9" calcext:value-type="float">
            <text:p>-52.9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Full</text:p>
          </table:table-cell>
          <table:table-cell office:value-type="float" office:value="-41.67" calcext:value-type="float">
            <text:p>-41.67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2</text:p>
          </table:table-cell>
          <table:table-cell office:value-type="float" office:value="-42.29" calcext:value-type="float">
            <text:p>-42.29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97.31" calcext:value-type="float">
            <text:p>-197.3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2</text:p>
          </table:table-cell>
          <table:table-cell office:value-type="float" office:value="-44.59" calcext:value-type="float">
            <text:p>-44.59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2</text:p>
          </table:table-cell>
          <table:table-cell office:value-type="float" office:value="-22.64" calcext:value-type="float">
            <text:p>-22.64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4</text:p>
          </table:table-cell>
          <table:table-cell office:value-type="float" office:value="-21.9" calcext:value-type="float">
            <text:p>-21.9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,10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1</text:p>
          </table:table-cell>
          <table:table-cell office:value-type="float" office:value="-18.78" calcext:value-type="float">
            <text:p>-18.78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2</text:p>
          </table:table-cell>
          <table:table-cell office:value-type="float" office:value="-27.79" calcext:value-type="float">
            <text:p>-27.79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Full</text:p>
          </table:table-cell>
          <table:table-cell office:value-type="float" office:value="-25.74" calcext:value-type="float">
            <text:p>-25.7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6</text:p>
          </table:table-cell>
          <table:table-cell office:value-type="float" office:value="-24.76" calcext:value-type="float">
            <text:p>-24.76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4</text:p>
          </table:table-cell>
          <table:table-cell office:value-type="float" office:value="-25.75" calcext:value-type="float">
            <text:p>-25.75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,2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80.1" calcext:value-type="float">
            <text:p>-80.1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5</text:p>
          </table:table-cell>
          <table:table-cell office:value-type="float" office:value="-46.7" calcext:value-type="float">
            <text:p>-46.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6</text:p>
          </table:table-cell>
          <table:table-cell office:value-type="float" office:value="-50.57" calcext:value-type="float">
            <text:p>-50.5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10</text:p>
          </table:table-cell>
          <table:table-cell office:value-type="float" office:value="-90.3" calcext:value-type="float">
            <text:p>-90.3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Full</text:p>
          </table:table-cell>
          <table:table-cell office:value-type="float" office:value="-11.46" calcext:value-type="float">
            <text:p>-11.46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3</text:p>
          </table:table-cell>
          <table:table-cell office:value-type="float" office:value="-50.19" calcext:value-type="float">
            <text:p>-50.1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54.07" calcext:value-type="float">
            <text:p>-154.0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10</text:p>
          </table:table-cell>
          <table:table-cell office:value-type="float" office:value="-35.27" calcext:value-type="float">
            <text:p>-35.2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3</text:p>
          </table:table-cell>
          <table:table-cell office:value-type="float" office:value="-29.44" calcext:value-type="float">
            <text:p>-29.4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Full</text:p>
          </table:table-cell>
          <table:table-cell office:value-type="float" office:value="-49.99" calcext:value-type="float">
            <text:p>-49.9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4</text:p>
          </table:table-cell>
          <table:table-cell office:value-type="float" office:value="-46.52" calcext:value-type="float">
            <text:p>-46.52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208.86" calcext:value-type="float">
            <text:p>-208.86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203.41" calcext:value-type="float">
            <text:p>-203.41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5.43" calcext:value-type="float">
            <text:p>-25.43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2</text:p>
          </table:table-cell>
          <table:table-cell office:value-type="float" office:value="-29.99" calcext:value-type="float">
            <text:p>-29.99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2</text:p>
          </table:table-cell>
          <table:table-cell office:value-type="float" office:value="-25.29" calcext:value-type="float">
            <text:p>-25.29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10</text:p>
          </table:table-cell>
          <table:table-cell office:value-type="float" office:value="-42.26" calcext:value-type="float">
            <text:p>-42.26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6</text:p>
          </table:table-cell>
          <table:table-cell office:value-type="float" office:value="-74.89" calcext:value-type="float">
            <text:p>-74.89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4</text:p>
          </table:table-cell>
          <table:table-cell office:value-type="float" office:value="-39.04" calcext:value-type="float">
            <text:p>-39.04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6</text:p>
          </table:table-cell>
          <table:table-cell office:value-type="float" office:value="-79.17" calcext:value-type="float">
            <text:p>-79.17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2</text:p>
          </table:table-cell>
          <table:table-cell office:value-type="float" office:value="-49.66" calcext:value-type="float">
            <text:p>-49.66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4</text:p>
          </table:table-cell>
          <table:table-cell office:value-type="float" office:value="-32.96" calcext:value-type="float">
            <text:p>-32.96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Full</text:p>
          </table:table-cell>
          <table:table-cell office:value-type="float" office:value="-68.22" calcext:value-type="float">
            <text:p>-68.2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5</text:p>
          </table:table-cell>
          <table:table-cell office:value-type="float" office:value="-29.3" calcext:value-type="float">
            <text:p>-29.3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5.38" calcext:value-type="float">
            <text:p>-5.38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5</text:p>
          </table:table-cell>
          <table:table-cell office:value-type="float" office:value="-21.62" calcext:value-type="float">
            <text:p>-21.6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5</text:p>
          </table:table-cell>
          <table:table-cell office:value-type="float" office:value="-83.76" calcext:value-type="float">
            <text:p>-83.76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5</text:p>
          </table:table-cell>
          <table:table-cell office:value-type="float" office:value="-42.07" calcext:value-type="float">
            <text:p>-42.07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4</text:p>
          </table:table-cell>
          <table:table-cell office:value-type="float" office:value="-29.02" calcext:value-type="float">
            <text:p>-29.0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4</text:p>
          </table:table-cell>
          <table:table-cell office:value-type="float" office:value="-37.93" calcext:value-type="float">
            <text:p>-37.93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5</text:p>
          </table:table-cell>
          <table:table-cell office:value-type="float" office:value="-53.8" calcext:value-type="float">
            <text:p>-53.8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4</text:p>
          </table:table-cell>
          <table:table-cell office:value-type="float" office:value="-23.67" calcext:value-type="float">
            <text:p>-23.67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8</text:p>
          </table:table-cell>
          <table:table-cell office:value-type="float" office:value="-57.23" calcext:value-type="float">
            <text:p>-57.23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4</text:p>
          </table:table-cell>
          <table:table-cell office:value-type="float" office:value="-88.13" calcext:value-type="float">
            <text:p>-88.13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6</text:p>
          </table:table-cell>
          <table:table-cell office:value-type="float" office:value="-26.25" calcext:value-type="float">
            <text:p>-26.25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8</text:p>
          </table:table-cell>
          <table:table-cell office:value-type="float" office:value="-32.93" calcext:value-type="float">
            <text:p>-32.93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4</text:p>
          </table:table-cell>
          <table:table-cell office:value-type="float" office:value="-77.08" calcext:value-type="float">
            <text:p>-77.08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10</text:p>
          </table:table-cell>
          <table:table-cell office:value-type="float" office:value="-48.76" calcext:value-type="float">
            <text:p>-48.76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2</text:p>
          </table:table-cell>
          <table:table-cell office:value-type="float" office:value="-28.89" calcext:value-type="float">
            <text:p>-28.89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5</text:p>
          </table:table-cell>
          <table:table-cell office:value-type="float" office:value="-44.99" calcext:value-type="float">
            <text:p>-44.99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3</text:p>
          </table:table-cell>
          <table:table-cell office:value-type="float" office:value="-40.04" calcext:value-type="float">
            <text:p>-40.04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,2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61.77" calcext:value-type="float">
            <text:p>-61.77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63.41" calcext:value-type="float">
            <text:p>-63.41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,2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09.85" calcext:value-type="float">
            <text:p>-109.85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6</text:p>
          </table:table-cell>
          <table:table-cell office:value-type="float" office:value="-75.52" calcext:value-type="float">
            <text:p>-75.52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10</text:p>
          </table:table-cell>
          <table:table-cell office:value-type="float" office:value="-48.5" calcext:value-type="float">
            <text:p>-48.5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4</text:p>
          </table:table-cell>
          <table:table-cell office:value-type="float" office:value="-41.77" calcext:value-type="float">
            <text:p>-41.77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5</text:p>
          </table:table-cell>
          <table:table-cell office:value-type="float" office:value="-55.33" calcext:value-type="float">
            <text:p>-55.33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10</text:p>
          </table:table-cell>
          <table:table-cell office:value-type="float" office:value="-67.28" calcext:value-type="float">
            <text:p>-67.28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4</text:p>
          </table:table-cell>
          <table:table-cell office:value-type="float" office:value="-51.82" calcext:value-type="float">
            <text:p>-51.82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8</text:p>
          </table:table-cell>
          <table:table-cell office:value-type="float" office:value="-38.76" calcext:value-type="float">
            <text:p>-38.7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5</text:p>
          </table:table-cell>
          <table:table-cell office:value-type="float" office:value="-32.21" calcext:value-type="float">
            <text:p>-32.21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97.14" calcext:value-type="float">
            <text:p>-197.14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5</text:p>
          </table:table-cell>
          <table:table-cell office:value-type="float" office:value="-26.78" calcext:value-type="float">
            <text:p>-26.78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4.14" calcext:value-type="float">
            <text:p>-24.14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,4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1.45" calcext:value-type="float">
            <text:p>-21.45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Full</text:p>
          </table:table-cell>
          <table:table-cell office:value-type="float" office:value="-26.49" calcext:value-type="float">
            <text:p>-26.49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5</text:p>
          </table:table-cell>
          <table:table-cell office:value-type="float" office:value="-36.97" calcext:value-type="float">
            <text:p>-36.97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5</text:p>
          </table:table-cell>
          <table:table-cell office:value-type="float" office:value="-25.49" calcext:value-type="float">
            <text:p>-25.49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6</text:p>
          </table:table-cell>
          <table:table-cell office:value-type="float" office:value="-45.23" calcext:value-type="float">
            <text:p>-45.23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58.34" calcext:value-type="float">
            <text:p>-58.34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2</text:p>
          </table:table-cell>
          <table:table-cell office:value-type="float" office:value="-47.4" calcext:value-type="float">
            <text:p>-47.4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10</text:p>
          </table:table-cell>
          <table:table-cell office:value-type="float" office:value="-92.93" calcext:value-type="float">
            <text:p>-92.9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4</text:p>
          </table:table-cell>
          <table:table-cell office:value-type="float" office:value="-24.59" calcext:value-type="float">
            <text:p>-24.59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8</text:p>
          </table:table-cell>
          <table:table-cell office:value-type="float" office:value="-76.95" calcext:value-type="float">
            <text:p>-76.95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Full</text:p>
          </table:table-cell>
          <table:table-cell office:value-type="float" office:value="-12.3" calcext:value-type="float">
            <text:p>-12.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2</text:p>
          </table:table-cell>
          <table:table-cell office:value-type="float" office:value="-45.53" calcext:value-type="float">
            <text:p>-45.5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8</text:p>
          </table:table-cell>
          <table:table-cell office:value-type="float" office:value="-37.24" calcext:value-type="float">
            <text:p>-37.24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282.49" calcext:value-type="float">
            <text:p>-282.49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6</text:p>
          </table:table-cell>
          <table:table-cell office:value-type="float" office:value="-19.04" calcext:value-type="float">
            <text:p>-19.04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3</text:p>
          </table:table-cell>
          <table:table-cell office:value-type="float" office:value="-30.3" calcext:value-type="float">
            <text:p>-30.3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,2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83.43" calcext:value-type="float">
            <text:p>-83.43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4</text:p>
          </table:table-cell>
          <table:table-cell office:value-type="float" office:value="-25.02" calcext:value-type="float">
            <text:p>-25.02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6</text:p>
          </table:table-cell>
          <table:table-cell office:value-type="float" office:value="-59.23" calcext:value-type="float">
            <text:p>-59.23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7.48" calcext:value-type="float">
            <text:p>-27.48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6</text:p>
          </table:table-cell>
          <table:table-cell office:value-type="float" office:value="-47.91" calcext:value-type="float">
            <text:p>-47.91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5</text:p>
          </table:table-cell>
          <table:table-cell office:value-type="float" office:value="-50" calcext:value-type="float">
            <text:p>-50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9</text:p>
          </table:table-cell>
          <table:table-cell office:value-type="float" office:value="-55.17" calcext:value-type="float">
            <text:p>-55.17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2</text:p>
          </table:table-cell>
          <table:table-cell office:value-type="float" office:value="-24.91" calcext:value-type="float">
            <text:p>-24.91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32.64" calcext:value-type="float">
            <text:p>-132.64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200.68" calcext:value-type="float">
            <text:p>-200.68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6</text:p>
          </table:table-cell>
          <table:table-cell office:value-type="float" office:value="-42.58" calcext:value-type="float">
            <text:p>-42.58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5.36" calcext:value-type="float">
            <text:p>-5.3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5</text:p>
          </table:table-cell>
          <table:table-cell office:value-type="float" office:value="-56.82" calcext:value-type="float">
            <text:p>-56.82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8</text:p>
          </table:table-cell>
          <table:table-cell office:value-type="float" office:value="-40.3" calcext:value-type="float">
            <text:p>-40.3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6</text:p>
          </table:table-cell>
          <table:table-cell office:value-type="float" office:value="-41.65" calcext:value-type="float">
            <text:p>-41.65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3.34" calcext:value-type="float">
            <text:p>-23.34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8</text:p>
          </table:table-cell>
          <table:table-cell office:value-type="float" office:value="-57.7" calcext:value-type="float">
            <text:p>-57.7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05.46" calcext:value-type="float">
            <text:p>-105.4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8</text:p>
          </table:table-cell>
          <table:table-cell office:value-type="float" office:value="-51.42" calcext:value-type="float">
            <text:p>-51.42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4</text:p>
          </table:table-cell>
          <table:table-cell office:value-type="float" office:value="-29.76" calcext:value-type="float">
            <text:p>-29.7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6</text:p>
          </table:table-cell>
          <table:table-cell office:value-type="float" office:value="-35.45" calcext:value-type="float">
            <text:p>-35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5</text:p>
          </table:table-cell>
          <table:table-cell office:value-type="float" office:value="-26.41" calcext:value-type="float">
            <text:p>-26.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6</text:p>
          </table:table-cell>
          <table:table-cell office:value-type="float" office:value="-34.4" calcext:value-type="float">
            <text:p>-34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,2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220.91" calcext:value-type="float">
            <text:p>-220.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2</text:p>
          </table:table-cell>
          <table:table-cell office:value-type="float" office:value="-47.88" calcext:value-type="float">
            <text:p>-47.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3</text:p>
          </table:table-cell>
          <table:table-cell office:value-type="float" office:value="-38.26" calcext:value-type="float">
            <text:p>-38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,10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08.22" calcext:value-type="float">
            <text:p>-108.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5</text:p>
          </table:table-cell>
          <table:table-cell office:value-type="float" office:value="-36.76" calcext:value-type="float">
            <text:p>-36.7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6</text:p>
          </table:table-cell>
          <table:table-cell office:value-type="float" office:value="-48.88" calcext:value-type="float">
            <text:p>-48.88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,4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69.27" calcext:value-type="float">
            <text:p>-69.27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,9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11.6" calcext:value-type="float">
            <text:p>-111.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5</text:p>
          </table:table-cell>
          <table:table-cell office:value-type="float" office:value="-37.3" calcext:value-type="float">
            <text:p>-37.3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6</text:p>
          </table:table-cell>
          <table:table-cell office:value-type="float" office:value="-51.73" calcext:value-type="float">
            <text:p>-51.73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4</text:p>
          </table:table-cell>
          <table:table-cell office:value-type="float" office:value="-97.32" calcext:value-type="float">
            <text:p>-97.32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3</text:p>
          </table:table-cell>
          <table:table-cell office:value-type="float" office:value="-39.3" calcext:value-type="float">
            <text:p>-39.3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5</text:p>
          </table:table-cell>
          <table:table-cell office:value-type="float" office:value="-32.6" calcext:value-type="float">
            <text:p>-32.6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32.01" calcext:value-type="float">
            <text:p>-32.01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10</text:p>
          </table:table-cell>
          <table:table-cell office:value-type="float" office:value="-76.97" calcext:value-type="float">
            <text:p>-76.97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142.99" calcext:value-type="float">
            <text:p>-142.9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6</text:p>
          </table:table-cell>
          <table:table-cell office:value-type="float" office:value="-90.2" calcext:value-type="float">
            <text:p>-90.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4</text:p>
          </table:table-cell>
          <table:table-cell office:value-type="float" office:value="-60.41" calcext:value-type="float">
            <text:p>-60.41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3</text:p>
          </table:table-cell>
          <table:table-cell office:value-type="float" office:value="-50.61" calcext:value-type="float">
            <text:p>-50.61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6</text:p>
          </table:table-cell>
          <table:table-cell office:value-type="float" office:value="-45" calcext:value-type="float">
            <text:p>-45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5</text:p>
          </table:table-cell>
          <table:table-cell office:value-type="float" office:value="-46.68" calcext:value-type="float">
            <text:p>-46.68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5</text:p>
          </table:table-cell>
          <table:table-cell office:value-type="float" office:value="-53.26" calcext:value-type="float">
            <text:p>-53.26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60.42" calcext:value-type="float">
            <text:p>-60.42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5</text:p>
          </table:table-cell>
          <table:table-cell office:value-type="float" office:value="-31.92" calcext:value-type="float">
            <text:p>-31.92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6</text:p>
          </table:table-cell>
          <table:table-cell office:value-type="float" office:value="-78.2" calcext:value-type="float">
            <text:p>-78.2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8</text:p>
          </table:table-cell>
          <table:table-cell office:value-type="float" office:value="-48.17" calcext:value-type="float">
            <text:p>-48.17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0</text:p>
          </table:table-cell>
          <table:table-cell office:value-type="float" office:value="-63.41" calcext:value-type="float">
            <text:p>-63.41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6</text:p>
          </table:table-cell>
          <table:table-cell office:value-type="float" office:value="-32.13" calcext:value-type="float">
            <text:p>-32.13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3</text:p>
          </table:table-cell>
          <table:table-cell office:value-type="float" office:value="-66.75" calcext:value-type="float">
            <text:p>-66.75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45.18" calcext:value-type="float">
            <text:p>-45.18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6</text:p>
          </table:table-cell>
          <table:table-cell office:value-type="float" office:value="-29.71" calcext:value-type="float">
            <text:p>-29.71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5</text:p>
          </table:table-cell>
          <table:table-cell office:value-type="float" office:value="-36.84" calcext:value-type="float">
            <text:p>-36.84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10</text:p>
          </table:table-cell>
          <table:table-cell office:value-type="float" office:value="-54.74" calcext:value-type="float">
            <text:p>-54.74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6</text:p>
          </table:table-cell>
          <table:table-cell office:value-type="float" office:value="-39.52" calcext:value-type="float">
            <text:p>-39.52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6</text:p>
          </table:table-cell>
          <table:table-cell office:value-type="float" office:value="-27.91" calcext:value-type="float">
            <text:p>-27.91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5</text:p>
          </table:table-cell>
          <table:table-cell office:value-type="float" office:value="-27.24" calcext:value-type="float">
            <text:p>-27.24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3</text:p>
          </table:table-cell>
          <table:table-cell office:value-type="float" office:value="-52.53" calcext:value-type="float">
            <text:p>-52.53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4</text:p>
          </table:table-cell>
          <table:table-cell office:value-type="float" office:value="-29.14" calcext:value-type="float">
            <text:p>-29.14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5</text:p>
          </table:table-cell>
          <table:table-cell office:value-type="float" office:value="-31.89" calcext:value-type="float">
            <text:p>-31.89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4</text:p>
          </table:table-cell>
          <table:table-cell office:value-type="float" office:value="-25.48" calcext:value-type="float">
            <text:p>-25.4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4</text:p>
          </table:table-cell>
          <table:table-cell office:value-type="float" office:value="-27.73" calcext:value-type="float">
            <text:p>-27.73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3</text:p>
          </table:table-cell>
          <table:table-cell office:value-type="float" office:value="-38.5" calcext:value-type="float">
            <text:p>-38.5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6</text:p>
          </table:table-cell>
          <table:table-cell office:value-type="float" office:value="-40.2" calcext:value-type="float">
            <text:p>-40.2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2</text:p>
          </table:table-cell>
          <table:table-cell office:value-type="float" office:value="-59.88" calcext:value-type="float">
            <text:p>-59.8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7.66" calcext:value-type="float">
            <text:p>-7.66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262.4" calcext:value-type="float">
            <text:p>-262.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5</text:p>
          </table:table-cell>
          <table:table-cell office:value-type="float" office:value="-41.6" calcext:value-type="float">
            <text:p>-41.6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ll</text:p>
          </table:table-cell>
          <table:table-cell office:value-type="float" office:value="-178.62" calcext:value-type="float">
            <text:p>-178.62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5.83" calcext:value-type="float">
            <text:p>-5.83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5</text:p>
          </table:table-cell>
          <table:table-cell office:value-type="float" office:value="-29.05" calcext:value-type="float">
            <text:p>-29.05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6</text:p>
          </table:table-cell>
          <table:table-cell office:value-type="float" office:value="-35.61" calcext:value-type="float">
            <text:p>-35.61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5</text:p>
          </table:table-cell>
          <table:table-cell office:value-type="float" office:value="-32.63" calcext:value-type="float">
            <text:p>-32.63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2</text:p>
          </table:table-cell>
          <table:table-cell office:value-type="float" office:value="-47.85" calcext:value-type="float">
            <text:p>-47.85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(CH3)2</text:p>
          </table:table-cell>
          <table:table-cell office:value-type="string" calcext:value-type="string">
            <text:p>R5</text:p>
          </table:table-cell>
          <table:table-cell office:value-type="float" office:value="-55.55" calcext:value-type="float">
            <text:p>-55.55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6</text:p>
          </table:table-cell>
          <table:table-cell office:value-type="float" office:value="-65.29" calcext:value-type="float">
            <text:p>-65.29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5</text:p>
          </table:table-cell>
          <table:table-cell office:value-type="float" office:value="-260.2" calcext:value-type="float">
            <text:p>-260.2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6</text:p>
          </table:table-cell>
          <table:table-cell office:value-type="float" office:value="-40.16" calcext:value-type="float">
            <text:p>-40.16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51.95" calcext:value-type="float">
            <text:p>-151.9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8</text:p>
          </table:table-cell>
          <table:table-cell office:value-type="float" office:value="-43.65" calcext:value-type="float">
            <text:p>-43.65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4</text:p>
          </table:table-cell>
          <table:table-cell office:value-type="float" office:value="-27.23" calcext:value-type="float">
            <text:p>-27.23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4</text:p>
          </table:table-cell>
          <table:table-cell office:value-type="float" office:value="-47.82" calcext:value-type="float">
            <text:p>-47.82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2</text:p>
          </table:table-cell>
          <table:table-cell office:value-type="float" office:value="-45.47" calcext:value-type="float">
            <text:p>-45.47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6</text:p>
          </table:table-cell>
          <table:table-cell office:value-type="float" office:value="-51.58" calcext:value-type="float">
            <text:p>-51.58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R5</text:p>
          </table:table-cell>
          <table:table-cell office:value-type="float" office:value="-106.45" calcext:value-type="float">
            <text:p>-106.4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8</text:p>
          </table:table-cell>
          <table:table-cell office:value-type="float" office:value="-44.55" calcext:value-type="float">
            <text:p>-44.55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6</text:p>
          </table:table-cell>
          <table:table-cell office:value-type="float" office:value="-63.63" calcext:value-type="float">
            <text:p>-63.63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6</text:p>
          </table:table-cell>
          <table:table-cell office:value-type="float" office:value="-50.57" calcext:value-type="float">
            <text:p>-50.57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6</text:p>
          </table:table-cell>
          <table:table-cell office:value-type="float" office:value="-44.44" calcext:value-type="float">
            <text:p>-44.44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5</text:p>
          </table:table-cell>
          <table:table-cell office:value-type="float" office:value="-43.62" calcext:value-type="float">
            <text:p>-43.62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6</text:p>
          </table:table-cell>
          <table:table-cell office:value-type="float" office:value="-143.02" calcext:value-type="float">
            <text:p>-143.02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88.41" calcext:value-type="float">
            <text:p>-88.4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6</text:p>
          </table:table-cell>
          <table:table-cell office:value-type="float" office:value="-29.09" calcext:value-type="float">
            <text:p>-29.09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4</text:p>
          </table:table-cell>
          <table:table-cell office:value-type="float" office:value="-82.21" calcext:value-type="float">
            <text:p>-82.2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10</text:p>
          </table:table-cell>
          <table:table-cell office:value-type="float" office:value="-87.13" calcext:value-type="float">
            <text:p>-87.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69.52" calcext:value-type="float">
            <text:p>-69.52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2</text:p>
          </table:table-cell>
          <table:table-cell office:value-type="float" office:value="-35.28" calcext:value-type="float">
            <text:p>-35.28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66.86" calcext:value-type="float">
            <text:p>-166.8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6</text:p>
          </table:table-cell>
          <table:table-cell office:value-type="float" office:value="-73.86" calcext:value-type="float">
            <text:p>-73.86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5</text:p>
          </table:table-cell>
          <table:table-cell office:value-type="float" office:value="-90.31" calcext:value-type="float">
            <text:p>-90.3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2</text:p>
          </table:table-cell>
          <table:table-cell office:value-type="float" office:value="-36.8" calcext:value-type="float">
            <text:p>-36.8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ull</text:p>
          </table:table-cell>
          <table:table-cell office:value-type="float" office:value="-50.86" calcext:value-type="float">
            <text:p>-50.86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10</text:p>
          </table:table-cell>
          <table:table-cell office:value-type="float" office:value="-65.75" calcext:value-type="float">
            <text:p>-65.75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64.72" calcext:value-type="float">
            <text:p>-64.72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8.19" calcext:value-type="float">
            <text:p>-8.19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5</text:p>
          </table:table-cell>
          <table:table-cell office:value-type="float" office:value="-38.64" calcext:value-type="float">
            <text:p>-38.64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R5</text:p>
          </table:table-cell>
          <table:table-cell office:value-type="float" office:value="-73.37" calcext:value-type="float">
            <text:p>-73.37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5</text:p>
          </table:table-cell>
          <table:table-cell office:value-type="float" office:value="-29.36" calcext:value-type="float">
            <text:p>-29.36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14.08" calcext:value-type="float">
            <text:p>-14.08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6</text:p>
          </table:table-cell>
          <table:table-cell office:value-type="float" office:value="-33.91" calcext:value-type="float">
            <text:p>-33.91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62.91" calcext:value-type="float">
            <text:p>-62.91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6</text:p>
          </table:table-cell>
          <table:table-cell office:value-type="float" office:value="-45.01" calcext:value-type="float">
            <text:p>-45.01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5</text:p>
          </table:table-cell>
          <table:table-cell office:value-type="float" office:value="-69.72" calcext:value-type="float">
            <text:p>-69.72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2</text:p>
          </table:table-cell>
          <table:table-cell office:value-type="float" office:value="-62.89" calcext:value-type="float">
            <text:p>-62.89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4</text:p>
          </table:table-cell>
          <table:table-cell office:value-type="float" office:value="-60.74" calcext:value-type="float">
            <text:p>-60.74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07.66" calcext:value-type="float">
            <text:p>-107.6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5</text:p>
          </table:table-cell>
          <table:table-cell office:value-type="float" office:value="-52.71" calcext:value-type="float">
            <text:p>-52.71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4</text:p>
          </table:table-cell>
          <table:table-cell office:value-type="float" office:value="-38.21" calcext:value-type="float">
            <text:p>-38.21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10</text:p>
          </table:table-cell>
          <table:table-cell office:value-type="float" office:value="-64.6" calcext:value-type="float">
            <text:p>-64.6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5</text:p>
          </table:table-cell>
          <table:table-cell office:value-type="float" office:value="-62.45" calcext:value-type="float">
            <text:p>-62.45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5</text:p>
          </table:table-cell>
          <table:table-cell office:value-type="float" office:value="-85.42" calcext:value-type="float">
            <text:p>-85.4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10</text:p>
          </table:table-cell>
          <table:table-cell office:value-type="float" office:value="-33.54" calcext:value-type="float">
            <text:p>-33.54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0</text:p>
          </table:table-cell>
          <table:table-cell office:value-type="float" office:value="-70.9" calcext:value-type="float">
            <text:p>-70.9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6</text:p>
          </table:table-cell>
          <table:table-cell office:value-type="float" office:value="-34.49" calcext:value-type="float">
            <text:p>-34.49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4</text:p>
          </table:table-cell>
          <table:table-cell office:value-type="float" office:value="-46.41" calcext:value-type="float">
            <text:p>-46.41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2</text:p>
          </table:table-cell>
          <table:table-cell office:value-type="float" office:value="-52.04" calcext:value-type="float">
            <text:p>-52.04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4</text:p>
          </table:table-cell>
          <table:table-cell office:value-type="float" office:value="-62.45" calcext:value-type="float">
            <text:p>-62.45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60.06" calcext:value-type="float">
            <text:p>-160.0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5</text:p>
          </table:table-cell>
          <table:table-cell office:value-type="float" office:value="-42.3" calcext:value-type="float">
            <text:p>-42.3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2H3</text:p>
          </table:table-cell>
          <table:table-cell office:value-type="string" calcext:value-type="string">
            <text:p>R10</text:p>
          </table:table-cell>
          <table:table-cell office:value-type="float" office:value="-35.38" calcext:value-type="float">
            <text:p>-35.38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6</text:p>
          </table:table-cell>
          <table:table-cell office:value-type="float" office:value="-43.42" calcext:value-type="float">
            <text:p>-43.42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OCH3</text:p>
          </table:table-cell>
          <table:table-cell office:value-type="string" calcext:value-type="string">
            <text:p>R5</text:p>
          </table:table-cell>
          <table:table-cell office:value-type="float" office:value="-32.03" calcext:value-type="float">
            <text:p>-32.03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81.2" calcext:value-type="float">
            <text:p>-81.2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2</text:p>
          </table:table-cell>
          <table:table-cell office:value-type="float" office:value="-33.06" calcext:value-type="float">
            <text:p>-33.06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5</text:p>
          </table:table-cell>
          <table:table-cell office:value-type="float" office:value="-46.02" calcext:value-type="float">
            <text:p>-46.02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6</text:p>
          </table:table-cell>
          <table:table-cell office:value-type="float" office:value="-36.47" calcext:value-type="float">
            <text:p>-36.47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6</text:p>
          </table:table-cell>
          <table:table-cell office:value-type="float" office:value="-66.25" calcext:value-type="float">
            <text:p>-66.25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4</text:p>
          </table:table-cell>
          <table:table-cell office:value-type="float" office:value="-45.2" calcext:value-type="float">
            <text:p>-45.2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6</text:p>
          </table:table-cell>
          <table:table-cell office:value-type="float" office:value="-12.05" calcext:value-type="float">
            <text:p>-12.05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5</text:p>
          </table:table-cell>
          <table:table-cell office:value-type="float" office:value="-63.1" calcext:value-type="float">
            <text:p>-63.1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4</text:p>
          </table:table-cell>
          <table:table-cell office:value-type="float" office:value="-6.38" calcext:value-type="float">
            <text:p>-6.3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6</text:p>
          </table:table-cell>
          <table:table-cell office:value-type="float" office:value="-37.02" calcext:value-type="float">
            <text:p>-37.02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5</text:p>
          </table:table-cell>
          <table:table-cell office:value-type="float" office:value="-63.48" calcext:value-type="float">
            <text:p>-63.4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10</text:p>
          </table:table-cell>
          <table:table-cell office:value-type="float" office:value="-56.68" calcext:value-type="float">
            <text:p>-56.6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7.98" calcext:value-type="float">
            <text:p>-27.9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39.96" calcext:value-type="float">
            <text:p>-39.96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60.62" calcext:value-type="float">
            <text:p>-60.62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6</text:p>
          </table:table-cell>
          <table:table-cell office:value-type="float" office:value="-69.19" calcext:value-type="float">
            <text:p>-69.19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6</text:p>
          </table:table-cell>
          <table:table-cell office:value-type="float" office:value="-46.24" calcext:value-type="float">
            <text:p>-46.24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2</text:p>
          </table:table-cell>
          <table:table-cell office:value-type="float" office:value="-42.94" calcext:value-type="float">
            <text:p>-42.94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ull</text:p>
          </table:table-cell>
          <table:table-cell office:value-type="float" office:value="-28.71" calcext:value-type="float">
            <text:p>-28.71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R4</text:p>
          </table:table-cell>
          <table:table-cell office:value-type="float" office:value="-45.47" calcext:value-type="float">
            <text:p>-45.47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5</text:p>
          </table:table-cell>
          <table:table-cell office:value-type="float" office:value="-84.2" calcext:value-type="float">
            <text:p>-84.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5</text:p>
          </table:table-cell>
          <table:table-cell office:value-type="float" office:value="-11.36" calcext:value-type="float">
            <text:p>-11.36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5</text:p>
          </table:table-cell>
          <table:table-cell office:value-type="float" office:value="-39.22" calcext:value-type="float">
            <text:p>-39.22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5</text:p>
          </table:table-cell>
          <table:table-cell office:value-type="float" office:value="-32.21" calcext:value-type="float">
            <text:p>-32.21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6</text:p>
          </table:table-cell>
          <table:table-cell office:value-type="float" office:value="-41.25" calcext:value-type="float">
            <text:p>-41.25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10</text:p>
          </table:table-cell>
          <table:table-cell office:value-type="float" office:value="-8.43" calcext:value-type="float">
            <text:p>-8.43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10</text:p>
          </table:table-cell>
          <table:table-cell office:value-type="float" office:value="-42.21" calcext:value-type="float">
            <text:p>-42.21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6</text:p>
          </table:table-cell>
          <table:table-cell office:value-type="float" office:value="-95.9" calcext:value-type="float">
            <text:p>-95.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ull</text:p>
          </table:table-cell>
          <table:table-cell office:value-type="float" office:value="-18.27" calcext:value-type="float">
            <text:p>-18.27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2</text:p>
          </table:table-cell>
          <table:table-cell office:value-type="float" office:value="-48.56" calcext:value-type="float">
            <text:p>-48.56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5</text:p>
          </table:table-cell>
          <table:table-cell office:value-type="float" office:value="-74.49" calcext:value-type="float">
            <text:p>-74.49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6</text:p>
          </table:table-cell>
          <table:table-cell office:value-type="float" office:value="-56.78" calcext:value-type="float">
            <text:p>-56.78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10</text:p>
          </table:table-cell>
          <table:table-cell office:value-type="float" office:value="-67.94" calcext:value-type="float">
            <text:p>-67.94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4</text:p>
          </table:table-cell>
          <table:table-cell office:value-type="float" office:value="-6.9" calcext:value-type="float">
            <text:p>-6.9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218.3" calcext:value-type="float">
            <text:p>-218.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5</text:p>
          </table:table-cell>
          <table:table-cell office:value-type="float" office:value="-38.96" calcext:value-type="float">
            <text:p>-38.96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6</text:p>
          </table:table-cell>
          <table:table-cell office:value-type="float" office:value="-34.09" calcext:value-type="float">
            <text:p>-34.0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6.4" calcext:value-type="float">
            <text:p>-6.4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6</text:p>
          </table:table-cell>
          <table:table-cell office:value-type="float" office:value="-33.43" calcext:value-type="float">
            <text:p>-33.43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5</text:p>
          </table:table-cell>
          <table:table-cell office:value-type="float" office:value="-47.6" calcext:value-type="float">
            <text:p>-47.6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4</text:p>
          </table:table-cell>
          <table:table-cell office:value-type="float" office:value="-28.93" calcext:value-type="float">
            <text:p>-28.93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5</text:p>
          </table:table-cell>
          <table:table-cell office:value-type="float" office:value="-33.54" calcext:value-type="float">
            <text:p>-33.54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11.26" calcext:value-type="float">
            <text:p>-11.26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96.21" calcext:value-type="float">
            <text:p>-196.2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8</text:p>
          </table:table-cell>
          <table:table-cell office:value-type="float" office:value="-55.05" calcext:value-type="float">
            <text:p>-55.05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2</text:p>
          </table:table-cell>
          <table:table-cell office:value-type="float" office:value="-38.11" calcext:value-type="float">
            <text:p>-38.11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4</text:p>
          </table:table-cell>
          <table:table-cell office:value-type="float" office:value="-80.13" calcext:value-type="float">
            <text:p>-80.13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6</text:p>
          </table:table-cell>
          <table:table-cell office:value-type="float" office:value="-81.85" calcext:value-type="float">
            <text:p>-81.85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5</text:p>
          </table:table-cell>
          <table:table-cell office:value-type="float" office:value="-97.33" calcext:value-type="float">
            <text:p>-97.33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5</text:p>
          </table:table-cell>
          <table:table-cell office:value-type="float" office:value="-76.44" calcext:value-type="float">
            <text:p>-76.44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70.76" calcext:value-type="float">
            <text:p>-70.76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80.9" calcext:value-type="float">
            <text:p>-80.9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4</text:p>
          </table:table-cell>
          <table:table-cell office:value-type="float" office:value="-54.1" calcext:value-type="float">
            <text:p>-54.1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47.99" calcext:value-type="float">
            <text:p>-47.99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4</text:p>
          </table:table-cell>
          <table:table-cell office:value-type="float" office:value="-63.15" calcext:value-type="float">
            <text:p>-63.15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16.68" calcext:value-type="float">
            <text:p>-16.68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10</text:p>
          </table:table-cell>
          <table:table-cell office:value-type="float" office:value="-32.5" calcext:value-type="float">
            <text:p>-32.5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5</text:p>
          </table:table-cell>
          <table:table-cell office:value-type="float" office:value="-43.6" calcext:value-type="float">
            <text:p>-43.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09.74" calcext:value-type="float">
            <text:p>-109.74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4</text:p>
          </table:table-cell>
          <table:table-cell office:value-type="float" office:value="-35.22" calcext:value-type="float">
            <text:p>-35.2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R10</text:p>
          </table:table-cell>
          <table:table-cell office:value-type="float" office:value="-61.58" calcext:value-type="float">
            <text:p>-61.58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10</text:p>
          </table:table-cell>
          <table:table-cell office:value-type="float" office:value="-25.5" calcext:value-type="float">
            <text:p>-25.5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46.14" calcext:value-type="float">
            <text:p>-46.14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63.4" calcext:value-type="float">
            <text:p>-163.4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10</text:p>
          </table:table-cell>
          <table:table-cell office:value-type="float" office:value="-40.04" calcext:value-type="float">
            <text:p>-40.04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10</text:p>
          </table:table-cell>
          <table:table-cell office:value-type="float" office:value="-47.33" calcext:value-type="float">
            <text:p>-47.33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,2-B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Full</text:p>
          </table:table-cell>
          <table:table-cell office:value-type="float" office:value="-168.34" calcext:value-type="float">
            <text:p>-168.34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R10</text:p>
          </table:table-cell>
          <table:table-cell office:value-type="float" office:value="-64.72" calcext:value-type="float">
            <text:p>-64.72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61.35" calcext:value-type="float">
            <text:p>-61.3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7.03" calcext:value-type="float">
            <text:p>-27.03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R4</text:p>
          </table:table-cell>
          <table:table-cell office:value-type="float" office:value="-33.79" calcext:value-type="float">
            <text:p>-33.79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,7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1.59" calcext:value-type="float">
            <text:p>-21.59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82.25" calcext:value-type="float">
            <text:p>-82.25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52.43" calcext:value-type="float">
            <text:p>-152.43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PO3H2</text:p>
          </table:table-cell>
          <table:table-cell office:value-type="string" calcext:value-type="string">
            <text:p>R10</text:p>
          </table:table-cell>
          <table:table-cell office:value-type="float" office:value="-90.17" calcext:value-type="float">
            <text:p>-90.17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Full</text:p>
          </table:table-cell>
          <table:table-cell office:value-type="float" office:value="-8.59" calcext:value-type="float">
            <text:p>-8.5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Full</text:p>
          </table:table-cell>
          <table:table-cell office:value-type="float" office:value="-61.13" calcext:value-type="float">
            <text:p>-61.13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08.27" calcext:value-type="float">
            <text:p>-108.27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4</text:p>
          </table:table-cell>
          <table:table-cell office:value-type="float" office:value="-36.72" calcext:value-type="float">
            <text:p>-36.72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OOCH3</text:p>
          </table:table-cell>
          <table:table-cell office:value-type="string" calcext:value-type="string">
            <text:p>R4</text:p>
          </table:table-cell>
          <table:table-cell office:value-type="float" office:value="-39.85" calcext:value-type="float">
            <text:p>-39.85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Full</text:p>
          </table:table-cell>
          <table:table-cell office:value-type="float" office:value="-152.58" calcext:value-type="float">
            <text:p>-152.5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4</text:p>
          </table:table-cell>
          <table:table-cell office:value-type="float" office:value="-36.05" calcext:value-type="float">
            <text:p>-36.05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4</text:p>
          </table:table-cell>
          <table:table-cell office:value-type="float" office:value="-34.16" calcext:value-type="float">
            <text:p>-34.16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,5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1.56" calcext:value-type="float">
            <text:p>-21.56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96.55" calcext:value-type="float">
            <text:p>-96.55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,4-B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46.79" calcext:value-type="float">
            <text:p>-46.79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R4</text:p>
          </table:table-cell>
          <table:table-cell office:value-type="float" office:value="-43.77" calcext:value-type="float">
            <text:p>-43.77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,6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18.68" calcext:value-type="float">
            <text:p>-18.68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92.83" calcext:value-type="float">
            <text:p>-92.8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82.23" calcext:value-type="float">
            <text:p>-82.23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R4</text:p>
          </table:table-cell>
          <table:table-cell office:value-type="float" office:value="-38.08" calcext:value-type="float">
            <text:p>-38.08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,7-AQ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Full</text:p>
          </table:table-cell>
          <table:table-cell office:value-type="float" office:value="-80.28" calcext:value-type="float">
            <text:p>-80.28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19.3" calcext:value-type="float">
            <text:p>-119.3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,3-AQ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ull</text:p>
          </table:table-cell>
          <table:table-cell office:value-type="float" office:value="-100.91" calcext:value-type="float">
            <text:p>-100.91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,6-A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8.48" calcext:value-type="float">
            <text:p>-28.48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,3-NQ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Full</text:p>
          </table:table-cell>
          <table:table-cell office:value-type="float" office:value="-23.6" calcext:value-type="float">
            <text:p>-23.6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,5-AQ</text:p>
          </table:table-cell>
          <table:table-cell office:value-type="string" calcext:value-type="string">
            <text:p>SO3H</text:p>
          </table:table-cell>
          <table:table-cell office:value-type="string" calcext:value-type="string">
            <text:p>Full</text:p>
          </table:table-cell>
          <table:table-cell office:value-type="float" office:value="-191.41" calcext:value-type="float">
            <text:p>-191.41</text:p>
          </table:table-cell>
          <table:table-cell office:value-type="float" office:value="1.64" calcext:value-type="float">
            <text:p>1.64</text:p>
          </table:table-cell>
          <table:table-cell/>
        </table:table-row>
      </table:table>
      <table:table table:name="table_Suatoni1961-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<text:s/>E1/2 in V</text:p>
          </table:table-cell>
          <table:table-cell office:value-type="string" calcext:value-type="string">
            <text:p><text:s/>deltaE1/2 in V </text:p>
          </table:table-cell>
          <table:table-cell office:value-type="string" calcext:value-type="string">
            <text:p><text:s text:c="2"/>ip in uA</text:p>
          </table:table-cell>
        </table:table-row>
        <table:table-row table:style-name="ro1">
          <table:table-cell office:value-type="string" calcext:value-type="string">
            <text:p>Phenol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p-Cresol*</text:p>
          </table:table-cell>
          <table:table-cell office:value-type="float" office:value="0.543" calcext:value-type="float">
            <text:p>0.543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o-Cresol</text:p>
          </table:table-cell>
          <table:table-cell office:value-type="float" office:value="0.556" calcext:value-type="float">
            <text:p>0.556</text:p>
          </table:table-cell>
          <table:table-cell office:value-type="float" office:value="0.077" calcext:value-type="float">
            <text:p>0.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-Cresol</text:p>
          </table:table-cell>
          <table:table-cell office:value-type="float" office:value="0.607" calcext:value-type="float">
            <text:p>0.607</text:p>
          </table:table-cell>
          <table:table-cell office:value-type="float" office:value="0.026" calcext:value-type="float">
            <text:p>0.026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p-Ethylphenol(b)</text:p>
          </table:table-cell>
          <table:table-cell office:value-type="float" office:value="0.567" calcext:value-type="float">
            <text:p>0.567</text:p>
          </table:table-cell>
          <table:table-cell office:value-type="float" office:value="0.066" calcext:value-type="float">
            <text:p>0.06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o-Ethylphenol </text:p>
          </table:table-cell>
          <table:table-cell office:value-type="float" office:value="0.551" calcext:value-type="float">
            <text:p>0.551</text:p>
          </table:table-cell>
          <table:table-cell office:value-type="float" office:value="0.082" calcext:value-type="float">
            <text:p>0.082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m-Ethykhenol</text:p>
          </table:table-cell>
          <table:table-cell office:value-type="float" office:value="0.616" calcext:value-type="float">
            <text:p>0.616</text:p>
          </table:table-cell>
          <table:table-cell office:value-type="float" office:value="0.017" calcext:value-type="float">
            <text:p>0.01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-Methoxyphenol</text:p>
          </table:table-cell>
          <table:table-cell office:value-type="float" office:value="0.406" calcext:value-type="float">
            <text:p>0.406</text:p>
          </table:table-cell>
          <table:table-cell office:value-type="float" office:value="0.227" calcext:value-type="float">
            <text:p>0.227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o-Methoxyphenol</text:p>
          </table:table-cell>
          <table:table-cell office:value-type="float" office:value="0.456" calcext:value-type="float">
            <text:p>0.456</text:p>
          </table:table-cell>
          <table:table-cell office:value-type="float" office:value="0.177" calcext:value-type="float">
            <text:p>0.17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-hlethoxyphenol</text:p>
          </table:table-cell>
          <table:table-cell office:value-type="float" office:value="0.619" calcext:value-type="float">
            <text:p>0.619</text:p>
          </table:table-cell>
          <table:table-cell office:value-type="float" office:value="0.014" calcext:value-type="float">
            <text:p>0.01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p-Ethoxyphenol</text:p>
          </table:table-cell>
          <table:table-cell office:value-type="float" office:value="0.413" calcext:value-type="float">
            <text:p>0.413</text:p>
          </table:table-cell>
          <table:table-cell office:value-type="float" office:value="0.22" calcext:value-type="float">
            <text:p>0.2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o-Ethoxyphenol</text:p>
          </table:table-cell>
          <table:table-cell office:value-type="float" office:value="0.451" calcext:value-type="float">
            <text:p>0.451</text:p>
          </table:table-cell>
          <table:table-cell office:value-type="float" office:value="0.182" calcext:value-type="float">
            <text:p>0.18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m-Ethoxyphenol</text:p>
          </table:table-cell>
          <table:table-cell office:value-type="float" office:value="0.62" calcext:value-type="float">
            <text:p>0.62</text:p>
          </table:table-cell>
          <table:table-cell office:value-type="float" office:value="0.013" calcext:value-type="float">
            <text:p>0.0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p-Nitrophenol</text:p>
          </table:table-cell>
          <table:table-cell office:value-type="float" office:value="0.924" calcext:value-type="float">
            <text:p>0.924</text:p>
          </table:table-cell>
          <table:table-cell office:value-type="float" office:value="-0.291" calcext:value-type="float">
            <text:p>-0.29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o-Nitrophenol</text:p>
          </table:table-cell>
          <table:table-cell office:value-type="float" office:value="0.846" calcext:value-type="float">
            <text:p>0.846</text:p>
          </table:table-cell>
          <table:table-cell office:value-type="float" office:value="-0.213" calcext:value-type="float">
            <text:p>-0.21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-Nitrophenol</text:p>
          </table:table-cell>
          <table:table-cell office:value-type="float" office:value="0.855" calcext:value-type="float">
            <text:p>0.855</text:p>
          </table:table-cell>
          <table:table-cell office:value-type="float" office:value="-0.222" calcext:value-type="float">
            <text:p>-0.22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p-Hydroxyacetophenone(b)</text:p>
          </table:table-cell>
          <table:table-cell office:value-type="float" office:value="0.791" calcext:value-type="float">
            <text:p>0.791</text:p>
          </table:table-cell>
          <table:table-cell office:value-type="float" office:value="-0.158" calcext:value-type="float">
            <text:p>-0.15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o-Hydroxyacetophenone</text:p>
          </table:table-cell>
          <table:table-cell office:value-type="float" office:value="0.801" calcext:value-type="float">
            <text:p>0.801</text:p>
          </table:table-cell>
          <table:table-cell office:value-type="float" office:value="-0.168" calcext:value-type="float">
            <text:p>-0.16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-Hydroxyacetophenone</text:p>
          </table:table-cell>
          <table:table-cell office:value-type="float" office:value="0.754" calcext:value-type="float">
            <text:p>0.754</text:p>
          </table:table-cell>
          <table:table-cell office:value-type="float" office:value="-0.121" calcext:value-type="float">
            <text:p>-0.12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-Hydroxybenzoic acid</text:p>
          </table:table-cell>
          <table:table-cell office:value-type="float" office:value="0.716" calcext:value-type="float">
            <text:p>0.716</text:p>
          </table:table-cell>
          <table:table-cell office:value-type="float" office:value="-0.083" calcext:value-type="float">
            <text:p>-0.08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Salicylic acid</text:p>
          </table:table-cell>
          <table:table-cell office:value-type="float" office:value="0.845" calcext:value-type="float">
            <text:p>0.845</text:p>
          </table:table-cell>
          <table:table-cell office:value-type="float" office:value="-0.212" calcext:value-type="float">
            <text:p>-0.212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p-Chlorophenol</text:p>
          </table:table-cell>
          <table:table-cell office:value-type="float" office:value="0.653" calcext:value-type="float">
            <text:p>0.653</text:p>
          </table:table-cell>
          <table:table-cell office:value-type="float" office:value="-0.02" calcext:value-type="float">
            <text:p>-0.0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o-Chlorophenol</text:p>
          </table:table-cell>
          <table:table-cell office:value-type="float" office:value="0.625" calcext:value-type="float">
            <text:p>0.625</text:p>
          </table:table-cell>
          <table:table-cell office:value-type="float" office:value="-0.008" calcext:value-type="float">
            <text:p>-0.008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m-ChloroDhenol</text:p>
          </table:table-cell>
          <table:table-cell office:value-type="float" office:value="0.734" calcext:value-type="float">
            <text:p>0.734</text:p>
          </table:table-cell>
          <table:table-cell office:value-type="float" office:value="0.101" calcext:value-type="float">
            <text:p>0.10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p-tert-Butylphenol</text:p>
          </table:table-cell>
          <table:table-cell office:value-type="float" office:value="0.578" calcext:value-type="float">
            <text:p>0.578</text:p>
          </table:table-cell>
          <table:table-cell office:value-type="float" office:value="0.055" calcext:value-type="float">
            <text:p>0.05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-tert-Butylphenol</text:p>
          </table:table-cell>
          <table:table-cell office:value-type="float" office:value="0.552" calcext:value-type="float">
            <text:p>0.552</text:p>
          </table:table-cell>
          <table:table-cell office:value-type="float" office:value="0.081" calcext:value-type="float">
            <text:p>0.081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p-Phenylphenol</text:p>
          </table:table-cell>
          <table:table-cell office:value-type="float" office:value="0.534" calcext:value-type="float">
            <text:p>0.534</text:p>
          </table:table-cell>
          <table:table-cell office:value-type="float" office:value="0.099" calcext:value-type="float">
            <text:p>0.09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o-Phenylphenol</text:p>
          </table:table-cell>
          <table:table-cell office:value-type="float" office:value="0.563" calcext:value-type="float">
            <text:p>0.563</text:p>
          </table:table-cell>
          <table:table-cell office:value-type="float" office:value="0.07" calcext:value-type="float">
            <text:p>0.0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Aniline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p-Toluidine</text:p>
          </table:table-cell>
          <table:table-cell office:value-type="float" office:value="0.537" calcext:value-type="float">
            <text:p>0.537</text:p>
          </table:table-cell>
          <table:table-cell office:value-type="float" office:value="0.088" calcext:value-type="float">
            <text:p>0.08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o-Toluidine</text:p>
          </table:table-cell>
          <table:table-cell office:value-type="float" office:value="0.595" calcext:value-type="float">
            <text:p>0.595</text:p>
          </table:table-cell>
          <table:table-cell office:value-type="float" office:value="0.03" calcext:value-type="float">
            <text:p>0.0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m-Toluidine</text:p>
          </table:table-cell>
          <table:table-cell office:value-type="float" office:value="0.606" calcext:value-type="float">
            <text:p>0.606</text:p>
          </table:table-cell>
          <table:table-cell office:value-type="float" office:value="0.019" calcext:value-type="float">
            <text:p>0.019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-Ethylaniline</text:p>
          </table:table-cell>
          <table:table-cell office:value-type="float" office:value="0.568" calcext:value-type="float">
            <text:p>0.568</text:p>
          </table:table-cell>
          <table:table-cell office:value-type="float" office:value="0.057" calcext:value-type="float">
            <text:p>0.05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o-Ethylaniline3</text:p>
          </table:table-cell>
          <table:table-cell office:value-type="float" office:value="0.602" calcext:value-type="float">
            <text:p>0.602</text:p>
          </table:table-cell>
          <table:table-cell office:value-type="float" office:value="0.023" calcext:value-type="float">
            <text:p>0.02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p-Anisidine</text:p>
          </table:table-cell>
          <table:table-cell office:value-type="float" office:value="0.393" calcext:value-type="float">
            <text:p>0.393</text:p>
          </table:table-cell>
          <table:table-cell office:value-type="float" office:value="0.232" calcext:value-type="float">
            <text:p>0.23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o-Anisidine</text:p>
          </table:table-cell>
          <table:table-cell office:value-type="float" office:value="0.498" calcext:value-type="float">
            <text:p>0.498</text:p>
          </table:table-cell>
          <table:table-cell office:value-type="float" office:value="0.127" calcext:value-type="float">
            <text:p>0.12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m- Anisidine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" calcext:value-type="float">
            <text:p>0.0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-Phenetidine</text:p>
          </table:table-cell>
          <table:table-cell office:value-type="float" office:value="0.388" calcext:value-type="float">
            <text:p>0.388</text:p>
          </table:table-cell>
          <table:table-cell office:value-type="float" office:value="0.237" calcext:value-type="float">
            <text:p>0.23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o-Phenetidine</text:p>
          </table:table-cell>
          <table:table-cell office:value-type="float" office:value="0.499" calcext:value-type="float">
            <text:p>0.499</text:p>
          </table:table-cell>
          <table:table-cell office:value-type="float" office:value="0.126" calcext:value-type="float">
            <text:p>0.12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m-Phenetidine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7" calcext:value-type="float">
            <text:p>0.01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p-Nitroaniline</text:p>
          </table:table-cell>
          <table:table-cell office:value-type="float" office:value="0.935" calcext:value-type="float">
            <text:p>0.935</text:p>
          </table:table-cell>
          <table:table-cell office:value-type="float" office:value="-0.31" calcext:value-type="float">
            <text:p>-0.3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p-Nitroaniline</text:p>
          </table:table-cell>
          <table:table-cell office:value-type="float" office:value="0.989" calcext:value-type="float">
            <text:p>0.989</text:p>
          </table:table-cell>
          <table:table-cell office:value-type="float" office:value="-0.364" calcext:value-type="float">
            <text:p>-0.364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m-Nitroaniline</text:p>
          </table:table-cell>
          <table:table-cell office:value-type="float" office:value="0.854" calcext:value-type="float">
            <text:p>0.854</text:p>
          </table:table-cell>
          <table:table-cell office:value-type="float" office:value="-0.229" calcext:value-type="float">
            <text:p>-0.22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p-Aminoacetophenone</text:p>
          </table:table-cell>
          <table:table-cell office:value-type="float" office:value="0.82" calcext:value-type="float">
            <text:p>0.82</text:p>
          </table:table-cell>
          <table:table-cell office:value-type="float" office:value="-0.195" calcext:value-type="float">
            <text:p>-0.19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o-Aminoacetophenone</text:p>
          </table:table-cell>
          <table:table-cell office:value-type="float" office:value="0.847" calcext:value-type="float">
            <text:p>0.847</text:p>
          </table:table-cell>
          <table:table-cell office:value-type="float" office:value="-0.222" calcext:value-type="float">
            <text:p>-0.22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m-Aminoacetohenone(b)</text:p>
          </table:table-cell>
          <table:table-cell office:value-type="float" office:value="0.758" calcext:value-type="float">
            <text:p>0.758</text:p>
          </table:table-cell>
          <table:table-cell office:value-type="float" office:value="-0.133" calcext:value-type="float">
            <text:p>-0.13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p-Aminobenzoic acid</text:p>
          </table:table-cell>
          <table:table-cell office:value-type="float" office:value="0.714" calcext:value-type="float">
            <text:p>0.714</text:p>
          </table:table-cell>
          <table:table-cell office:value-type="float" office:value="-0.089" calcext:value-type="float">
            <text:p>-0.089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Anthranilic acid</text:p>
          </table:table-cell>
          <table:table-cell office:value-type="float" office:value="0.676" calcext:value-type="float">
            <text:p>0.676</text:p>
          </table:table-cell>
          <table:table-cell office:value-type="float" office:value="-0.051" calcext:value-type="float">
            <text:p>-0.05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m-Aminobenzoic acid</text:p>
          </table:table-cell>
          <table:table-cell office:value-type="float" office:value="0.668" calcext:value-type="float">
            <text:p>0.668</text:p>
          </table:table-cell>
          <table:table-cell office:value-type="float" office:value="-0.043" calcext:value-type="float">
            <text:p>-0.043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p-Chloroaniline</text:p>
          </table:table-cell>
          <table:table-cell office:value-type="float" office:value="0.675" calcext:value-type="float">
            <text:p>0.675</text:p>
          </table:table-cell>
          <table:table-cell office:value-type="float" office:value="-0.05" calcext:value-type="float">
            <text:p>-0.0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o-Chloroaniline</text:p>
          </table:table-cell>
          <table:table-cell office:value-type="float" office:value="0.742" calcext:value-type="float">
            <text:p>0.742</text:p>
          </table:table-cell>
          <table:table-cell office:value-type="float" office:value="-0.122" calcext:value-type="float">
            <text:p>-0.12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-Chloroaniline</text:p>
          </table:table-cell>
          <table:table-cell office:value-type="float" office:value="0.774" calcext:value-type="float">
            <text:p>0.774</text:p>
          </table:table-cell>
          <table:table-cell office:value-type="float" office:value="-0.149" calcext:value-type="float">
            <text:p>-0.149</text:p>
          </table:table-cell>
          <table:table-cell table:style-name="ce22" office:value-type="float" office:value="3" calcext:value-type="float">
            <text:p>3.0</text:p>
          </table:table-cell>
        </table:table-row>
      </table:table>
      <table:table table:name="pavitt2017_table_S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vitt,Bylaska,Tratnye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a Estimated using ChemAxon’s Instant JChem as described in Salter-Blanc et al.,2016.</text:p>
          </table:table-cell>
          <table:table-cell table:number-columns-repeated="9"/>
          <table:table-cell table:style-name="ce25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ubstituted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lectrochemical</text:p>
          </table:table-cell>
          <table:table-cell office:value-type="string" calcext:value-type="string">
            <text:p>measurements.</text:p>
          </table:table-cell>
          <table:table-cell table:number-columns-repeated="2"/>
          <table:table-cell table:style-name="ce25" office:value-type="string" calcext:value-type="string">
            <text:p>Table S1. Rate constants for oxidation of phenols and anilines by MnO 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vName</text:p>
          </table:table-cell>
          <table:table-cell office:value-type="string" calcext:value-type="string">
            <text:p>CAS-R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urity %</text:p>
          </table:table-cell>
          <table:table-cell office:value-type="string" calcext:value-type="string">
            <text:p>pKa1</text:p>
          </table:table-cell>
          <table:table-cell office:value-type="string" calcext:value-type="string">
            <text:p>pKa2(a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8-95-2</text:p>
          </table:table-cell>
          <table:table-cell office:value-type="string" calcext:value-type="string">
            <text:p>Sigma</text:p>
          </table:table-cell>
          <table:table-cell office:value-type="float" office:value="-99" calcext:value-type="float">
            <text:p>-99</text:p>
          </table:table-cell>
          <table:table-cell office:value-type="float" office:value="10.02" calcext:value-type="float">
            <text:p>10.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methylphenol</text:p>
          </table:table-cell>
          <table:table-cell office:value-type="string" calcext:value-type="string">
            <text:p>o-cresol</text:p>
          </table:table-cell>
          <table:table-cell office:value-type="string" calcext:value-type="string">
            <text:p>95-48-7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NA</text:p>
          </table:table-cell>
          <table:table-cell office:value-type="float" office:value="10.37" calcext:value-type="float">
            <text:p>10.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-methylphenol</text:p>
          </table:table-cell>
          <table:table-cell office:value-type="string" calcext:value-type="string">
            <text:p>m-cresol</text:p>
          </table:table-cell>
          <table:table-cell office:value-type="string" calcext:value-type="string">
            <text:p>108-39-4</text:p>
          </table:table-cell>
          <table:table-cell office:value-type="string" calcext:value-type="string">
            <text:p>TCI</text:p>
          </table:table-cell>
          <table:table-cell office:value-type="float" office:value="-98" calcext:value-type="float">
            <text:p>-98</text:p>
          </table:table-cell>
          <table:table-cell office:value-type="float" office:value="10.13" calcext:value-type="float">
            <text:p>10.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methylphenol</text:p>
          </table:table-cell>
          <table:table-cell office:value-type="string" calcext:value-type="string">
            <text:p>p-cresol</text:p>
          </table:table-cell>
          <table:table-cell office:value-type="string" calcext:value-type="string">
            <text:p>106-44-5</text:p>
          </table:table-cell>
          <table:table-cell office:value-type="string" calcext:value-type="string">
            <text:p>Matheson Coleman @ Bell</text:p>
          </table:table-cell>
          <table:table-cell office:value-type="string" calcext:value-type="string">
            <text:p>NA</text:p>
          </table:table-cell>
          <table:table-cell office:value-type="float" office:value="10.36" calcext:value-type="float">
            <text:p>10.3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-ethylphenol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0123-07-08" calcext:value-type="date">
            <text:p>0123-07-09</text:p>
          </table:table-cell>
          <table:table-cell office:value-type="string" calcext:value-type="string">
            <text:p>Avocado</text:p>
          </table:table-cell>
          <table:table-cell office:value-type="float" office:value="-97" calcext:value-type="float">
            <text:p>-97</text:p>
          </table:table-cell>
          <table:table-cell office:value-type="float" office:value="10.32" calcext:value-type="float">
            <text:p>10.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methoxyphenol</text:p>
          </table:table-cell>
          <table:table-cell office:value-type="string" calcext:value-type="string">
            <text:p>o-guaiacol</text:p>
          </table:table-cell>
          <table:table-cell table:style-name="ce24" office:value-type="date" office:date-value="1990-05-01" calcext:value-type="date">
            <text:p>1990-05-01</text:p>
          </table:table-cell>
          <table:table-cell office:value-type="string" calcext:value-type="string">
            <text:p>Alfa Aesar</text:p>
          </table:table-cell>
          <table:table-cell office:value-type="float" office:value="-98" calcext:value-type="float">
            <text:p>-98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-methoxyphenol</text:p>
          </table:table-cell>
          <table:table-cell office:value-type="string" calcext:value-type="string">
            <text:p>m-guaiacol</text:p>
          </table:table-cell>
          <table:table-cell office:value-type="string" calcext:value-type="string">
            <text:p>150-19-6</text:p>
          </table:table-cell>
          <table:table-cell office:value-type="string" calcext:value-type="string">
            <text:p>Acros</text:p>
          </table:table-cell>
          <table:table-cell office:value-type="float" office:value="-97" calcext:value-type="float">
            <text:p>-97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-methoxyphenol</text:p>
          </table:table-cell>
          <table:table-cell office:value-type="string" calcext:value-type="string">
            <text:p>p-guaiacol</text:p>
          </table:table-cell>
          <table:table-cell office:value-type="string" calcext:value-type="string">
            <text:p>150-76-5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9.94" calcext:value-type="float">
            <text:p>9.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-nitr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8-75-5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6.63" calcext:value-type="float">
            <text:p>6.6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-nitr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54-84-7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7.89" calcext:value-type="float">
            <text:p>7.8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-nitrophenol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0100-02-05" calcext:value-type="date">
            <text:p>0100-02-07</text:p>
          </table:table-cell>
          <table:table-cell office:value-type="string" calcext:value-type="string">
            <text:p>Sigma-Aldrich</text:p>
          </table:table-cell>
          <table:table-cell office:value-type="float" office:value="-99" calcext:value-type="float">
            <text:p>-99</text:p>
          </table:table-cell>
          <table:table-cell office:value-type="float" office:value="7.07" calcext:value-type="float">
            <text:p>7.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,4-dinitr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1-28-5</text:p>
          </table:table-cell>
          <table:table-cell office:value-type="string" calcext:value-type="string">
            <text:p>Acros</text:p>
          </table:table-cell>
          <table:table-cell office:value-type="float" office:value="-98" calcext:value-type="float">
            <text:p>-98</text:p>
          </table:table-cell>
          <table:table-cell office:value-type="float" office:value="4.35" calcext:value-type="float">
            <text:p>4.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-methyl-4,6-dinitrophenol</text:p>
          </table:table-cell>
          <table:table-cell office:value-type="string" calcext:value-type="string">
            <text:p>DNOC</text:p>
          </table:table-cell>
          <table:table-cell office:value-type="string" calcext:value-type="string">
            <text:p>534-52-1</text:p>
          </table:table-cell>
          <table:table-cell office:value-type="string" calcext:value-type="string">
            <text:p>Sigma-Aldrich</text:p>
          </table:table-cell>
          <table:table-cell office:value-type="float" office:value="-99.9" calcext:value-type="float">
            <text:p>-99.9</text:p>
          </table:table-cell>
          <table:table-cell office:value-type="float" office:value="4.45" calcext:value-type="float">
            <text:p>4.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-methyl-2,6-dinitrophenol</text:p>
          </table:table-cell>
          <table:table-cell office:value-type="string" calcext:value-type="string">
            <text:p>DNPC</text:p>
          </table:table-cell>
          <table:table-cell office:value-type="string" calcext:value-type="string">
            <text:p>609-93-8</text:p>
          </table:table-cell>
          <table:table-cell office:value-type="string" calcext:value-type="string">
            <text:p>Combi-Blocks</text:p>
          </table:table-cell>
          <table:table-cell office:value-type="float" office:value="-95" calcext:value-type="float">
            <text:p>-95</text:p>
          </table:table-cell>
          <table:table-cell office:value-type="float" office:value="4.57" calcext:value-type="float">
            <text:p>4.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phenyl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0-43-7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9.69" calcext:value-type="float">
            <text:p>9.6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chlor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5-57-8</text:p>
          </table:table-cell>
          <table:table-cell office:value-type="string" calcext:value-type="string">
            <text:p>Acros</text:p>
          </table:table-cell>
          <table:table-cell office:value-type="float" office:value="-98" calcext:value-type="float">
            <text:p>-98</text:p>
          </table:table-cell>
          <table:table-cell office:value-type="float" office:value="7.97" calcext:value-type="float">
            <text:p>7.9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-chlor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8-43-0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8.79" calcext:value-type="float">
            <text:p>8.7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-chlor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6-48-9</text:p>
          </table:table-cell>
          <table:table-cell office:value-type="string" calcext:value-type="string">
            <text:p>Sigma-Aldrich</text:p>
          </table:table-cell>
          <table:table-cell office:value-type="float" office:value="-99" calcext:value-type="float">
            <text:p>-99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-hydroxyphenol</text:p>
          </table:table-cell>
          <table:table-cell office:value-type="string" calcext:value-type="string">
            <text:p>catechol</text:p>
          </table:table-cell>
          <table:table-cell office:value-type="string" calcext:value-type="string">
            <text:p>120-80-9</text:p>
          </table:table-cell>
          <table:table-cell office:value-type="string" calcext:value-type="string">
            <text:p>Aldrich</text:p>
          </table:table-cell>
          <table:table-cell office:value-type="float" office:value="-99.5" calcext:value-type="float">
            <text:p>-99.5</text:p>
          </table:table-cell>
          <table:table-cell office:value-type="float" office:value="9.34" calcext:value-type="float">
            <text:p>9.34</text:p>
          </table:table-cell>
          <table:table-cell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-hydroxyphenol</text:p>
          </table:table-cell>
          <table:table-cell office:value-type="string" calcext:value-type="string">
            <text:p>resorcinol</text:p>
          </table:table-cell>
          <table:table-cell office:value-type="string" calcext:value-type="string">
            <text:p>108-46-3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9.26" calcext:value-type="float">
            <text:p>9.26</text:p>
          </table:table-cell>
          <table:table-cell office:value-type="float" office:value="10.73" calcext:value-type="float">
            <text:p>10.7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-hydroxyphenol</text:p>
          </table:table-cell>
          <table:table-cell office:value-type="string" calcext:value-type="string">
            <text:p>hydroquinone</text:p>
          </table:table-cell>
          <table:table-cell office:value-type="string" calcext:value-type="string">
            <text:p>123-31-9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9.68" calcext:value-type="float">
            <text:p>9.68</text:p>
          </table:table-cell>
          <table:table-cell office:value-type="float" office:value="11.55" calcext:value-type="float">
            <text:p>11.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-cyan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67-00-0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7.81" calcext:value-type="float">
            <text:p>7.8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-hydroxyacetopheno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1-71-1</text:p>
          </table:table-cell>
          <table:table-cell office:value-type="string" calcext:value-type="string">
            <text:p>TCI</text:p>
          </table:table-cell>
          <table:table-cell office:value-type="float" office:value="-98" calcext:value-type="float">
            <text:p>-98</text:p>
          </table:table-cell>
          <table:table-cell office:value-type="float" office:value="8.92" calcext:value-type="float">
            <text:p>8.9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-hydroxyacetopheno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9-93-4</text:p>
          </table:table-cell>
          <table:table-cell office:value-type="string" calcext:value-type="string">
            <text:p>MP Biomedicals</text:p>
          </table:table-cell>
          <table:table-cell office:value-type="float" office:value="-99.8" calcext:value-type="float">
            <text:p>-99.8</text:p>
          </table:table-cell>
          <table:table-cell office:value-type="float" office:value="7.79" calcext:value-type="float">
            <text:p>7.7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-hydroxybenzoic acid</text:p>
          </table:table-cell>
          <table:table-cell office:value-type="string" calcext:value-type="string">
            <text:p>o-salicylic acid</text:p>
          </table:table-cell>
          <table:table-cell office:value-type="string" calcext:value-type="string">
            <text:p>69-72-7</text:p>
          </table:table-cell>
          <table:table-cell office:value-type="string" calcext:value-type="string">
            <text:p>Sigma-Aldrich</text:p>
          </table:table-cell>
          <table:table-cell office:value-type="float" office:value="-99" calcext:value-type="float">
            <text:p>-99</text:p>
          </table:table-cell>
          <table:table-cell office:value-type="float" office:value="13.23" calcext:value-type="float">
            <text:p>13.2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-hydroxybenzoic acid</text:p>
          </table:table-cell>
          <table:table-cell office:value-type="string" calcext:value-type="string">
            <text:p>m-salicylic acid</text:p>
          </table:table-cell>
          <table:table-cell table:style-name="ce24" office:value-type="date" office:date-value="1999-06-09" calcext:value-type="date">
            <text:p>1999-06-09</text:p>
          </table:table-cell>
          <table:table-cell office:value-type="string" calcext:value-type="string">
            <text:p>Sigma-Aldrich</text:p>
          </table:table-cell>
          <table:table-cell office:value-type="float" office:value="-99" calcext:value-type="float">
            <text:p>-99</text:p>
          </table:table-cell>
          <table:table-cell office:value-type="float" office:value="9.55" calcext:value-type="float">
            <text:p>9.5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-hydroxybenzoic acid</text:p>
          </table:table-cell>
          <table:table-cell office:value-type="string" calcext:value-type="string">
            <text:p>p-salicylic acid</text:p>
          </table:table-cell>
          <table:table-cell office:value-type="string" calcext:value-type="string">
            <text:p>99-96-7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9.67" calcext:value-type="float">
            <text:p>9.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clos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380-34-5</text:p>
          </table:table-cell>
          <table:table-cell office:value-type="string" calcext:value-type="string">
            <text:p>Sigma-Aldrich</text:p>
          </table:table-cell>
          <table:table-cell office:value-type="float" office:value="-97" calcext:value-type="float">
            <text:p>-97</text:p>
          </table:table-cell>
          <table:table-cell office:value-type="float" office:value="7.68" calcext:value-type="float">
            <text:p>7.6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pam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1-61-6</text:p>
          </table:table-cell>
          <table:table-cell office:value-type="string" calcext:value-type="string">
            <text:p>Ark Pharm</text:p>
          </table:table-cell>
          <table:table-cell office:value-type="float" office:value="-97" calcext:value-type="float">
            <text:p>-97</text:p>
          </table:table-cell>
          <table:table-cell office:value-type="float" office:value="10.01" calcext:value-type="float">
            <text:p>10.01</text:p>
          </table:table-cell>
          <table:table-cell office:value-type="float" office:value="12.93" calcext:value-type="float">
            <text:p>12.9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sphenol A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1980-05-07" calcext:value-type="date">
            <text:p>1980-05-07</text:p>
          </table:table-cell>
          <table:table-cell office:value-type="string" calcext:value-type="string">
            <text:p>Acros</text:p>
          </table:table-cell>
          <table:table-cell office:value-type="float" office:value="-97" calcext:value-type="float">
            <text:p>-97</text:p>
          </table:table-cell>
          <table:table-cell office:value-type="float" office:value="9.78" calcext:value-type="float">
            <text:p>9.78</text:p>
          </table:table-cell>
          <table:table-cell office:value-type="float" office:value="10.39" calcext:value-type="float">
            <text:p>10.3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-amin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91-27-5</text:p>
          </table:table-cell>
          <table:table-cell office:value-type="string" calcext:value-type="string">
            <text:p>Aldrich</text:p>
          </table:table-cell>
          <table:table-cell office:value-type="float" office:value="-98" calcext:value-type="float">
            <text:p>-98</text:p>
          </table:table-cell>
          <table:table-cell office:value-type="float" office:value="9.82" calcext:value-type="float">
            <text:p>9.8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-amino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3-30-8</text:p>
          </table:table-cell>
          <table:table-cell office:value-type="string" calcext:value-type="string">
            <text:p>Sigma-Aldrich</text:p>
          </table:table-cell>
          <table:table-cell office:value-type="float" office:value="-98" calcext:value-type="float">
            <text:p>-98</text:p>
          </table:table-cell>
          <table:table-cell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,5-dimethyl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5-87-4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10.47" calcext:value-type="float">
            <text:p>10.4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,6-dimethoxyphenol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1991-10-01" calcext:value-type="date">
            <text:p>1991-10-01</text:p>
          </table:table-cell>
          <table:table-cell office:value-type="string" calcext:value-type="string">
            <text:p>Fluka</text:p>
          </table:table-cell>
          <table:table-cell office:value-type="float" office:value="-98" calcext:value-type="float">
            <text:p>-98</text:p>
          </table:table-cell>
          <table:table-cell office:value-type="float" office:value="9.37" calcext:value-type="float">
            <text:p>9.3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-ethyl-2-methoxy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85-89-9</text:p>
          </table:table-cell>
          <table:table-cell office:value-type="string" calcext:value-type="string">
            <text:p>Alfa Aesar</text:p>
          </table:table-cell>
          <table:table-cell office:value-type="float" office:value="-98" calcext:value-type="float">
            <text:p>-98</text:p>
          </table:table-cell>
          <table:table-cell office:value-type="float" office:value="10.3" calcext:value-type="float">
            <text:p>10.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-methoxy-4-formylphenol</text:p>
          </table:table-cell>
          <table:table-cell office:value-type="string" calcext:value-type="string">
            <text:p>vanillin</text:p>
          </table:table-cell>
          <table:table-cell office:value-type="string" calcext:value-type="string">
            <text:p>121-33-5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7.81" calcext:value-type="float">
            <text:p>7.8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,4,6-trimethylphen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27-60-6</text:p>
          </table:table-cell>
          <table:table-cell office:value-type="string" calcext:value-type="string">
            <text:p>Aldrich</text:p>
          </table:table-cell>
          <table:table-cell office:value-type="float" office:value="-99" calcext:value-type="float">
            <text:p>-99</text:p>
          </table:table-cell>
          <table:table-cell office:value-type="float" office:value="11.07" calcext:value-type="float">
            <text:p>11.0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,4,6-trichlorophenol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1988-06-02" calcext:value-type="date">
            <text:p>1988-06-02</text:p>
          </table:table-cell>
          <table:table-cell office:value-type="string" calcext:value-type="string">
            <text:p>Sigma</text:p>
          </table:table-cell>
          <table:table-cell office:value-type="float" office:value="-98" calcext:value-type="float">
            <text:p>-98</text:p>
          </table:table-cell>
          <table:table-cell office:value-type="float" office:value="5.99" calcext:value-type="float">
            <text:p>5.99</text:p>
          </table:table-cell>
          <table:table-cell table:number-columns-repeated="4"/>
        </table:table-row>
      </table:table>
      <table:table table:name="pavitt2017_table_S3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Pavitt, Bylaska, Tratnye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ChemAxon’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JChe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lter-Blan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.</text:p>
          </table:table-cell>
          <table:table-cell office:value-type="float" office:value="2016.4" calcext:value-type="float">
            <text:p>2016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S3.</text:p>
          </table:table-cell>
          <table:table-cell office:value-type="string" calcext:value-type="string">
            <text:p>Substituted</text:p>
          </table:table-cell>
          <table:table-cell office:value-type="string" calcext:value-type="string">
            <text:p>aniline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lectrochemical</text:p>
          </table:table-cell>
          <table:table-cell office:value-type="string" calcext:value-type="string">
            <text:p>measurement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vial Name</text:p>
          </table:table-cell>
          <table:table-cell office:value-type="string" calcext:value-type="string">
            <text:p>CAS-R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urity %</text:p>
          </table:table-cell>
          <table:table-cell office:value-type="string" calcext:value-type="string">
            <text:p>pKa(a)</text:p>
          </table:table-cell>
          <table:table-cell office:value-type="string" calcext:value-type="string">
            <text:p>SMILE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2-53-3</text:p>
          </table:table-cell>
          <table:table-cell office:value-type="string" calcext:value-type="string">
            <text:p>Aldrich</text:p>
          </table:table-cell>
          <table:table-cell office:value-type="float" office:value="-99.5" calcext:value-type="float">
            <text:p>-99.5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Nc1ccccc1</text:p>
          </table:table-cell>
          <table:table-cell/>
          <table:table-cell office:value-type="string" calcext:value-type="string">
            <text:p>NC1=CC=C(NC2=CC=C(N)C=C2)C=C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methylaniline</text:p>
          </table:table-cell>
          <table:table-cell office:value-type="string" calcext:value-type="string">
            <text:p>o-toluidine</text:p>
          </table:table-cell>
          <table:table-cell office:value-type="string" calcext:value-type="string">
            <text:p>95-53-4</text:p>
          </table:table-cell>
          <table:table-cell office:value-type="string" calcext:value-type="string">
            <text:p>Alfa Aesar</text:p>
          </table:table-cell>
          <table:table-cell office:value-type="float" office:value="-99" calcext:value-type="float">
            <text:p>-99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Cc1ccccc1N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-methylaniline</text:p>
          </table:table-cell>
          <table:table-cell office:value-type="string" calcext:value-type="string">
            <text:p>m-toluidine</text:p>
          </table:table-cell>
          <table:table-cell office:value-type="string" calcext:value-type="string">
            <text:p>108-44-1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4.86" calcext:value-type="float">
            <text:p>4.8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methylaniline</text:p>
          </table:table-cell>
          <table:table-cell office:value-type="string" calcext:value-type="string">
            <text:p>p-toluidine</text:p>
          </table:table-cell>
          <table:table-cell office:value-type="string" calcext:value-type="string">
            <text:p>106-49-0</text:p>
          </table:table-cell>
          <table:table-cell office:value-type="string" calcext:value-type="string">
            <text:p>Alfa Aesar</text:p>
          </table:table-cell>
          <table:table-cell office:value-type="float" office:value="-99" calcext:value-type="float">
            <text:p>-99</text:p>
          </table:table-cell>
          <table:table-cell office:value-type="float" office:value="4.99" calcext:value-type="float">
            <text:p>4.9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methoxyaniline</text:p>
          </table:table-cell>
          <table:table-cell office:value-type="string" calcext:value-type="string">
            <text:p>o-anisidine</text:p>
          </table:table-cell>
          <table:table-cell office:value-type="string" calcext:value-type="string">
            <text:p>90-04-0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4.42" calcext:value-type="float">
            <text:p>4.4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-methoxyaniline</text:p>
          </table:table-cell>
          <table:table-cell office:value-type="string" calcext:value-type="string">
            <text:p>m-anisidine</text:p>
          </table:table-cell>
          <table:table-cell office:value-type="string" calcext:value-type="string">
            <text:p>536-90-3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4.01" calcext:value-type="float">
            <text:p>4.0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-methoxyaniline</text:p>
          </table:table-cell>
          <table:table-cell office:value-type="string" calcext:value-type="string">
            <text:p>p-anisidine</text:p>
          </table:table-cell>
          <table:table-cell office:value-type="string" calcext:value-type="string">
            <text:p>104-94-9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5.11" calcext:value-type="float">
            <text:p>5.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-aminobenzoic acid</text:p>
          </table:table-cell>
          <table:table-cell office:value-type="string" calcext:value-type="string">
            <text:p>3-ABA</text:p>
          </table:table-cell>
          <table:table-cell table:style-name="ce24" office:value-type="date" office:date-value="1999-05-08" calcext:value-type="date">
            <text:p>1999-05-08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NA</text:p>
          </table:table-cell>
          <table:table-cell office:value-type="float" office:value="3.27" calcext:value-type="float">
            <text:p>3.2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-aminobenzoic acid</text:p>
          </table:table-cell>
          <table:table-cell office:value-type="string" calcext:value-type="string">
            <text:p>4-ABA</text:p>
          </table:table-cell>
          <table:table-cell office:value-type="string" calcext:value-type="string">
            <text:p>150-13-0</text:p>
          </table:table-cell>
          <table:table-cell office:value-type="string" calcext:value-type="string">
            <text:p>Sigma</text:p>
          </table:table-cell>
          <table:table-cell office:value-type="float" office:value="-99" calcext:value-type="float">
            <text:p>-99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-nit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8-74-4</text:p>
          </table:table-cell>
          <table:table-cell office:value-type="string" calcext:value-type="string">
            <text:p>Alfa Aesar</text:p>
          </table:table-cell>
          <table:table-cell office:value-type="float" office:value="-98" calcext:value-type="float">
            <text:p>-98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-nitroaniline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1999-09-02" calcext:value-type="date">
            <text:p>1999-09-02</text:p>
          </table:table-cell>
          <table:table-cell office:value-type="string" calcext:value-type="string">
            <text:p>Acros</text:p>
          </table:table-cell>
          <table:table-cell office:value-type="float" office:value="-98" calcext:value-type="float">
            <text:p>-98</text:p>
          </table:table-cell>
          <table:table-cell office:value-type="float" office:value="1.72" calcext:value-type="float">
            <text:p>1.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-nitroaniline</text:p>
          </table:table-cell>
          <table:table-cell office:value-type="string" calcext:value-type="string">
            <text:p>NA</text:p>
          </table:table-cell>
          <table:table-cell table:style-name="ce24" office:value-type="date" office:date-value="0100-01-04" calcext:value-type="date">
            <text:p>0100-01-06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1.43" calcext:value-type="float">
            <text:p>1.4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-chlo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5-51-2</text:p>
          </table:table-cell>
          <table:table-cell office:value-type="string" calcext:value-type="string">
            <text:p>Alfa Aesar</text:p>
          </table:table-cell>
          <table:table-cell office:value-type="float" office:value="-98" calcext:value-type="float">
            <text:p>-98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-chlo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8-42-9</text:p>
          </table:table-cell>
          <table:table-cell office:value-type="string" calcext:value-type="string">
            <text:p>Acros</text:p>
          </table:table-cell>
          <table:table-cell office:value-type="float" office:value="-99" calcext:value-type="float">
            <text:p>-99</text:p>
          </table:table-cell>
          <table:table-cell office:value-type="float" office:value="3.47" calcext:value-type="float">
            <text:p>3.4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-chlo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6-47-8</text:p>
          </table:table-cell>
          <table:table-cell office:value-type="string" calcext:value-type="string">
            <text:p>Acros</text:p>
          </table:table-cell>
          <table:table-cell office:value-type="float" office:value="-98" calcext:value-type="float">
            <text:p>-98</text:p>
          </table:table-cell>
          <table:table-cell office:value-type="float" office:value="3.49" calcext:value-type="float">
            <text:p>3.4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methyl-5-nit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9-55-8</text:p>
          </table:table-cell>
          <table:table-cell office:value-type="string" calcext:value-type="string">
            <text:p>Acros</text:p>
          </table:table-cell>
          <table:table-cell office:value-type="float" office:value="-96" calcext:value-type="float">
            <text:p>-96</text:p>
          </table:table-cell>
          <table:table-cell office:value-type="float" office:value="1.73" calcext:value-type="float">
            <text:p>1.7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-methyl-3-nit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9-32-4</text:p>
          </table:table-cell>
          <table:table-cell office:value-type="string" calcext:value-type="string">
            <text:p>Acros</text:p>
          </table:table-cell>
          <table:table-cell office:value-type="float" office:value="-97" calcext:value-type="float">
            <text:p>-97</text:p>
          </table:table-cell>
          <table:table-cell office:value-type="float" office:value="2.43" calcext:value-type="float">
            <text:p>2.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-methoxy-5-nitro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9-59-2</text:p>
          </table:table-cell>
          <table:table-cell office:value-type="string" calcext:value-type="string">
            <text:p>TCI</text:p>
          </table:table-cell>
          <table:table-cell office:value-type="float" office:value="-98" calcext:value-type="float">
            <text:p>-98</text:p>
          </table:table-cell>
          <table:table-cell office:value-type="float" office:value="1.83" calcext:value-type="float">
            <text:p>1.83</text:p>
          </table:table-cell>
          <table:table-cell table:number-columns-repeated="6"/>
        </table:table-row>
      </table:table>
      <table:table table:name="pavitt2017_table_S4" table:style-name="ta1">
        <table:shapes>
          <draw:frame draw:z-index="0" draw:style-name="gr1" draw:text-style-name="P1" svg:width="259.31pt" svg:height="255.15pt" svg:x="365.61pt" svg:y="111.8pt">
            <draw:object draw:notify-on-update-of-ranges="pavitt2017_table_S4.D6:pavitt2017_table_S4.D44 pavitt2017_table_S4.F6:pavitt2017_table_S4.F44 pavitt2017_table_S5.D6:pavitt2017_table_S5.D23 pavitt2017_table_S5.F6:pavitt2017_table_S5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5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vitt, Bylaska, Tratny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ble S4. Recommended values of new electrochemically measured oxidation potentials for substituted phenols. All values in V vs SHE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vitt2017 supp Oxidation Potentials of Phenols and Anilines: Correlation Analysis of Electrochemical and Theoretical Values.pd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atoni</text:p>
          </table:table-cell>
          <table:table-cell table:style-name="ce26" office:value-type="string" calcext:value-type="string" table:number-columns-spanned="2" table:number-rows-spanned="1">
            <text:p>Epa1 by SCV</text:p>
          </table:table-cell>
          <table:covered-table-cell/>
          <table:table-cell table:style-name="ce26" office:value-type="string" calcext:value-type="string" table:number-columns-spanned="2" table:number-rows-spanned="1">
            <text:p>Epa by SWV</text:p>
          </table:table-cell>
          <table:covered-table-cell table:style-name="ce26"/>
          <table:table-cell table:number-columns-repeated="3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1/2a</text:p>
          </table:table-cell>
          <table:table-cell office:value-type="string" calcext:value-type="string">
            <text:p>1st Sca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1st Sca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support electrolyte</text:p>
          </table:table-cell>
          <table:table-cell office:value-type="string" calcext:value-type="string">
            <text:p>Ref-electr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enol</text:p>
          </table:table-cell>
          <table:table-cell office:value-type="float" office:value="0.874" calcext:value-type="float">
            <text:p>0.874</text:p>
          </table:table-cell>
          <table:table-cell office:value-type="float" office:value="1.022" calcext:value-type="float">
            <text:p>1.022</text:p>
          </table:table-cell>
          <table:table-cell office:value-type="float" office:value="1.087" calcext:value-type="float">
            <text:p>1.087</text:p>
          </table:table-cell>
          <table:table-cell office:value-type="float" office:value="0.997" calcext:value-type="float">
            <text:p>0.997</text:p>
          </table:table-cell>
          <table:table-cell office:value-type="float" office:value="0.988" calcext:value-type="float">
            <text:p>0.9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methylphenol</text:p>
          </table:table-cell>
          <table:table-cell office:value-type="float" office:value="0.797" calcext:value-type="float">
            <text:p>0.79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74" calcext:value-type="float">
            <text:p>0.97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3" calcext:value-type="float">
            <text:p>0.8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-methylphenol</text:p>
          </table:table-cell>
          <table:table-cell office:value-type="float" office:value="0.848" calcext:value-type="float">
            <text:p>0.848</text:p>
          </table:table-cell>
          <table:table-cell table:number-columns-repeated="2" office:value-type="float" office:value="0.996" calcext:value-type="float">
            <text:p>0.9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8" calcext:value-type="float">
            <text:p>0.9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methylphenol</text:p>
          </table:table-cell>
          <table:table-cell office:value-type="float" office:value="0.784" calcext:value-type="float">
            <text:p>0.784</text:p>
          </table:table-cell>
          <table:table-cell office:value-type="float" office:value="0.921" calcext:value-type="float">
            <text:p>0.921</text:p>
          </table:table-cell>
          <table:table-cell office:value-type="float" office:value="1.005" calcext:value-type="float">
            <text:p>1.005</text:p>
          </table:table-cell>
          <table:table-cell office:value-type="float" office:value="0.85" calcext:value-type="float">
            <text:p>0.85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-ethylphenol</text:p>
          </table:table-cell>
          <table:table-cell office:value-type="float" office:value="0.808" calcext:value-type="float">
            <text:p>0.808</text:p>
          </table:table-cell>
          <table:table-cell office:value-type="float" office:value="0.924" calcext:value-type="float">
            <text:p>0.924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methoxyphenol</text:p>
          </table:table-cell>
          <table:table-cell office:value-type="float" office:value="0.697" calcext:value-type="float">
            <text:p>0.69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41" calcext:value-type="float">
            <text:p>0.84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94" calcext:value-type="float">
            <text:p>0.79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-methoxyphenol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83" calcext:value-type="float">
            <text:p>0.983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9" calcext:value-type="float">
            <text:p>0.9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-methoxyphenol</text:p>
          </table:table-cell>
          <table:table-cell office:value-type="float" office:value="0.647" calcext:value-type="float">
            <text:p>0.647</text:p>
          </table:table-cell>
          <table:table-cell office:value-type="float" office:value="0.79" calcext:value-type="float">
            <text:p>0.7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-nitrophenol</text:p>
          </table:table-cell>
          <table:table-cell office:value-type="float" office:value="1.087" calcext:value-type="float">
            <text:p>1.087</text:p>
          </table:table-cell>
          <table:table-cell office:value-type="float" office:value="1.222" calcext:value-type="float">
            <text:p>1.222</text:p>
          </table:table-cell>
          <table:table-cell office:value-type="float" office:value="1.252" calcext:value-type="float">
            <text:p>1.252</text:p>
          </table:table-cell>
          <table:table-cell office:value-type="float" office:value="1.141" calcext:value-type="float">
            <text:p>1.141</text:p>
          </table:table-cell>
          <table:table-cell office:value-type="float" office:value="1.171" calcext:value-type="float">
            <text:p>1.1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-nitrophenol</text:p>
          </table:table-cell>
          <table:table-cell office:value-type="float" office:value="1.096" calcext:value-type="float">
            <text:p>1.096</text:p>
          </table:table-cell>
          <table:table-cell office:value-type="float" office:value="1.222" calcext:value-type="float">
            <text:p>1.222</text:p>
          </table:table-cell>
          <table:table-cell office:value-type="float" office:value="1.273" calcext:value-type="float">
            <text:p>1.273</text:p>
          </table:table-cell>
          <table:table-cell office:value-type="float" office:value="1.183" calcext:value-type="float">
            <text:p>1.183</text:p>
          </table:table-cell>
          <table:table-cell office:value-type="float" office:value="1.214" calcext:value-type="float">
            <text:p>1.21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-nitrophenol</text:p>
          </table:table-cell>
          <table:table-cell office:value-type="float" office:value="1.165" calcext:value-type="float">
            <text:p>1.165</text:p>
          </table:table-cell>
          <table:table-cell office:value-type="float" office:value="1.299" calcext:value-type="float">
            <text:p>1.299</text:p>
          </table:table-cell>
          <table:table-cell office:value-type="float" office:value="1.328" calcext:value-type="float">
            <text:p>1.328</text:p>
          </table:table-cell>
          <table:table-cell office:value-type="float" office:value="1.263" calcext:value-type="float">
            <text:p>1.263</text:p>
          </table:table-cell>
          <table:table-cell office:value-type="float" office:value="1.249" calcext:value-type="float">
            <text:p>1.24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,4-dinitrophenol</text:p>
          </table:table-cell>
          <table:table-cell office:value-type="string" calcext:value-type="string">
            <text:p>NA</text:p>
          </table:table-cell>
          <table:table-cell office:value-type="float" office:value="1.492" calcext:value-type="float">
            <text:p>1.492</text:p>
          </table:table-cell>
          <table:table-cell office:value-type="float" office:value="1.496" calcext:value-type="float">
            <text:p>1.496</text:p>
          </table:table-cell>
          <table:table-cell office:value-type="float" office:value="1.479" calcext:value-type="float">
            <text:p>1.479</text:p>
          </table:table-cell>
          <table:table-cell office:value-type="float" office:value="1.493" calcext:value-type="float">
            <text:p>1.4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-methyl-4,6-dinitrophenol</text:p>
          </table:table-cell>
          <table:table-cell office:value-type="string" calcext:value-type="string">
            <text:p>NA</text:p>
          </table:table-cell>
          <table:table-cell office:value-type="float" office:value="1.345" calcext:value-type="float">
            <text:p>1.345</text:p>
          </table:table-cell>
          <table:table-cell office:value-type="float" office:value="1.397" calcext:value-type="float">
            <text:p>1.397</text:p>
          </table:table-cell>
          <table:table-cell office:value-type="float" office:value="1.356" calcext:value-type="float">
            <text:p>1.356</text:p>
          </table:table-cell>
          <table:table-cell office:value-type="float" office:value="1.345" calcext:value-type="float">
            <text:p>1.34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-methyl-2,6-dinitrophenol</text:p>
          </table:table-cell>
          <table:table-cell office:value-type="string" calcext:value-type="string">
            <text:p>NA</text:p>
          </table:table-cell>
          <table:table-cell office:value-type="float" office:value="1.222" calcext:value-type="float">
            <text:p>1.222</text:p>
          </table:table-cell>
          <table:table-cell office:value-type="float" office:value="1.262" calcext:value-type="float">
            <text:p>1.262</text:p>
          </table:table-cell>
          <table:table-cell office:value-type="float" office:value="1.193" calcext:value-type="float">
            <text:p>1.193</text:p>
          </table:table-cell>
          <table:table-cell office:value-type="float" office:value="1.203" calcext:value-type="float">
            <text:p>1.2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phenylphenol</text:p>
          </table:table-cell>
          <table:table-cell office:value-type="float" office:value="0.804" calcext:value-type="float">
            <text:p>0.8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" calcext:value-type="float">
            <text:p>0.85</text:p>
          </table:table-cell>
          <table:table-cell office:value-type="float" office:value="0.914" calcext:value-type="float">
            <text:p>0.9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chlorophenol</text:p>
          </table:table-cell>
          <table:table-cell office:value-type="float" office:value="0.866" calcext:value-type="float">
            <text:p>0.866</text:p>
          </table:table-cell>
          <table:table-cell office:value-type="float" office:value="1.027" calcext:value-type="float">
            <text:p>1.02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63" calcext:value-type="float">
            <text:p>0.963</text:p>
          </table:table-cell>
          <table:table-cell office:value-type="float" office:value="1.046" calcext:value-type="float">
            <text:p>1.0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-chlorophenol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1.091" calcext:value-type="float">
            <text:p>1.091</text:p>
          </table:table-cell>
          <table:table-cell office:value-type="float" office:value="1.054" calcext:value-type="float">
            <text:p>1.054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-chlorophenol</text:p>
          </table:table-cell>
          <table:table-cell office:value-type="float" office:value="0.894" calcext:value-type="float">
            <text:p>0.894</text:p>
          </table:table-cell>
          <table:table-cell office:value-type="float" office:value="1.037" calcext:value-type="float">
            <text:p>1.037</text:p>
          </table:table-cell>
          <table:table-cell office:value-type="float" office:value="1.109" calcext:value-type="float">
            <text:p>1.109</text:p>
          </table:table-cell>
          <table:table-cell table:number-columns-repeated="2" office:value-type="float" office:value="0.979" calcext:value-type="float">
            <text:p>0.97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-hydroxypheno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5" calcext:value-type="float">
            <text:p>0.6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-hydroxypheno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6" calcext:value-type="float">
            <text:p>0.96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-hydroxyphenol</text:p>
          </table:table-cell>
          <table:table-cell office:value-type="string" calcext:value-type="string">
            <text:p>NA</text:p>
          </table:table-cell>
          <table:table-cell office:value-type="float" office:value="0.546" calcext:value-type="float">
            <text:p>0.546</text:p>
          </table:table-cell>
          <table:table-cell office:value-type="float" office:value="0.58" calcext:value-type="float">
            <text:p>0.58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-cyanophenol</text:p>
          </table:table-cell>
          <table:table-cell office:value-type="string" calcext:value-type="string">
            <text:p>NA</text:p>
          </table:table-cell>
          <table:table-cell office:value-type="float" office:value="1.26" calcext:value-type="float">
            <text:p>1.26</text:p>
          </table:table-cell>
          <table:table-cell office:value-type="float" office:value="1.282" calcext:value-type="float">
            <text:p>1.282</text:p>
          </table:table-cell>
          <table:table-cell office:value-type="float" office:value="1.189" calcext:value-type="float">
            <text:p>1.189</text:p>
          </table:table-cell>
          <table:table-cell office:value-type="float" office:value="1.213" calcext:value-type="float">
            <text:p>1.21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-hydroxyacetophenone</text:p>
          </table:table-cell>
          <table:table-cell office:value-type="float" office:value="0.995" calcext:value-type="float">
            <text:p>0.995</text:p>
          </table:table-cell>
          <table:table-cell office:value-type="float" office:value="1.123" calcext:value-type="float">
            <text:p>1.123</text:p>
          </table:table-cell>
          <table:table-cell office:value-type="float" office:value="1.166" calcext:value-type="float">
            <text:p>1.166</text:p>
          </table:table-cell>
          <table:table-cell office:value-type="float" office:value="1.062" calcext:value-type="float">
            <text:p>1.062</text:p>
          </table:table-cell>
          <table:table-cell office:value-type="float" office:value="1.085" calcext:value-type="float">
            <text:p>1.08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-hydroxyacetophenone</text:p>
          </table:table-cell>
          <table:table-cell office:value-type="float" office:value="1.032" calcext:value-type="float">
            <text:p>1.032</text:p>
          </table:table-cell>
          <table:table-cell office:value-type="float" office:value="1.198" calcext:value-type="float">
            <text:p>1.198</text:p>
          </table:table-cell>
          <table:table-cell office:value-type="float" office:value="1.209" calcext:value-type="float">
            <text:p>1.209</text:p>
          </table:table-cell>
          <table:table-cell office:value-type="float" office:value="1.112" calcext:value-type="float">
            <text:p>1.112</text:p>
          </table:table-cell>
          <table:table-cell office:value-type="float" office:value="1.139" calcext:value-type="float">
            <text:p>1.13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-hydroxybenzoic acid</text:p>
          </table:table-cell>
          <table:table-cell office:value-type="float" office:value="1.086" calcext:value-type="float">
            <text:p>1.086</text:p>
          </table:table-cell>
          <table:table-cell office:value-type="float" office:value="1.214" calcext:value-type="float">
            <text:p>1.214</text:p>
          </table:table-cell>
          <table:table-cell office:value-type="float" office:value="1.267" calcext:value-type="float">
            <text:p>1.267</text:p>
          </table:table-cell>
          <table:table-cell office:value-type="float" office:value="1.147" calcext:value-type="float">
            <text:p>1.147</text:p>
          </table:table-cell>
          <table:table-cell office:value-type="float" office:value="1.172" calcext:value-type="float">
            <text:p>1.17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-hydroxybenzoic acid</text:p>
          </table:table-cell>
          <table:table-cell office:value-type="string" calcext:value-type="string">
            <text:p>NA</text:p>
          </table:table-cell>
          <table:table-cell office:value-type="float" office:value="1.083" calcext:value-type="float">
            <text:p>1.083</text:p>
          </table:table-cell>
          <table:table-cell office:value-type="float" office:value="1.109" calcext:value-type="float">
            <text:p>1.109</text:p>
          </table:table-cell>
          <table:table-cell office:value-type="float" office:value="1.004" calcext:value-type="float">
            <text:p>1.004</text:p>
          </table:table-cell>
          <table:table-cell office:value-type="float" office:value="1.029" calcext:value-type="float">
            <text:p>1.0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-hydroxybenzoic acid</text:p>
          </table:table-cell>
          <table:table-cell office:value-type="float" office:value="0.957" calcext:value-type="float">
            <text:p>0.957</text:p>
          </table:table-cell>
          <table:table-cell office:value-type="float" office:value="1.115" calcext:value-type="float">
            <text:p>1.115</text:p>
          </table:table-cell>
          <table:table-cell office:value-type="float" office:value="1.15" calcext:value-type="float">
            <text:p>1.15</text:p>
          </table:table-cell>
          <table:table-cell office:value-type="float" office:value="1.074" calcext:value-type="float">
            <text:p>1.074</text:p>
          </table:table-cell>
          <table:table-cell office:value-type="float" office:value="1.065" calcext:value-type="float">
            <text:p>1.06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closan</text:p>
          </table:table-cell>
          <table:table-cell office:value-type="string" calcext:value-type="string">
            <text:p>NA</text:p>
          </table:table-cell>
          <table:table-cell office:value-type="float" office:value="0.948" calcext:value-type="float">
            <text:p>0.948</text:p>
          </table:table-cell>
          <table:table-cell office:value-type="float" office:value="1.035" calcext:value-type="float">
            <text:p>1.035</text:p>
          </table:table-cell>
          <table:table-cell office:value-type="float" office:value="0.941" calcext:value-type="float">
            <text:p>0.941</text:p>
          </table:table-cell>
          <table:table-cell office:value-type="float" office:value="1.007" calcext:value-type="float">
            <text:p>1.00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pamine</text:p>
          </table:table-cell>
          <table:table-cell office:value-type="string" calcext:value-type="string">
            <text:p>NA</text:p>
          </table:table-cell>
          <table:table-cell office:value-type="float" office:value="0.53" calcext:value-type="float">
            <text:p>0.53</text:p>
          </table:table-cell>
          <table:table-cell office:value-type="float" office:value="0.526" calcext:value-type="float">
            <text:p>0.52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sphenol!A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914" calcext:value-type="float">
            <text:p>0.914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2" calcext:value-type="float">
            <text:p>0.91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-aminopheno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4" calcext:value-type="float">
            <text:p>0.88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-aminophenol</text:p>
          </table:table-cell>
          <table:table-cell office:value-type="string" calcext:value-type="string">
            <text:p>NA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3" calcext:value-type="float">
            <text:p>0.42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,5-dimethylphenol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,6-dimethoxyphenol</text:p>
          </table:table-cell>
          <table:table-cell office:value-type="float" office:value="0.62" calcext:value-type="float">
            <text:p>0.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5" calcext:value-type="float">
            <text:p>0.635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-ethyl-2-methoxyphenol</text:p>
          </table:table-cell>
          <table:table-cell office:value-type="string" calcext:value-type="string">
            <text:p>NA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-methoxy-4-formylphenol</text:p>
          </table:table-cell>
          <table:table-cell office:value-type="string" calcext:value-type="string">
            <text:p>NA</text:p>
          </table:table-cell>
          <table:table-cell office:value-type="float" office:value="0.967" calcext:value-type="float">
            <text:p>0.96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9" calcext:value-type="float">
            <text:p>0.91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,4,6-trimethylphenol</text:p>
          </table:table-cell>
          <table:table-cell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03" calcext:value-type="float">
            <text:p>0.703</text:p>
          </table:table-cell>
          <table:table-cell office:value-type="float" office:value="0.729" calcext:value-type="float">
            <text:p>0.72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,4,6-trichlorophenol</text:p>
          </table:table-cell>
          <table:table-cell office:value-type="string" calcext:value-type="string">
            <text:p>NA</text:p>
          </table:table-cell>
          <table:table-cell office:value-type="float" office:value="0.952" calcext:value-type="float">
            <text:p>0.95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5" calcext:value-type="float">
            <text:p>0.925</text:p>
          </table:table-cell>
          <table:table-cell table:number-columns-repeated="3"/>
        </table:table-row>
      </table:table>
      <table:table table:name="pavitt2017_table_S5" table:style-name="ta1"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number-columns-repeated="4" table:default-cell-style-name="Default"/>
        <table:table-column table:style-name="co33" table:default-cell-style-name="Default"/>
        <table:table-row table:style-name="ro1">
          <table:table-cell table:number-columns-repeated="3"/>
          <table:table-cell office:value-type="string" calcext:value-type="string">
            <text:p>Pavitt, Bylaska, Tratny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vitt2017 supp Oxidation Potentials of Phenols and Anilines: Correlation Analysis of Electrochemical and Theoretical Values.pd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S5. Recommended values of new electrochemically measured oxidation potentials forVsubstituted anilines. All values in V vs SHE.,,,</text:p>
            <text:p> a) Adjusted to SHE from the originally reported values (vs. SCE) by adding 241 mV.,,,</text:p>
            <text:p/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atoni</text:p>
          </table:table-cell>
          <table:table-cell table:style-name="ce26" office:value-type="string" calcext:value-type="string" table:number-columns-spanned="2" table:number-rows-spanned="1">
            <text:p>Epa by SCV</text:p>
          </table:table-cell>
          <table:covered-table-cell/>
          <table:table-cell table:style-name="ce26" office:value-type="string" calcext:value-type="string" table:number-columns-spanned="2" table:number-rows-spanned="1">
            <text:p>Ep1 by SWV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1/2a</text:p>
          </table:table-cell>
          <table:table-cell office:value-type="string" calcext:value-type="string">
            <text:p>1st Sca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1st Scan</text:p>
          </table:table-cell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line</text:p>
          </table:table-cell>
          <table:table-cell office:value-type="float" office:value="0.866" calcext:value-type="float">
            <text:p>0.866</text:p>
          </table:table-cell>
          <table:table-cell office:value-type="float" office:value="1.004" calcext:value-type="float">
            <text:p>1.004</text:p>
          </table:table-cell>
          <table:table-cell office:value-type="float" office:value="1.07" calcext:value-type="float">
            <text:p>1.07</text:p>
          </table:table-cell>
          <table:table-cell office:value-type="float" office:value="0.971" calcext:value-type="float">
            <text:p>0.971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methylaniline</text:p>
          </table:table-cell>
          <table:table-cell office:value-type="float" office:value="0.836" calcext:value-type="float">
            <text:p>0.836</text:p>
          </table:table-cell>
          <table:table-cell office:value-type="float" office:value="0.988" calcext:value-type="float">
            <text:p>0.988</text:p>
          </table:table-cell>
          <table:table-cell office:value-type="float" office:value="1.017" calcext:value-type="float">
            <text:p>1.017</text:p>
          </table:table-cell>
          <table:table-cell office:value-type="float" office:value="0.931" calcext:value-type="float">
            <text:p>0.931</text:p>
          </table:table-cell>
          <table:table-cell office:value-type="float" office:value="0.967" calcext:value-type="float">
            <text:p>0.9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-methylaniline</text:p>
          </table:table-cell>
          <table:table-cell office:value-type="float" office:value="0.847" calcext:value-type="float">
            <text:p>0.84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29" calcext:value-type="float">
            <text:p>1.02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9" calcext:value-type="float">
            <text:p>0.9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methylaniline</text:p>
          </table:table-cell>
          <table:table-cell office:value-type="float" office:value="0.778" calcext:value-type="float">
            <text:p>0.778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5" calcext:value-type="float">
            <text:p>0.8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methoxyaniline</text:p>
          </table:table-cell>
          <table:table-cell office:value-type="float" office:value="0.739" calcext:value-type="float">
            <text:p>0.73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44" calcext:value-type="float">
            <text:p>0.844</text:p>
          </table:table-cell>
          <table:table-cell office:value-type="float" office:value="0.869" calcext:value-type="float">
            <text:p>0.86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-methoxyaniline</text:p>
          </table:table-cell>
          <table:table-cell office:value-type="float" office:value="0.856" calcext:value-type="float">
            <text:p>0.856</text:p>
          </table:table-cell>
          <table:table-cell office:value-type="float" office:value="1.002" calcext:value-type="float">
            <text:p>1.002</text:p>
          </table:table-cell>
          <table:table-cell office:value-type="float" office:value="1.023" calcext:value-type="float">
            <text:p>1.023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8" calcext:value-type="float">
            <text:p>0.9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-methoxyaniline</text:p>
          </table:table-cell>
          <table:table-cell office:value-type="float" office:value="0.634" calcext:value-type="float">
            <text:p>0.63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1" calcext:value-type="float">
            <text:p>0.6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-aminobenzoic acid</text:p>
          </table:table-cell>
          <table:table-cell office:value-type="float" office:value="0.909" calcext:value-type="float">
            <text:p>0.909</text:p>
          </table:table-cell>
          <table:table-cell office:value-type="float" office:value="1.054" calcext:value-type="float">
            <text:p>1.054</text:p>
          </table:table-cell>
          <table:table-cell office:value-type="float" office:value="1.074" calcext:value-type="float">
            <text:p>1.074</text:p>
          </table:table-cell>
          <table:table-cell office:value-type="float" office:value="1.032" calcext:value-type="float">
            <text:p>1.032</text:p>
          </table:table-cell>
          <table:table-cell office:value-type="float" office:value="1.021" calcext:value-type="float">
            <text:p>1.02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-aminobenzoic acid</text:p>
          </table:table-cell>
          <table:table-cell office:value-type="float" office:value="0.955" calcext:value-type="float">
            <text:p>0.955</text:p>
          </table:table-cell>
          <table:table-cell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026" calcext:value-type="float">
            <text:p>1.026</text:p>
          </table:table-cell>
          <table:table-cell office:value-type="float" office:value="1.051" calcext:value-type="float">
            <text:p>1.0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-nitroaniline</text:p>
          </table:table-cell>
          <table:table-cell office:value-type="float" office:value="1.23" calcext:value-type="float">
            <text:p>1.23</text:p>
          </table:table-cell>
          <table:table-cell office:value-type="float" office:value="1.337" calcext:value-type="float">
            <text:p>1.337</text:p>
          </table:table-cell>
          <table:table-cell office:value-type="float" office:value="1.372" calcext:value-type="float">
            <text:p>1.37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22" calcext:value-type="float">
            <text:p>1.3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-nitroaniline</text:p>
          </table:table-cell>
          <table:table-cell office:value-type="float" office:value="1.095" calcext:value-type="float">
            <text:p>1.095</text:p>
          </table:table-cell>
          <table:table-cell office:value-type="float" office:value="1.246" calcext:value-type="float">
            <text:p>1.246</text:p>
          </table:table-cell>
          <table:table-cell office:value-type="float" office:value="1.269" calcext:value-type="float">
            <text:p>1.269</text:p>
          </table:table-cell>
          <table:table-cell office:value-type="float" office:value="1.141" calcext:value-type="float">
            <text:p>1.141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-nitroaniline</text:p>
          </table:table-cell>
          <table:table-cell office:value-type="float" office:value="1.176" calcext:value-type="float">
            <text:p>1.176</text:p>
          </table:table-cell>
          <table:table-cell office:value-type="float" office:value="1.323" calcext:value-type="float">
            <text:p>1.323</text:p>
          </table:table-cell>
          <table:table-cell office:value-type="float" office:value="1.35" calcext:value-type="float">
            <text:p>1.35</text:p>
          </table:table-cell>
          <table:table-cell office:value-type="float" office:value="1.288" calcext:value-type="float">
            <text:p>1.288</text:p>
          </table:table-cell>
          <table:table-cell office:value-type="float" office:value="1.282" calcext:value-type="float">
            <text:p>1.28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-chloroaniline</text:p>
          </table:table-cell>
          <table:table-cell office:value-type="float" office:value="0.983" calcext:value-type="float">
            <text:p>0.983</text:p>
          </table:table-cell>
          <table:table-cell office:value-type="float" office:value="1.125" calcext:value-type="float">
            <text:p>1.125</text:p>
          </table:table-cell>
          <table:table-cell office:value-type="float" office:value="1.204" calcext:value-type="float">
            <text:p>1.204</text:p>
          </table:table-cell>
          <table:table-cell office:value-type="float" office:value="1.082" calcext:value-type="float">
            <text:p>1.082</text:p>
          </table:table-cell>
          <table:table-cell office:value-type="float" office:value="1.105" calcext:value-type="float">
            <text:p>1.1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-chloroaniline</text:p>
          </table:table-cell>
          <table:table-cell office:value-type="float" office:value="1.015" calcext:value-type="float">
            <text:p>1.01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88" calcext:value-type="float">
            <text:p>1.088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-chloroaniline</text:p>
          </table:table-cell>
          <table:table-cell office:value-type="float" office:value="0.916" calcext:value-type="float">
            <text:p>0.916</text:p>
          </table:table-cell>
          <table:table-cell office:value-type="float" office:value="1.029" calcext:value-type="float">
            <text:p>1.029</text:p>
          </table:table-cell>
          <table:table-cell office:value-type="float" office:value="1.058" calcext:value-type="float">
            <text:p>1.05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68" calcext:value-type="float">
            <text:p>0.96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methyl-5-nitroaniline</text:p>
          </table:table-cell>
          <table:table-cell office:value-type="float" office:value="1.062" calcext:value-type="float">
            <text:p>1.062</text:p>
          </table:table-cell>
          <table:table-cell office:value-type="float" office:value="1.197" calcext:value-type="float">
            <text:p>1.197</text:p>
          </table:table-cell>
          <table:table-cell office:value-type="float" office:value="1.217" calcext:value-type="float">
            <text:p>1.217</text:p>
          </table:table-cell>
          <table:table-cell office:value-type="float" office:value="1.131" calcext:value-type="float">
            <text:p>1.131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-methyl-3-nitroaniline</text:p>
          </table:table-cell>
          <table:table-cell/>
          <table:table-cell office:value-type="float" office:value="1.167" calcext:value-type="float">
            <text:p>1.167</text:p>
          </table:table-cell>
          <table:table-cell office:value-type="float" office:value="1.188" calcext:value-type="float">
            <text:p>1.188</text:p>
          </table:table-cell>
          <table:table-cell office:value-type="float" office:value="1.127" calcext:value-type="float">
            <text:p>1.127</text:p>
          </table:table-cell>
          <table:table-cell office:value-type="float" office:value="1.142" calcext:value-type="float">
            <text:p>1.1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-methoxy-5-nitroaniline</text:p>
          </table:table-cell>
          <table:table-cell/>
          <table:table-cell office:value-type="float" office:value="1.094" calcext:value-type="float">
            <text:p>1.094</text:p>
          </table:table-cell>
          <table:table-cell office:value-type="float" office:value="1.103" calcext:value-type="float">
            <text:p>1.103</text:p>
          </table:table-cell>
          <table:table-cell office:value-type="float" office:value="1.058" calcext:value-type="float">
            <text:p>1.058</text:p>
          </table:table-cell>
          <table:table-cell office:value-type="float" office:value="1.07" calcext:value-type="float">
            <text:p>1.07</text:p>
          </table:table-cell>
          <table:table-cell table:number-columns-repeated="2"/>
        </table:table-row>
      </table:table>
      <table:table table:name="pavitt2017_table_S6" table:style-name="ta1"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number-columns-repeated="2" table:default-cell-style-name="Default"/>
        <table:table-column table:style-name="co40" table:number-columns-repeated="3" table:default-cell-style-name="Default"/>
        <table:table-row table:style-name="ro1">
          <table:table-cell office:value-type="string" calcext:value-type="string">
            <text:p>Pavitt, Bylaska, Tratny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S6. Calculated potentials (E1) for the one-electron oxidation of phenols. All data in Volts vs. SHE. The corresponding values corrected by calibration (E1c) are given in Tables S9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IUPAC or common name: 52, 4-hydroxybenzenesulfonate; 53, 2-amino-4’hydroxypropiophenon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LYP</text:p>
          </table:table-cell>
          <table:table-cell office:value-type="string" calcext:value-type="string">
            <text:p>M026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enol</text:p>
          </table:table-cell>
          <table:table-cell office:value-type="float" office:value="1.5664" calcext:value-type="float">
            <text:p>1.5664</text:p>
          </table:table-cell>
          <table:table-cell office:value-type="float" office:value="1.7382" calcext:value-type="float">
            <text:p>1.7382</text:p>
          </table:table-cell>
          <table:table-cell office:value-type="float" office:value="1.7623" calcext:value-type="float">
            <text:p>1.7623</text:p>
          </table:table-cell>
          <table:table-cell office:value-type="float" office:value="1.9004" calcext:value-type="float">
            <text:p>1.90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methylphenol</text:p>
          </table:table-cell>
          <table:table-cell office:value-type="float" office:value="1.469" calcext:value-type="float">
            <text:p>1.469</text:p>
          </table:table-cell>
          <table:table-cell office:value-type="float" office:value="1.6026" calcext:value-type="float">
            <text:p>1.6026</text:p>
          </table:table-cell>
          <table:table-cell office:value-type="float" office:value="1.6768" calcext:value-type="float">
            <text:p>1.6768</text:p>
          </table:table-cell>
          <table:table-cell office:value-type="float" office:value="1.9621" calcext:value-type="float">
            <text:p>1.96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-methylphenol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8477" calcext:value-type="float">
            <text:p>1.8477</text:p>
          </table:table-cell>
          <table:table-cell office:value-type="float" office:value="1.7058" calcext:value-type="float">
            <text:p>1.7058</text:p>
          </table:table-cell>
          <table:table-cell office:value-type="float" office:value="1.9029" calcext:value-type="float">
            <text:p>1.90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methylphenol</text:p>
          </table:table-cell>
          <table:table-cell office:value-type="float" office:value="1.334" calcext:value-type="float">
            <text:p>1.334</text:p>
          </table:table-cell>
          <table:table-cell office:value-type="float" office:value="1.6386" calcext:value-type="float">
            <text:p>1.6386</text:p>
          </table:table-cell>
          <table:table-cell office:value-type="float" office:value="1.5477" calcext:value-type="float">
            <text:p>1.5477</text:p>
          </table:table-cell>
          <table:table-cell office:value-type="float" office:value="1.6695" calcext:value-type="float">
            <text:p>1.66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,4-dimethylphenol</text:p>
          </table:table-cell>
          <table:table-cell office:value-type="float" office:value="1.2309" calcext:value-type="float">
            <text:p>1.2309</text:p>
          </table:table-cell>
          <table:table-cell office:value-type="float" office:value="1.359" calcext:value-type="float">
            <text:p>1.359</text:p>
          </table:table-cell>
          <table:table-cell office:value-type="float" office:value="1.4122" calcext:value-type="float">
            <text:p>1.4122</text:p>
          </table:table-cell>
          <table:table-cell office:value-type="float" office:value="1.5606" calcext:value-type="float">
            <text:p>1.56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,5-dimethylphenol</text:p>
          </table:table-cell>
          <table:table-cell office:value-type="float" office:value="1.3419" calcext:value-type="float">
            <text:p>1.3419</text:p>
          </table:table-cell>
          <table:table-cell office:value-type="float" office:value="1.4638" calcext:value-type="float">
            <text:p>1.4638</text:p>
          </table:table-cell>
          <table:table-cell office:value-type="float" office:value="1.5271" calcext:value-type="float">
            <text:p>1.5271</text:p>
          </table:table-cell>
          <table:table-cell office:value-type="float" office:value="1.6459" calcext:value-type="float">
            <text:p>1.64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,4,6-trimethylphenol</text:p>
          </table:table-cell>
          <table:table-cell office:value-type="float" office:value="1.1395" calcext:value-type="float">
            <text:p>1.1395</text:p>
          </table:table-cell>
          <table:table-cell office:value-type="float" office:value="1.1305" calcext:value-type="float">
            <text:p>1.1305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35" calcext:value-type="float">
            <text:p>1.63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ethylphenol</text:p>
          </table:table-cell>
          <table:table-cell office:value-type="float" office:value="1.4533" calcext:value-type="float">
            <text:p>1.4533</text:p>
          </table:table-cell>
          <table:table-cell office:value-type="float" office:value="1.4654" calcext:value-type="float">
            <text:p>1.4654</text:p>
          </table:table-cell>
          <table:table-cell office:value-type="float" office:value="1.6668" calcext:value-type="float">
            <text:p>1.6668</text:p>
          </table:table-cell>
          <table:table-cell office:value-type="float" office:value="1.7985" calcext:value-type="float">
            <text:p>1.79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-ethylphenol</text:p>
          </table:table-cell>
          <table:table-cell office:value-type="float" office:value="1.4696" calcext:value-type="float">
            <text:p>1.4696</text:p>
          </table:table-cell>
          <table:table-cell office:value-type="float" office:value="1.4907" calcext:value-type="float">
            <text:p>1.4907</text:p>
          </table:table-cell>
          <table:table-cell office:value-type="float" office:value="1.7088" calcext:value-type="float">
            <text:p>1.7088</text:p>
          </table:table-cell>
          <table:table-cell office:value-type="float" office:value="2.0151" calcext:value-type="float">
            <text:p>2.01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-ethylphenol</text:p>
          </table:table-cell>
          <table:table-cell office:value-type="float" office:value="1.3706" calcext:value-type="float">
            <text:p>1.3706</text:p>
          </table:table-cell>
          <table:table-cell office:value-type="float" office:value="1.4725" calcext:value-type="float">
            <text:p>1.4725</text:p>
          </table:table-cell>
          <table:table-cell office:value-type="float" office:value="1.5898" calcext:value-type="float">
            <text:p>1.5898</text:p>
          </table:table-cell>
          <table:table-cell office:value-type="float" office:value="1.7145" calcext:value-type="float">
            <text:p>1.714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-t-butylphenol</text:p>
          </table:table-cell>
          <table:table-cell office:value-type="float" office:value="1.4332" calcext:value-type="float">
            <text:p>1.4332</text:p>
          </table:table-cell>
          <table:table-cell office:value-type="float" office:value="1.5678" calcext:value-type="float">
            <text:p>1.5678</text:p>
          </table:table-cell>
          <table:table-cell office:value-type="float" office:value="1.7157" calcext:value-type="float">
            <text:p>1.7157</text:p>
          </table:table-cell>
          <table:table-cell office:value-type="float" office:value="1.7645" calcext:value-type="float">
            <text:p>1.764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-t-butylphenol</text:p>
          </table:table-cell>
          <table:table-cell office:value-type="float" office:value="1.4285" calcext:value-type="float">
            <text:p>1.4285</text:p>
          </table:table-cell>
          <table:table-cell office:value-type="float" office:value="1.4434" calcext:value-type="float">
            <text:p>1.4434</text:p>
          </table:table-cell>
          <table:table-cell office:value-type="float" office:value="1.6637" calcext:value-type="float">
            <text:p>1.6637</text:p>
          </table:table-cell>
          <table:table-cell office:value-type="float" office:value="1.969" calcext:value-type="float">
            <text:p>1.96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-t-butylphenol</text:p>
          </table:table-cell>
          <table:table-cell office:value-type="float" office:value="1.3438" calcext:value-type="float">
            <text:p>1.3438</text:p>
          </table:table-cell>
          <table:table-cell office:value-type="float" office:value="1.5009" calcext:value-type="float">
            <text:p>1.5009</text:p>
          </table:table-cell>
          <table:table-cell office:value-type="float" office:value="1.6327" calcext:value-type="float">
            <text:p>1.6327</text:p>
          </table:table-cell>
          <table:table-cell office:value-type="float" office:value="1.8703" calcext:value-type="float">
            <text:p>1.870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-methoxyphenol</text:p>
          </table:table-cell>
          <table:table-cell office:value-type="float" office:value="1.257" calcext:value-type="float">
            <text:p>1.257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4984" calcext:value-type="float">
            <text:p>1.4984</text:p>
          </table:table-cell>
          <table:table-cell office:value-type="float" office:value="1.6445" calcext:value-type="float">
            <text:p>1.64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-methoxyphenol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2365" calcext:value-type="float">
            <text:p>1.2365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7664" calcext:value-type="float">
            <text:p>1.76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-methoxyphenol</text:p>
          </table:table-cell>
          <table:table-cell office:value-type="float" office:value="1.0197" calcext:value-type="float">
            <text:p>1.0197</text:p>
          </table:table-cell>
          <table:table-cell office:value-type="float" office:value="1.176" calcext:value-type="float">
            <text:p>1.176</text:p>
          </table:table-cell>
          <table:table-cell office:value-type="float" office:value="1.2455" calcext:value-type="float">
            <text:p>1.2455</text:p>
          </table:table-cell>
          <table:table-cell office:value-type="float" office:value="1.3756" calcext:value-type="float">
            <text:p>1.375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,6-dimethoxyphenol</text:p>
          </table:table-cell>
          <table:table-cell office:value-type="float" office:value="1.251" calcext:value-type="float">
            <text:p>1.251</text:p>
          </table:table-cell>
          <table:table-cell office:value-type="float" office:value="1.6515" calcext:value-type="float">
            <text:p>1.6515</text:p>
          </table:table-cell>
          <table:table-cell office:value-type="float" office:value="1.5693" calcext:value-type="float">
            <text:p>1.5693</text:p>
          </table:table-cell>
          <table:table-cell office:value-type="float" office:value="1.7056" calcext:value-type="float">
            <text:p>1.70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-methoxy-4-ethylphenol</text:p>
          </table:table-cell>
          <table:table-cell office:value-type="float" office:value="1.0576" calcext:value-type="float">
            <text:p>1.0576</text:p>
          </table:table-cell>
          <table:table-cell office:value-type="float" office:value="1.1983" calcext:value-type="float">
            <text:p>1.1983</text:p>
          </table:table-cell>
          <table:table-cell office:value-type="float" office:value="1.2653" calcext:value-type="float">
            <text:p>1.2653</text:p>
          </table:table-cell>
          <table:table-cell office:value-type="float" office:value="1.6607" calcext:value-type="float">
            <text:p>1.660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-methoxy-4-formylphenol</text:p>
          </table:table-cell>
          <table:table-cell office:value-type="float" office:value="1.3775" calcext:value-type="float">
            <text:p>1.3775</text:p>
          </table:table-cell>
          <table:table-cell office:value-type="float" office:value="1.5171" calcext:value-type="float">
            <text:p>1.5171</text:p>
          </table:table-cell>
          <table:table-cell office:value-type="float" office:value="1.6381" calcext:value-type="float">
            <text:p>1.6381</text:p>
          </table:table-cell>
          <table:table-cell office:value-type="float" office:value="1.4337" calcext:value-type="float">
            <text:p>1.43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-ethoxyphenol</text:p>
          </table:table-cell>
          <table:table-cell office:value-type="float" office:value="1.2621" calcext:value-type="float">
            <text:p>1.2621</text:p>
          </table:table-cell>
          <table:table-cell office:value-type="float" office:value="1.4159" calcext:value-type="float">
            <text:p>1.4159</text:p>
          </table:table-cell>
          <table:table-cell office:value-type="float" office:value="1.4971" calcext:value-type="float">
            <text:p>1.4971</text:p>
          </table:table-cell>
          <table:table-cell office:value-type="float" office:value="1.8255" calcext:value-type="float">
            <text:p>1.825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-ethoxyphenol</text:p>
          </table:table-cell>
          <table:table-cell office:value-type="float" office:value="1.2865" calcext:value-type="float">
            <text:p>1.2865</text:p>
          </table:table-cell>
          <table:table-cell office:value-type="float" office:value="1.4346" calcext:value-type="float">
            <text:p>1.4346</text:p>
          </table:table-cell>
          <table:table-cell office:value-type="float" office:value="1.5086" calcext:value-type="float">
            <text:p>1.5086</text:p>
          </table:table-cell>
          <table:table-cell office:value-type="float" office:value="1.9633" calcext:value-type="float">
            <text:p>1.96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-ethoxyphenol</text:p>
          </table:table-cell>
          <table:table-cell office:value-type="float" office:value="1.0132" calcext:value-type="float">
            <text:p>1.0132</text:p>
          </table:table-cell>
          <table:table-cell office:value-type="float" office:value="1.1668" calcext:value-type="float">
            <text:p>1.1668</text:p>
          </table:table-cell>
          <table:table-cell office:value-type="float" office:value="1.2438" calcext:value-type="float">
            <text:p>1.2438</text:p>
          </table:table-cell>
          <table:table-cell office:value-type="float" office:value="1.3621" calcext:value-type="float">
            <text:p>1.362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-nitrophenol</text:p>
          </table:table-cell>
          <table:table-cell office:value-type="float" office:value="2.0103" calcext:value-type="float">
            <text:p>2.0103</text:p>
          </table:table-cell>
          <table:table-cell office:value-type="float" office:value="2.6041" calcext:value-type="float">
            <text:p>2.6041</text:p>
          </table:table-cell>
          <table:table-cell office:value-type="float" office:value="2.2212" calcext:value-type="float">
            <text:p>2.2212</text:p>
          </table:table-cell>
          <table:table-cell office:value-type="float" office:value="2.4025" calcext:value-type="float">
            <text:p>2.40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-nitrophenol</text:p>
          </table:table-cell>
          <table:table-cell office:value-type="float" office:value="1.9082" calcext:value-type="float">
            <text:p>1.9082</text:p>
          </table:table-cell>
          <table:table-cell office:value-type="float" office:value="2.5475" calcext:value-type="float">
            <text:p>2.5475</text:p>
          </table:table-cell>
          <table:table-cell office:value-type="float" office:value="2.1526" calcext:value-type="float">
            <text:p>2.1526</text:p>
          </table:table-cell>
          <table:table-cell office:value-type="float" office:value="2.3624" calcext:value-type="float">
            <text:p>2.36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-nitrophenol</text:p>
          </table:table-cell>
          <table:table-cell office:value-type="float" office:value="2.1704" calcext:value-type="float">
            <text:p>2.1704</text:p>
          </table:table-cell>
          <table:table-cell office:value-type="float" office:value="2.3792" calcext:value-type="float">
            <text:p>2.3792</text:p>
          </table:table-cell>
          <table:table-cell office:value-type="float" office:value="2.3239" calcext:value-type="float">
            <text:p>2.3239</text:p>
          </table:table-cell>
          <table:table-cell office:value-type="float" office:value="2.5027" calcext:value-type="float">
            <text:p>2.502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,4-dinitrophenol</text:p>
          </table:table-cell>
          <table:table-cell office:value-type="float" office:value="2.5103" calcext:value-type="float">
            <text:p>2.5103</text:p>
          </table:table-cell>
          <table:table-cell office:value-type="float" office:value="2.1743" calcext:value-type="float">
            <text:p>2.1743</text:p>
          </table:table-cell>
          <table:table-cell office:value-type="float" office:value="2.7433" calcext:value-type="float">
            <text:p>2.7433</text:p>
          </table:table-cell>
          <table:table-cell office:value-type="float" office:value="3.5361" calcext:value-type="float">
            <text:p>3.536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-methyl-4,6-dinitrophenol</text:p>
          </table:table-cell>
          <table:table-cell office:value-type="float" office:value="2.2734" calcext:value-type="float">
            <text:p>2.2734</text:p>
          </table:table-cell>
          <table:table-cell office:value-type="float" office:value="2.3786" calcext:value-type="float">
            <text:p>2.3786</text:p>
          </table:table-cell>
          <table:table-cell office:value-type="float" office:value="2.5381" calcext:value-type="float">
            <text:p>2.5381</text:p>
          </table:table-cell>
          <table:table-cell office:value-type="float" office:value="2.6395" calcext:value-type="float">
            <text:p>2.63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-methyl-2,6-dinitrophenol</text:p>
          </table:table-cell>
          <table:table-cell office:value-type="float" office:value="2.2468" calcext:value-type="float">
            <text:p>2.2468</text:p>
          </table:table-cell>
          <table:table-cell office:value-type="float" office:value="2.3852" calcext:value-type="float">
            <text:p>2.3852</text:p>
          </table:table-cell>
          <table:table-cell office:value-type="float" office:value="2.337" calcext:value-type="float">
            <text:p>2.337</text:p>
          </table:table-cell>
          <table:table-cell office:value-type="float" office:value="2.481" calcext:value-type="float">
            <text:p>2.48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-phenylphenol</text:p>
          </table:table-cell>
          <table:table-cell office:value-type="float" office:value="1.4069" calcext:value-type="float">
            <text:p>1.4069</text:p>
          </table:table-cell>
          <table:table-cell office:value-type="float" office:value="1.7238" calcext:value-type="float">
            <text:p>1.7238</text:p>
          </table:table-cell>
          <table:table-cell office:value-type="float" office:value="1.7343" calcext:value-type="float">
            <text:p>1.7343</text:p>
          </table:table-cell>
          <table:table-cell office:value-type="float" office:value="2.0495" calcext:value-type="float">
            <text:p>2.04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-phenylphenol</text:p>
          </table:table-cell>
          <table:table-cell office:value-type="float" office:value="1.4964" calcext:value-type="float">
            <text:p>1.4964</text:p>
          </table:table-cell>
          <table:table-cell office:value-type="float" office:value="1.433" calcext:value-type="float">
            <text:p>1.433</text:p>
          </table:table-cell>
          <table:table-cell office:value-type="float" office:value="1.8019" calcext:value-type="float">
            <text:p>1.8019</text:p>
          </table:table-cell>
          <table:table-cell office:value-type="float" office:value="2.1329" calcext:value-type="float">
            <text:p>2.13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-phenylphenol</text:p>
          </table:table-cell>
          <table:table-cell office:value-type="float" office:value="1.2003" calcext:value-type="float">
            <text:p>1.2003</text:p>
          </table:table-cell>
          <table:table-cell office:value-type="float" office:value="1.3526" calcext:value-type="float">
            <text:p>1.3526</text:p>
          </table:table-cell>
          <table:table-cell office:value-type="float" office:value="1.6044" calcext:value-type="float">
            <text:p>1.6044</text:p>
          </table:table-cell>
          <table:table-cell office:value-type="float" office:value="1.6618" calcext:value-type="float">
            <text:p>1.66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-chlorophenol</text:p>
          </table:table-cell>
          <table:table-cell office:value-type="float" office:value="1.6829" calcext:value-type="float">
            <text:p>1.6829</text:p>
          </table:table-cell>
          <table:table-cell office:value-type="float" office:value="1.8981" calcext:value-type="float">
            <text:p>1.8981</text:p>
          </table:table-cell>
          <table:table-cell office:value-type="float" office:value="1.8768" calcext:value-type="float">
            <text:p>1.8768</text:p>
          </table:table-cell>
          <table:table-cell office:value-type="float" office:value="1.9621" calcext:value-type="float">
            <text:p>1.962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-chlorophenol</text:p>
          </table:table-cell>
          <table:table-cell office:value-type="float" office:value="1.6487" calcext:value-type="float">
            <text:p>1.6487</text:p>
          </table:table-cell>
          <table:table-cell office:value-type="float" office:value="2.0187" calcext:value-type="float">
            <text:p>2.0187</text:p>
          </table:table-cell>
          <table:table-cell office:value-type="float" office:value="1.9067" calcext:value-type="float">
            <text:p>1.9067</text:p>
          </table:table-cell>
          <table:table-cell office:value-type="float" office:value="2.2325" calcext:value-type="float">
            <text:p>2.23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-chlorophenol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5859" calcext:value-type="float">
            <text:p>1.5859</text:p>
          </table:table-cell>
          <table:table-cell office:value-type="float" office:value="1.7491" calcext:value-type="float">
            <text:p>1.7491</text:p>
          </table:table-cell>
          <table:table-cell office:value-type="float" office:value="1.7759" calcext:value-type="float">
            <text:p>1.77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,4-dichlorophenol</text:p>
          </table:table-cell>
          <table:table-cell office:value-type="float" office:value="1.6297" calcext:value-type="float">
            <text:p>1.6297</text:p>
          </table:table-cell>
          <table:table-cell office:value-type="float" office:value="1.8565" calcext:value-type="float">
            <text:p>1.8565</text:p>
          </table:table-cell>
          <table:table-cell office:value-type="float" office:value="1.8649" calcext:value-type="float">
            <text:p>1.8649</text:p>
          </table:table-cell>
          <table:table-cell office:value-type="float" office:value="2.084" calcext:value-type="float">
            <text:p>2.08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,4,6-trichlorophenol</text:p>
          </table:table-cell>
          <table:table-cell office:value-type="float" office:value="1.7459" calcext:value-type="float">
            <text:p>1.7459</text:p>
          </table:table-cell>
          <table:table-cell office:value-type="float" office:value="1.9267" calcext:value-type="float">
            <text:p>1.9267</text:p>
          </table:table-cell>
          <table:table-cell office:value-type="float" office:value="1.9616" calcext:value-type="float">
            <text:p>1.9616</text:p>
          </table:table-cell>
          <table:table-cell office:value-type="float" office:value="2.1419" calcext:value-type="float">
            <text:p>2.14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ntachlorophenol (PCP)</text:p>
          </table:table-cell>
          <table:table-cell office:value-type="float" office:value="1.8762" calcext:value-type="float">
            <text:p>1.8762</text:p>
          </table:table-cell>
          <table:table-cell office:value-type="float" office:value="2.1674" calcext:value-type="float">
            <text:p>2.1674</text:p>
          </table:table-cell>
          <table:table-cell office:value-type="float" office:value="2.1516" calcext:value-type="float">
            <text:p>2.1516</text:p>
          </table:table-cell>
          <table:table-cell office:value-type="float" office:value="2.4407" calcext:value-type="float">
            <text:p>2.440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-hydroxyphenol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4419" calcext:value-type="float">
            <text:p>1.4419</text:p>
          </table:table-cell>
          <table:table-cell office:value-type="float" office:value="1.4219" calcext:value-type="float">
            <text:p>1.4219</text:p>
          </table:table-cell>
          <table:table-cell office:value-type="float" office:value="1.6006" calcext:value-type="float">
            <text:p>1.600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-hydroxyphenol</text:p>
          </table:table-cell>
          <table:table-cell office:value-type="float" office:value="1.3877" calcext:value-type="float">
            <text:p>1.3877</text:p>
          </table:table-cell>
          <table:table-cell office:value-type="float" office:value="1.5898" calcext:value-type="float">
            <text:p>1.5898</text:p>
          </table:table-cell>
          <table:table-cell office:value-type="float" office:value="1.6386" calcext:value-type="float">
            <text:p>1.6386</text:p>
          </table:table-cell>
          <table:table-cell office:value-type="float" office:value="1.8304" calcext:value-type="float">
            <text:p>1.83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-hydroxyphenol</text:p>
          </table:table-cell>
          <table:table-cell office:value-type="float" office:value="1.065" calcext:value-type="float">
            <text:p>1.065</text:p>
          </table:table-cell>
          <table:table-cell office:value-type="float" office:value="1.2548" calcext:value-type="float">
            <text:p>1.2548</text:p>
          </table:table-cell>
          <table:table-cell office:value-type="float" office:value="1.2278" calcext:value-type="float">
            <text:p>1.2278</text:p>
          </table:table-cell>
          <table:table-cell office:value-type="float" office:value="1.4097" calcext:value-type="float">
            <text:p>1.409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-cyanophenol</text:p>
          </table:table-cell>
          <table:table-cell office:value-type="float" office:value="1.8109" calcext:value-type="float">
            <text:p>1.8109</text:p>
          </table:table-cell>
          <table:table-cell office:value-type="float" office:value="2.0866" calcext:value-type="float">
            <text:p>2.0866</text:p>
          </table:table-cell>
          <table:table-cell office:value-type="float" office:value="2.0221" calcext:value-type="float">
            <text:p>2.0221</text:p>
          </table:table-cell>
          <table:table-cell office:value-type="float" office:value="2.282" calcext:value-type="float">
            <text:p>2.28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-cyanophenol</text:p>
          </table:table-cell>
          <table:table-cell office:value-type="float" office:value="1.7759" calcext:value-type="float">
            <text:p>1.7759</text:p>
          </table:table-cell>
          <table:table-cell office:value-type="float" office:value="2.05" calcext:value-type="float">
            <text:p>2.05</text:p>
          </table:table-cell>
          <table:table-cell office:value-type="float" office:value="2.0075" calcext:value-type="float">
            <text:p>2.0075</text:p>
          </table:table-cell>
          <table:table-cell office:value-type="float" office:value="2.2788" calcext:value-type="float">
            <text:p>2.278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-cyanophenol</text:p>
          </table:table-cell>
          <table:table-cell office:value-type="float" office:value="1.8133" calcext:value-type="float">
            <text:p>1.8133</text:p>
          </table:table-cell>
          <table:table-cell office:value-type="float" office:value="2.0726" calcext:value-type="float">
            <text:p>2.0726</text:p>
          </table:table-cell>
          <table:table-cell office:value-type="float" office:value="2.0987" calcext:value-type="float">
            <text:p>2.0987</text:p>
          </table:table-cell>
          <table:table-cell office:value-type="float" office:value="2.3015" calcext:value-type="float">
            <text:p>2.301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-hydroxyacetophenone</text:p>
          </table:table-cell>
          <table:table-cell office:value-type="float" office:value="1.783" calcext:value-type="float">
            <text:p>1.783</text:p>
          </table:table-cell>
          <table:table-cell office:value-type="float" office:value="1.9483" calcext:value-type="float">
            <text:p>1.9483</text:p>
          </table:table-cell>
          <table:table-cell office:value-type="float" office:value="1.9862" calcext:value-type="float">
            <text:p>1.9862</text:p>
          </table:table-cell>
          <table:table-cell office:value-type="float" office:value="2.4141" calcext:value-type="float">
            <text:p>2.414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-hydroxyacetophenone</text:p>
          </table:table-cell>
          <table:table-cell office:value-type="float" office:value="1.7199" calcext:value-type="float">
            <text:p>1.7199</text:p>
          </table:table-cell>
          <table:table-cell office:value-type="float" office:value="2.2134" calcext:value-type="float">
            <text:p>2.2134</text:p>
          </table:table-cell>
          <table:table-cell office:value-type="float" office:value="1.9077" calcext:value-type="float">
            <text:p>1.9077</text:p>
          </table:table-cell>
          <table:table-cell office:value-type="float" office:value="2.3993" calcext:value-type="float">
            <text:p>2.399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-hydroxyacetophenone</text:p>
          </table:table-cell>
          <table:table-cell office:value-type="float" office:value="1.813" calcext:value-type="float">
            <text:p>1.813</text:p>
          </table:table-cell>
          <table:table-cell office:value-type="float" office:value="1.6931" calcext:value-type="float">
            <text:p>1.6931</text:p>
          </table:table-cell>
          <table:table-cell office:value-type="float" office:value="2.0712" calcext:value-type="float">
            <text:p>2.0712</text:p>
          </table:table-cell>
          <table:table-cell office:value-type="float" office:value="2.2344" calcext:value-type="float">
            <text:p>2.234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-hydroxybenzoic acid</text:p>
          </table:table-cell>
          <table:table-cell office:value-type="float" office:value="1.9288" calcext:value-type="float">
            <text:p>1.9288</text:p>
          </table:table-cell>
          <table:table-cell office:value-type="float" office:value="2.1219" calcext:value-type="float">
            <text:p>2.1219</text:p>
          </table:table-cell>
          <table:table-cell office:value-type="float" office:value="2.09" calcext:value-type="float">
            <text:p>2.09</text:p>
          </table:table-cell>
          <table:table-cell office:value-type="float" office:value="2.7013" calcext:value-type="float">
            <text:p>2.701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-hydroxybenzoic acid</text:p>
          </table:table-cell>
          <table:table-cell office:value-type="float" office:value="1.7943" calcext:value-type="float">
            <text:p>1.7943</text:p>
          </table:table-cell>
          <table:table-cell office:value-type="float" office:value="1.5741" calcext:value-type="float">
            <text:p>1.5741</text:p>
          </table:table-cell>
          <table:table-cell office:value-type="float" office:value="1.9654" calcext:value-type="float">
            <text:p>1.9654</text:p>
          </table:table-cell>
          <table:table-cell office:value-type="float" office:value="2.2047" calcext:value-type="float">
            <text:p>2.204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-hydroxybenzoic acid</text:p>
          </table:table-cell>
          <table:table-cell office:value-type="float" office:value="1.9212" calcext:value-type="float">
            <text:p>1.9212</text:p>
          </table:table-cell>
          <table:table-cell office:value-type="float" office:value="2.0784" calcext:value-type="float">
            <text:p>2.0784</text:p>
          </table:table-cell>
          <table:table-cell office:value-type="float" office:value="2.0872" calcext:value-type="float">
            <text:p>2.0872</text:p>
          </table:table-cell>
          <table:table-cell office:value-type="float" office:value="2.7039" calcext:value-type="float">
            <text:p>2.703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-sulfonatophenol (a)</text:p>
          </table:table-cell>
          <table:table-cell office:value-type="float" office:value="1.324" calcext:value-type="float">
            <text:p>1.324</text:p>
          </table:table-cell>
          <table:table-cell office:value-type="float" office:value="2.1543" calcext:value-type="float">
            <text:p>2.1543</text:p>
          </table:table-cell>
          <table:table-cell office:value-type="float" office:value="1.6096" calcext:value-type="float">
            <text:p>1.6096</text:p>
          </table:table-cell>
          <table:table-cell office:value-type="float" office:value="2.4189" calcext:value-type="float">
            <text:p>2.418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-alanylphenol (a)</text:p>
          </table:table-cell>
          <table:table-cell office:value-type="float" office:value="1.6921" calcext:value-type="float">
            <text:p>1.6921</text:p>
          </table:table-cell>
          <table:table-cell office:value-type="float" office:value="2.0828" calcext:value-type="float">
            <text:p>2.0828</text:p>
          </table:table-cell>
          <table:table-cell office:value-type="float" office:value="1.9513" calcext:value-type="float">
            <text:p>1.9513</text:p>
          </table:table-cell>
          <table:table-cell office:value-type="float" office:value="2.5268" calcext:value-type="float">
            <text:p>2.526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iclosan</text:p>
          </table:table-cell>
          <table:table-cell office:value-type="float" office:value="1.4401" calcext:value-type="float">
            <text:p>1.4401</text:p>
          </table:table-cell>
          <table:table-cell office:value-type="float" office:value="1.6444" calcext:value-type="float">
            <text:p>1.6444</text:p>
          </table:table-cell>
          <table:table-cell office:value-type="float" office:value="1.6857" calcext:value-type="float">
            <text:p>1.6857</text:p>
          </table:table-cell>
          <table:table-cell office:value-type="float" office:value="2.0753" calcext:value-type="float">
            <text:p>2.07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pamine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5809" calcext:value-type="float">
            <text:p>1.5809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7901" calcext:value-type="float">
            <text:p>1.790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-coumaric acid</text:p>
          </table:table-cell>
          <table:table-cell office:value-type="float" office:value="1.4431" calcext:value-type="float">
            <text:p>1.4431</text:p>
          </table:table-cell>
          <table:table-cell office:value-type="float" office:value="2.0574" calcext:value-type="float">
            <text:p>2.0574</text:p>
          </table:table-cell>
          <table:table-cell office:value-type="float" office:value="1.6794" calcext:value-type="float">
            <text:p>1.6794</text:p>
          </table:table-cell>
          <table:table-cell office:value-type="float" office:value="2.2915" calcext:value-type="float">
            <text:p>2.29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sphenol A</text:p>
          </table:table-cell>
          <table:table-cell office:value-type="float" office:value="1.3205" calcext:value-type="float">
            <text:p>1.3205</text:p>
          </table:table-cell>
          <table:table-cell office:value-type="float" office:value="1.7158" calcext:value-type="float">
            <text:p>1.7158</text:p>
          </table:table-cell>
          <table:table-cell office:value-type="float" office:value="1.7178" calcext:value-type="float">
            <text:p>1.7178</text:p>
          </table:table-cell>
          <table:table-cell office:value-type="float" office:value="2.2197" calcext:value-type="float">
            <text:p>2.2197</text:p>
          </table:table-cell>
          <table:table-cell table:number-columns-repeated="2"/>
        </table:table-row>
      </table:table>
      <table:table table:name="pavitt2017_table_S7" table:style-name="ta1">
        <table:table-column table:style-name="co41" table:default-cell-style-name="Default"/>
        <table:table-column table:style-name="co13" table:default-cell-style-name="ce33"/>
        <table:table-column table:style-name="co37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7" table:default-cell-style-name="Default"/>
        <table:table-column table:style-name="co44" table:default-cell-style-name="Default"/>
        <table:table-column table:style-name="co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Pavitt, Bylaska, Tratnyek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S7.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potentials</text:p>
          </table:table-cell>
          <table:table-cell office:value-type="string" calcext:value-type="string">
            <text:p>(E1)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ne-electron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nilines.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string" calcext:value-type="string">
            <text:p>vs.</text:p>
          </table:table-cell>
          <table:table-cell table:style-name="Default" office:value-type="string" calcext:value-type="string">
            <text:p>SHE.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rresponding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correc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calibration</text:p>
          </table:table-cell>
          <table:table-cell office:value-type="string" calcext:value-type="string">
            <text:p>(E1c)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S10.</text:p>
          </table:table-cell>
          <table:table-cell/>
        </table:table-row>
        <table:table-row table:style-name="ro1">
          <table:table-cell office:value-type="string" calcext:value-type="string">
            <text:p>B3LYP</text:p>
          </table:table-cell>
          <table:table-cell table:style-name="Default" office:value-type="string" calcext:value-type="string">
            <text:p>M062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ommen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line</text:p>
          </table:table-cell>
          <table:table-cell office:value-type="float" office:value="0.9805" calcext:value-type="float">
            <text:p>0.9805</text:p>
          </table:table-cell>
          <table:table-cell office:value-type="float" office:value="1.0183" calcext:value-type="float">
            <text:p>1.0183</text:p>
          </table:table-cell>
          <table:table-cell office:value-type="float" office:value="1.1785" calcext:value-type="float">
            <text:p>1.1785</text:p>
          </table:table-cell>
          <table:table-cell office:value-type="float" office:value="1.2119" calcext:value-type="float">
            <text:p>1.21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methylaniline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9369" calcext:value-type="float">
            <text:p>0.9369</text:p>
          </table:table-cell>
          <table:table-cell office:value-type="float" office:value="1.1173" calcext:value-type="float">
            <text:p>1.1173</text:p>
          </table:table-cell>
          <table:table-cell office:value-type="float" office:value="1.1429" calcext:value-type="float">
            <text:p>1.142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-methylaniline</text:p>
          </table:table-cell>
          <table:table-cell office:value-type="float" office:value="0.9317" calcext:value-type="float">
            <text:p>0.9317</text:p>
          </table:table-cell>
          <table:table-cell office:value-type="float" office:value="1.0226" calcext:value-type="float">
            <text:p>1.0226</text:p>
          </table:table-cell>
          <table:table-cell office:value-type="float" office:value="1.1221" calcext:value-type="float">
            <text:p>1.1221</text:p>
          </table:table-cell>
          <table:table-cell office:value-type="float" office:value="1.1588" calcext:value-type="float">
            <text:p>1.158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-methylanili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9915" calcext:value-type="float">
            <text:p>0.9915</text:p>
          </table:table-cell>
          <table:table-cell office:value-type="float" office:value="1.0171" calcext:value-type="float">
            <text:p>1.017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,4-dimethylaniline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369" calcext:value-type="float">
            <text:p>0.936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,5-dimethylaniline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693" calcext:value-type="float">
            <text:p>0.8693</text:p>
          </table:table-cell>
          <table:table-cell office:value-type="float" office:value="1.0487" calcext:value-type="float">
            <text:p>1.0487</text:p>
          </table:table-cell>
          <table:table-cell office:value-type="float" office:value="1.1078" calcext:value-type="float">
            <text:p>1.107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,4,6-trimethylaniline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046" calcext:value-type="float">
            <text:p>0.80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ethylaniline</text:p>
          </table:table-cell>
          <table:table-cell office:value-type="float" office:value="0.917" calcext:value-type="float">
            <text:p>0.917</text:p>
          </table:table-cell>
          <table:table-cell office:value-type="float" office:value="0.9957" calcext:value-type="float">
            <text:p>0.9957</text:p>
          </table:table-cell>
          <table:table-cell office:value-type="float" office:value="1.1251" calcext:value-type="float">
            <text:p>1.1251</text:p>
          </table:table-cell>
          <table:table-cell office:value-type="float" office:value="1.1466" calcext:value-type="float">
            <text:p>1.146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-ethylaniline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8801" calcext:value-type="float">
            <text:p>0.8801</text:p>
          </table:table-cell>
          <table:table-cell office:value-type="float" office:value="1.1699" calcext:value-type="float">
            <text:p>1.1699</text:p>
          </table:table-cell>
          <table:table-cell office:value-type="float" office:value="1.1896" calcext:value-type="float">
            <text:p>1.189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-ethylaniline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9179" calcext:value-type="float">
            <text:p>0.9179</text:p>
          </table:table-cell>
          <table:table-cell office:value-type="float" office:value="1.0404" calcext:value-type="float">
            <text:p>1.0404</text:p>
          </table:table-cell>
          <table:table-cell office:value-type="float" office:value="1.0468" calcext:value-type="float">
            <text:p>1.046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-t-butylaniline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301" calcext:value-type="float">
            <text:p>0.8301</text:p>
          </table:table-cell>
          <table:table-cell office:value-type="float" office:value="1.0055" calcext:value-type="float">
            <text:p>1.0055</text:p>
          </table:table-cell>
          <table:table-cell office:value-type="float" office:value="1.1167" calcext:value-type="float">
            <text:p>1.116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-t-butylaniline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265" calcext:value-type="float">
            <text:p>0.9265</text:p>
          </table:table-cell>
          <table:table-cell office:value-type="float" office:value="1.1725" calcext:value-type="float">
            <text:p>1.1725</text:p>
          </table:table-cell>
          <table:table-cell office:value-type="float" office:value="1.2876" calcext:value-type="float">
            <text:p>1.287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-t-butylaniline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27" calcext:value-type="float">
            <text:p>0.8327</text:p>
          </table:table-cell>
          <table:table-cell office:value-type="float" office:value="1.0465" calcext:value-type="float">
            <text:p>1.0465</text:p>
          </table:table-cell>
          <table:table-cell office:value-type="float" office:value="1.0131" calcext:value-type="float">
            <text:p>1.013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-methoxyaniline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36" calcext:value-type="float">
            <text:p>0.93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-methoxyaniline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408" calcext:value-type="float">
            <text:p>0.9408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1797" calcext:value-type="float">
            <text:p>1.179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-methoxyaniline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791" calcext:value-type="float">
            <text:p>0.791</text:p>
          </table:table-cell>
          <table:table-cell office:value-type="float" office:value="0.8341" calcext:value-type="float">
            <text:p>0.834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,6-dimethoxyaniline</text:p>
          </table:table-cell>
          <table:table-cell office:value-type="float" office:value="0.618" calcext:value-type="float">
            <text:p>0.618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915" calcext:value-type="float">
            <text:p>0.89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-ethyl-2-methoxyaniline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9248" calcext:value-type="float">
            <text:p>0.924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-methoxy-4-formylaniline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  <table:table-cell office:value-type="float" office:value="1.1995" calcext:value-type="float">
            <text:p>1.1995</text:p>
          </table:table-cell>
          <table:table-cell office:value-type="float" office:value="1.3145" calcext:value-type="float">
            <text:p>1.3145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-ethoxyaniline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9595" calcext:value-type="float">
            <text:p>0.9595</text:p>
          </table:table-cell>
          <table:table-cell office:value-type="float" office:value="1.1361" calcext:value-type="float">
            <text:p>1.136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-ethoxyaniline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9374" calcext:value-type="float">
            <text:p>0.9374</text:p>
          </table:table-cell>
          <table:table-cell office:value-type="float" office:value="1.1621" calcext:value-type="float">
            <text:p>1.1621</text:p>
          </table:table-cell>
          <table:table-cell office:value-type="float" office:value="1.2069" calcext:value-type="float">
            <text:p>1.206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-ethoxyaniline</text:p>
          </table:table-cell>
          <table:table-cell office:value-type="float" office:value="0.557" calcext:value-type="float">
            <text:p>0.557</text:p>
          </table:table-cell>
          <table:table-cell office:value-type="float" office:value="0.473" calcext:value-type="float">
            <text:p>0.473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815" calcext:value-type="float">
            <text:p>0.815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-nitroaniline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6337" calcext:value-type="float">
            <text:p>1.6337</text:p>
          </table:table-cell>
          <table:table-cell office:value-type="float" office:value="1.6911" calcext:value-type="float">
            <text:p>1.6911</text:p>
          </table:table-cell>
          <table:table-cell office:value-type="float" office:value="2.06" calcext:value-type="float">
            <text:p>2.0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-nitroaniline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3951" calcext:value-type="float">
            <text:p>1.3951</text:p>
          </table:table-cell>
          <table:table-cell office:value-type="float" office:value="1.5071" calcext:value-type="float">
            <text:p>1.5071</text:p>
          </table:table-cell>
          <table:table-cell office:value-type="float" office:value="1.5805" calcext:value-type="float">
            <text:p>1.580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-nitroaniline</text:p>
          </table:table-cell>
          <table:table-cell office:value-type="float" office:value="1.5719" calcext:value-type="float">
            <text:p>1.5719</text:p>
          </table:table-cell>
          <table:table-cell office:value-type="float" office:value="1.6412" calcext:value-type="float">
            <text:p>1.6412</text:p>
          </table:table-cell>
          <table:table-cell office:value-type="float" office:value="1.6844" calcext:value-type="float">
            <text:p>1.6844</text:p>
          </table:table-cell>
          <table:table-cell office:value-type="float" office:value="1.7172" calcext:value-type="float">
            <text:p>1.717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,4-dinitroaniline</text:p>
          </table:table-cell>
          <table:table-cell office:value-type="float" office:value="2.1061" calcext:value-type="float">
            <text:p>2.1061</text:p>
          </table:table-cell>
          <table:table-cell office:value-type="float" office:value="2.1971" calcext:value-type="float">
            <text:p>2.1971</text:p>
          </table:table-cell>
          <table:table-cell office:value-type="float" office:value="2.3424" calcext:value-type="float">
            <text:p>2.3424</text:p>
          </table:table-cell>
          <table:table-cell office:value-type="float" office:value="1.9168" calcext:value-type="float">
            <text:p>1.916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,6-dinitro-2-methylaniline</text:p>
          </table:table-cell>
          <table:table-cell office:value-type="float" office:value="1.5557" calcext:value-type="float">
            <text:p>1.5557</text:p>
          </table:table-cell>
          <table:table-cell office:value-type="float" office:value="1.6286" calcext:value-type="float">
            <text:p>1.6286</text:p>
          </table:table-cell>
          <table:table-cell office:value-type="float" office:value="1.7708" calcext:value-type="float">
            <text:p>1.7708</text:p>
          </table:table-cell>
          <table:table-cell office:value-type="float" office:value="1.8659" calcext:value-type="float">
            <text:p>1.865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,6-dinitro-4-methylaniline</text:p>
          </table:table-cell>
          <table:table-cell office:value-type="float" office:value="1.8677" calcext:value-type="float">
            <text:p>1.8677</text:p>
          </table:table-cell>
          <table:table-cell office:value-type="float" office:value="1.9147" calcext:value-type="float">
            <text:p>1.9147</text:p>
          </table:table-cell>
          <table:table-cell office:value-type="float" office:value="2.0529" calcext:value-type="float">
            <text:p>2.0529</text:p>
          </table:table-cell>
          <table:table-cell office:value-type="float" office:value="2.1039" calcext:value-type="float">
            <text:p>2.103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-phenylaniline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882" calcext:value-type="float">
            <text:p>0.882</text:p>
          </table:table-cell>
          <table:table-cell office:value-type="float" office:value="1.1762" calcext:value-type="float">
            <text:p>1.1762</text:p>
          </table:table-cell>
          <table:table-cell office:value-type="float" office:value="1.2141" calcext:value-type="float">
            <text:p>1.214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-phenylaniline</text:p>
          </table:table-cell>
          <table:table-cell office:value-type="float" office:value="0.9749" calcext:value-type="float">
            <text:p>0.9749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2111" calcext:value-type="float">
            <text:p>1.2111</text:p>
          </table:table-cell>
          <table:table-cell office:value-type="float" office:value="1.2448" calcext:value-type="float">
            <text:p>1.244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-phenylaniline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951" calcext:value-type="float">
            <text:p>0.951</text:p>
          </table:table-cell>
          <table:table-cell office:value-type="float" office:value="1.1303" calcext:value-type="float">
            <text:p>1.1303</text:p>
          </table:table-cell>
          <table:table-cell office:value-type="float" office:value="1.1752" calcext:value-type="float">
            <text:p>1.175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-chloroaniline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1379" calcext:value-type="float">
            <text:p>1.1379</text:p>
          </table:table-cell>
          <table:table-cell office:value-type="float" office:value="1.3386" calcext:value-type="float">
            <text:p>1.3386</text:p>
          </table:table-cell>
          <table:table-cell office:value-type="float" office:value="1.3826" calcext:value-type="float">
            <text:p>1.382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-chloroaniline</text:p>
          </table:table-cell>
          <table:table-cell office:value-type="float" office:value="1.1251" calcext:value-type="float">
            <text:p>1.1251</text:p>
          </table:table-cell>
          <table:table-cell office:value-type="float" office:value="1.1768" calcext:value-type="float">
            <text:p>1.1768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3793" calcext:value-type="float">
            <text:p>1.379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-chloroaniline</text:p>
          </table:table-cell>
          <table:table-cell office:value-type="float" office:value="0.9966" calcext:value-type="float">
            <text:p>0.9966</text:p>
          </table:table-cell>
          <table:table-cell office:value-type="float" office:value="1.0502" calcext:value-type="float">
            <text:p>1.0502</text:p>
          </table:table-cell>
          <table:table-cell office:value-type="float" office:value="1.2474" calcext:value-type="float">
            <text:p>1.2474</text:p>
          </table:table-cell>
          <table:table-cell office:value-type="float" office:value="1.2615" calcext:value-type="float">
            <text:p>1.261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,4-dichloroaniline</text:p>
          </table:table-cell>
          <table:table-cell office:value-type="float" office:value="1.129" calcext:value-type="float">
            <text:p>1.129</text:p>
          </table:table-cell>
          <table:table-cell office:value-type="float" office:value="1.2353" calcext:value-type="float">
            <text:p>1.2353</text:p>
          </table:table-cell>
          <table:table-cell office:value-type="float" office:value="1.3199" calcext:value-type="float">
            <text:p>1.3199</text:p>
          </table:table-cell>
          <table:table-cell office:value-type="float" office:value="1.4207" calcext:value-type="float">
            <text:p>1.420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,4,6-trichloroaniline</text:p>
          </table:table-cell>
          <table:table-cell office:value-type="float" office:value="1.2614" calcext:value-type="float">
            <text:p>1.2614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6926" calcext:value-type="float">
            <text:p>1.692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ntachloroaniline</text:p>
          </table:table-cell>
          <table:table-cell office:value-type="float" office:value="1.4367" calcext:value-type="float">
            <text:p>1.4367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8982" calcext:value-type="float">
            <text:p>1.898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-hydroxyaniline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7316" calcext:value-type="float">
            <text:p>0.7316</text:p>
          </table:table-cell>
          <table:table-cell office:value-type="float" office:value="1.1203" calcext:value-type="float">
            <text:p>1.1203</text:p>
          </table:table-cell>
          <table:table-cell office:value-type="float" office:value="1.1487" calcext:value-type="float">
            <text:p>1.148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-hydroxyaniline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8228" calcext:value-type="float">
            <text:p>0.8228</text:p>
          </table:table-cell>
          <table:table-cell office:value-type="float" office:value="1.1784" calcext:value-type="float">
            <text:p>1.1784</text:p>
          </table:table-cell>
          <table:table-cell office:value-type="float" office:value="1.2444" calcext:value-type="float">
            <text:p>1.2444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-hydroxyaniline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795" calcext:value-type="float">
            <text:p>0.795</text:p>
          </table:table-cell>
          <table:table-cell office:value-type="float" office:value="0.8627" calcext:value-type="float">
            <text:p>0.862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-cyanoaniline</text:p>
          </table:table-cell>
          <table:table-cell office:value-type="float" office:value="1.2937" calcext:value-type="float">
            <text:p>1.2937</text:p>
          </table:table-cell>
          <table:table-cell office:value-type="float" office:value="1.41" calcext:value-type="float">
            <text:p>1.41</text:p>
          </table:table-cell>
          <table:table-cell office:value-type="float" office:value="1.493" calcext:value-type="float">
            <text:p>1.493</text:p>
          </table:table-cell>
          <table:table-cell office:value-type="float" office:value="1.6046" calcext:value-type="float">
            <text:p>1.604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-cyanoaniline</text:p>
          </table:table-cell>
          <table:table-cell office:value-type="float" office:value="1.175" calcext:value-type="float">
            <text:p>1.175</text:p>
          </table:table-cell>
          <table:table-cell office:value-type="float" office:value="1.2807" calcext:value-type="float">
            <text:p>1.2807</text:p>
          </table:table-cell>
          <table:table-cell office:value-type="float" office:value="1.3498" calcext:value-type="float">
            <text:p>1.3498</text:p>
          </table:table-cell>
          <table:table-cell office:value-type="float" office:value="1.4472" calcext:value-type="float">
            <text:p>1.447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-cyanoaniline</text:p>
          </table:table-cell>
          <table:table-cell office:value-type="float" office:value="1.2328" calcext:value-type="float">
            <text:p>1.2328</text:p>
          </table:table-cell>
          <table:table-cell office:value-type="float" office:value="1.3515" calcext:value-type="float">
            <text:p>1.3515</text:p>
          </table:table-cell>
          <table:table-cell office:value-type="float" office:value="1.4277" calcext:value-type="float">
            <text:p>1.4277</text:p>
          </table:table-cell>
          <table:table-cell office:value-type="float" office:value="1.5235" calcext:value-type="float">
            <text:p>1.523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-acetylaniline</text:p>
          </table:table-cell>
          <table:table-cell office:value-type="float" office:value="1.2314" calcext:value-type="float">
            <text:p>1.2314</text:p>
          </table:table-cell>
          <table:table-cell office:value-type="float" office:value="1.2774" calcext:value-type="float">
            <text:p>1.2774</text:p>
          </table:table-cell>
          <table:table-cell office:value-type="float" office:value="1.4345" calcext:value-type="float">
            <text:p>1.4345</text:p>
          </table:table-cell>
          <table:table-cell office:value-type="float" office:value="1.6863" calcext:value-type="float">
            <text:p>1.68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-acetylaniline</text:p>
          </table:table-cell>
          <table:table-cell office:value-type="float" office:value="1.127" calcext:value-type="float">
            <text:p>1.127</text:p>
          </table:table-cell>
          <table:table-cell office:value-type="float" office:value="0.9587" calcext:value-type="float">
            <text:p>0.9587</text:p>
          </table:table-cell>
          <table:table-cell office:value-type="float" office:value="1.34" calcext:value-type="float">
            <text:p>1.34</text:p>
          </table:table-cell>
          <table:table-cell office:value-type="float" office:value="1.368" calcext:value-type="float">
            <text:p>1.36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-acetylaniline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2975" calcext:value-type="float">
            <text:p>1.2975</text:p>
          </table:table-cell>
          <table:table-cell office:value-type="float" office:value="1.4659" calcext:value-type="float">
            <text:p>1.4659</text:p>
          </table:table-cell>
          <table:table-cell office:value-type="float" office:value="1.4827" calcext:value-type="float">
            <text:p>1.482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-aminobenzoic acid</text:p>
          </table:table-cell>
          <table:table-cell office:value-type="float" office:value="1.3466" calcext:value-type="float">
            <text:p>1.3466</text:p>
          </table:table-cell>
          <table:table-cell office:value-type="float" office:value="1.3814" calcext:value-type="float">
            <text:p>1.3814</text:p>
          </table:table-cell>
          <table:table-cell office:value-type="float" office:value="1.5662" calcext:value-type="float">
            <text:p>1.5662</text:p>
          </table:table-cell>
          <table:table-cell office:value-type="float" office:value="1.5996" calcext:value-type="float">
            <text:p>1.599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-aminobenzoic acid</text:p>
          </table:table-cell>
          <table:table-cell office:value-type="float" office:value="1.1802" calcext:value-type="float">
            <text:p>1.1802</text:p>
          </table:table-cell>
          <table:table-cell office:value-type="float" office:value="0.8996" calcext:value-type="float">
            <text:p>0.8996</text:p>
          </table:table-cell>
          <table:table-cell office:value-type="float" office:value="1.4011" calcext:value-type="float">
            <text:p>1.4011</text:p>
          </table:table-cell>
          <table:table-cell office:value-type="float" office:value="1.4911" calcext:value-type="float">
            <text:p>1.491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-aminobenzoic acid</text:p>
          </table:table-cell>
          <table:table-cell office:value-type="float" office:value="1.2981" calcext:value-type="float">
            <text:p>1.2981</text:p>
          </table:table-cell>
          <table:table-cell office:value-type="float" office:value="1.3658" calcext:value-type="float">
            <text:p>1.3658</text:p>
          </table:table-cell>
          <table:table-cell office:value-type="float" office:value="1.4835" calcext:value-type="float">
            <text:p>1.4835</text:p>
          </table:table-cell>
          <table:table-cell office:value-type="float" office:value="1.5299" calcext:value-type="float">
            <text:p>1.529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-sulfonatoaniline</text:p>
          </table:table-cell>
          <table:table-cell office:value-type="float" office:value="1.0971" calcext:value-type="float">
            <text:p>1.0971</text:p>
          </table:table-cell>
          <table:table-cell office:value-type="float" office:value="1.7675" calcext:value-type="float">
            <text:p>1.7675</text:p>
          </table:table-cell>
          <table:table-cell office:value-type="float" office:value="1.292" calcext:value-type="float">
            <text:p>1.292</text:p>
          </table:table-cell>
          <table:table-cell office:value-type="float" office:value="1.9484" calcext:value-type="float">
            <text:p>1.9484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-alanylaniline</text:p>
          </table:table-cell>
          <table:table-cell office:value-type="float" office:value="1.4162" calcext:value-type="float">
            <text:p>1.4162</text:p>
          </table:table-cell>
          <table:table-cell office:value-type="float" office:value="1.7355" calcext:value-type="float">
            <text:p>1.7355</text:p>
          </table:table-cell>
          <table:table-cell office:value-type="float" office:value="1.4955" calcext:value-type="float">
            <text:p>1.4955</text:p>
          </table:table-cell>
          <table:table-cell office:value-type="float" office:value="1.3438" calcext:value-type="float">
            <text:p>1.343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ble1_Bachman2014" table:style-name="ta1"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5" table:number-columns-repeated="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Salts/Salt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mpute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(E</text:p>
          </table:table-cell>
          <table:table-cell office:value-type="string" calcext:value-type="string">
            <text:p>red1</text:p>
          </table:table-cell>
          <table:table-cell office:value-type="string" calcext:value-type="string">
            <text:p>(V)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cond</text:p>
          </table:table-cell>
        </table:table-row>
        <table:table-row table:style-name="ro3">
          <table:table-cell table:style-name="ce27" office:value-type="string" calcext:value-type="string">
            <text:p>(E red2 (V)) Reduction Potentials of Anthraquinone (Shown in Entries 1−21)a</text:p>
          </table:table-cell>
          <table:table-cell table:number-columns-repeated="4"/>
          <table:table-cell table:style-name="ce25" office:value-type="string" calcext:value-type="string">
            <text:p>TODO Figure 2. Computed first (E 1red (V), shown in blue, left) and second (E 2red (V): red, right) reduction potentials of various anthraquinone derivatives</text:p>
            <text:p>(1−44) at the B3LYP/6-31G(d) level of theor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salt/salt decomposition products (P)</text:p>
          </table:table-cell>
          <table:table-cell office:value-type="string" calcext:value-type="string">
            <text:p>Ered1 (V)</text:p>
          </table:table-cell>
          <table:table-cell office:value-type="string" calcext:value-type="string">
            <text:p>Ered2 (V)</text:p>
          </table:table-cell>
          <table:table-cell office:value-type="string" calcext:value-type="string">
            <text:p>complexation energies (eV) ΔH</text:p>
          </table:table-cell>
          <table:table-cell office:value-type="string" calcext:value-type="string">
            <text:p>complexation energies (eV) ΔG</text:p>
          </table:table-cell>
          <table:table-cell office:value-type="string" calcext:value-type="string">
            <text:p>Commen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saltb</text:p>
          </table:table-cell>
          <table:table-cell office:value-type="float" office:value="2.05" calcext:value-type="float">
            <text:p>2.05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5</text:p>
          </table:table-cell>
          <table:table-cell office:value-type="float" office:value="3.23" calcext:value-type="float">
            <text:p>3.23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−0.48</text:p>
          </table:table-cell>
          <table:table-cell office:value-type="string" calcext:value-type="string">
            <text:p>−0.1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F3</text:p>
          </table:table-cell>
          <table:table-cell office:value-type="float" office:value="2.99" calcext:value-type="float">
            <text:p>2.99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−0.41</text:p>
          </table:table-cell>
          <table:table-cell office:value-type="string" calcext:value-type="string">
            <text:p>−0.0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PF5)2</text:p>
          </table:table-cell>
          <table:table-cell office:value-type="float" office:value="3.83" calcext:value-type="float">
            <text:p>3.83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−0.71</text:p>
          </table:table-cell>
          <table:table-cell office:value-type="string" calcext:value-type="string">
            <text:p>−0.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F3)2</text:p>
          </table:table-cell>
          <table:table-cell office:value-type="float" office:value="3.52" calcext:value-type="float">
            <text:p>3.52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−0.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BF4</text:p>
          </table:table-cell>
          <table:table-cell office:value-type="float" office:value="2.48" calcext:value-type="float">
            <text:p>2.48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−1.72</text:p>
          </table:table-cell>
          <table:table-cell office:value-type="string" calcext:value-type="string">
            <text:p>−1.3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PF6</text:p>
          </table:table-cell>
          <table:table-cell office:value-type="float" office:value="2.47" calcext:value-type="float">
            <text:p>2.47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−1.54</text:p>
          </table:table-cell>
          <table:table-cell office:value-type="string" calcext:value-type="string">
            <text:p>−1.1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ClO4</text:p>
          </table:table-cell>
          <table:table-cell office:value-type="float" office:value="2.46" calcext:value-type="float">
            <text:p>2.46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−1.91</text:p>
          </table:table-cell>
          <table:table-cell office:value-type="string" calcext:value-type="string">
            <text:p>−1.5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O3CF3</text:p>
          </table:table-cell>
          <table:table-cell office:value-type="float" office:value="2.53" calcext:value-type="float">
            <text:p>2.53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−1.75</text:p>
          </table:table-cell>
          <table:table-cell office:value-type="string" calcext:value-type="string">
            <text:p>−1.3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c+LiBF4</text:p>
          </table:table-cell>
          <table:table-cell office:value-type="float" office:value="2.38" calcext:value-type="float">
            <text:p>2.3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−2.58</text:p>
          </table:table-cell>
          <table:table-cell office:value-type="string" calcext:value-type="string">
            <text:p>−1.6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c+LiPF6</text:p>
          </table:table-cell>
          <table:table-cell office:value-type="float" office:value="2.38" calcext:value-type="float">
            <text:p>2.38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−2.44</text:p>
          </table:table-cell>
          <table:table-cell office:value-type="string" calcext:value-type="string">
            <text:p>−1.5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cLiClO4</text:p>
          </table:table-cell>
          <table:table-cell office:value-type="float" office:value="2.29" calcext:value-type="float">
            <text:p>2.29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−2.66</text:p>
          </table:table-cell>
          <table:table-cell office:value-type="string" calcext:value-type="string">
            <text:p>−1.79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c+LiSO3CF3</text:p>
          </table:table-cell>
          <table:table-cell office:value-type="float" office:value="2.38" calcext:value-type="float">
            <text:p>2.38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−2.40</text:p>
          </table:table-cell>
          <table:table-cell office:value-type="string" calcext:value-type="string">
            <text:p>−1.5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LiBF4)2b</text:p>
          </table:table-cell>
          <table:table-cell office:value-type="float" office:value="2.74" calcext:value-type="float">
            <text:p>2.74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−3.17</text:p>
          </table:table-cell>
          <table:table-cell office:value-type="string" calcext:value-type="string">
            <text:p>−2.4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LiPF)BF3</text:p>
          </table:table-cell>
          <table:table-cell office:value-type="float" office:value="22.79" calcext:value-type="float">
            <text:p>22.79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−2.80</text:p>
          </table:table-cell>
          <table:table-cell office:value-type="string" calcext:value-type="string">
            <text:p>−2.0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LiClO4)2</text:p>
          </table:table-cell>
          <table:table-cell office:value-type="float" office:value="2.8" calcext:value-type="float">
            <text:p>2.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−3.55</text:p>
          </table:table-cell>
          <table:table-cell office:value-type="string" calcext:value-type="string">
            <text:p>−2.78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LiSO3CF3)2</text:p>
          </table:table-cell>
          <table:table-cell office:value-type="float" office:value="2.84" calcext:value-type="float">
            <text:p>2.84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−3.17</text:p>
          </table:table-cell>
          <table:table-cell office:value-type="string" calcext:value-type="string">
            <text:p>−2.3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PC)2+(LiBF)4</text:p>
          </table:table-cell>
          <table:table-cell office:value-type="float" office:value="2.66" calcext:value-type="float">
            <text:p>2.66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−4.92</text:p>
          </table:table-cell>
          <table:table-cell office:value-type="string" calcext:value-type="string">
            <text:p>−3.09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Pcc)2+(LiPF)6</text:p>
          </table:table-cell>
          <table:table-cell office:value-type="float" office:value="22.62" calcext:value-type="float">
            <text:p>22.6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−5.28</text:p>
          </table:table-cell>
          <table:table-cell office:value-type="string" calcext:value-type="string">
            <text:p>−3.5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Pcc)2+(LiClO4)2</text:p>
          </table:table-cell>
          <table:table-cell office:value-type="float" office:value="2.68" calcext:value-type="float">
            <text:p>2.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−5.07</text:p>
          </table:table-cell>
          <table:table-cell office:value-type="string" calcext:value-type="string">
            <text:p>−3.33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Pcc)2+(LiSO CF)3</text:p>
          </table:table-cell>
          <table:table-cell office:value-type="float" office:value="22.71" calcext:value-type="float">
            <text:p>22.7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−4.72</text:p>
          </table:table-cell>
          <table:table-cell office:value-type="string" calcext:value-type="string">
            <text:p>−2.9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periment (ref 44) (no Li salt)</text:p>
          </table:table-cell>
          <table:table-cell office:value-type="float" office:value="2.01" calcext:value-type="float">
            <text:p>2.01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eriment (ref 30) <text:s/>LiTFSI/DOL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2"/>
        </table:table-row>
      </table:table>
      <table:table table:name="table1_Assary2014" table:style-name="ta1"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0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68" table:default-cell-style-name="Default"/>
        <table:table-column table:style-name="co50" table:default-cell-style-name="Default"/>
        <table:table-row table:style-name="ro4">
          <table:table-cell office:value-type="string" calcext:value-type="string">
            <text:p>Table 1 Computed LUMO energies (eV), ERed1fi rst electron reduction ( D</text:p>
          </table:table-cell>
          <table:table-cell/>
          <table:table-cell office:value-type="string" calcext:value-type="string">
            <text:p>), second electron reduction ( ERed2D ), and first oxidation ( EOx1D )</text:p>
            <text:p>potentials, predicted reduction potentials and error function of quinoxaline derivatives (entries 1 to 40, shown in Fig. 2). The reduction/oxidation</text:p>
            <text:p>potentials are computed at the B3LYP/6-31+G(d) level of theory. Negative of LUMO energies is tabulated as the electron affinity (EA). Italicized,</text:p>
            <text:p>values in parentheses are from previous experimental studies, Electron a +ffinity Potential vs. Li/Li (V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redicted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UMO)</text:p>
          </table:table-cell>
          <table:table-cell table:style-name="ce26" table:number-columns-spanned="5" table:number-rows-spanned="1"/>
          <table:covered-table-cell table:number-columns-repeated="4"/>
          <table:table-cell office:value-type="string" calcext:value-type="string">
            <text:p>potential</text:p>
          </table:table-cell>
          <table:table-cell office:value-type="string" calcext:value-type="string">
            <text:p>1⁄4</text:p>
          </table:table-cell>
          <table:table-cell office:value-type="string" calcext:value-type="string">
            <text:p>(0.69</text:p>
          </table:table-cell>
          <table:table-cell office:value-type="string" calcext:value-type="string">
            <text:p>EA)</text:p>
          </table:table-cell>
          <table:table-cell office:value-type="string" calcext:value-type="string">
            <text:p>aError</text:p>
          </table:table-cell>
          <table:table-cell office:value-type="string" calcext:value-type="string">
            <text:p>functiona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7" office:value-type="string" calcext:value-type="string">
            <text:p>Entries (as shown in Fig. 2)</text:p>
          </table:table-cell>
          <table:table-cell table:style-name="ce27" office:value-type="string" calcext:value-type="string">
            <text:p>SMILES</text:p>
          </table:table-cell>
          <table:table-cell office:value-type="string" calcext:value-type="string">
            <text:p>EA (eV)</text:p>
          </table:table-cell>
          <table:table-cell office:value-type="string" calcext:value-type="string">
            <office:annotation draw:style-name="gr2" draw:text-style-name="P3" svg:width="82.18pt" svg:height="39.29pt" svg:x="324.91pt" svg:y="29.31pt" draw:caption-point-x="-17.29pt" draw:caption-point-y="42.8pt">
              <dc:date>2018-07-30T00:00:00</dc:date>
              <text:p text:style-name="P2"><text:span text:style-name="T1">ERed1 computed from eqn (3)"</text:span></text:p>
            </office:annotation>
            <text:p>ERed1</text:p>
          </table:table-cell>
          <table:table-cell office:value-type="string" calcext:value-type="string">
            <text:p>ERed2</text:p>
          </table:table-cell>
          <table:table-cell office:value-type="string" calcext:value-type="string">
            <text:p>EOx1</text:p>
          </table:table-cell>
          <table:table-cell office:value-type="string" calcext:value-type="string">
            <text:p>ERed1*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f.electrode</text:p>
          </table:table-cell>
          <table:table-cell office:value-type="string" calcext:value-type="string">
            <text:p>Computation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5.26" calcext:value-type="float">
            <text:p>5.26</text:p>
          </table:table-cell>
          <table:table-cell office:value-type="float" office:value="1.58" calcext:value-type="float">
            <text:p>1.58</text:p>
          </table:table-cell>
          <table:table-cell office:value-type="float" office:value="0.03" calcext:value-type="float">
            <text:p>0.03</text:p>
          </table:table-cell>
          <table:table-cell office:value-type="float" office:value="1.52" calcext:value-type="float">
            <office:annotation draw:style-name="gr3" draw:text-style-name="P3" svg:width="82.18pt" svg:height="28.09pt" svg:x="466.36pt" svg:y="84.93pt" draw:caption-point-x="0pt" draw:caption-point-y="0pt">
              <dc:date>2018-07-30T00:00:00</dc:date>
              <text:p text:style-name="P2"><text:span text:style-name="T1">Ref 52</text:span></text:p>
              <text:p text:style-name="P2"><text:span text:style-name="T1"/></text:p>
            </office:annotation>
            <text:p>1.52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44" calcext:value-type="float">
            <text:p>1.44</text:p>
          </table:table-cell>
          <table:table-cell office:value-type="float" office:value="0.89" calcext:value-type="float">
            <text:p>0.89</text:p>
          </table:table-cell>
          <table:table-cell office:value-type="float" office:value="5.14" calcext:value-type="float">
            <text:p>5.14</text:p>
          </table:table-cell>
          <table:table-cell office:value-type="float" office:value="1.45" calcext:value-type="float">
            <text:p>1.4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1.34" calcext:value-type="float">
            <text:p>1.34</text:p>
          </table:table-cell>
          <table:table-cell office:value-type="float" office:value="0.83" calcext:value-type="float">
            <text:p>0.83</text:p>
          </table:table-cell>
          <table:table-cell office:value-type="float" office:value="5.06" calcext:value-type="float">
            <text:p>5.06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(1.45 (ref. 52))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49" calcext:value-type="float">
            <text:p>1.49</text:p>
          </table:table-cell>
          <table:table-cell office:value-type="float" office:value="0.91" calcext:value-type="float">
            <text:p>0.91</text:p>
          </table:table-cell>
          <table:table-cell office:value-type="float" office:value="4.9" calcext:value-type="float">
            <text:p>4.9</text:p>
          </table:table-cell>
          <table:table-cell office:value-type="float" office:value="1.53" calcext:value-type="float">
            <text:p>1.5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53" calcext:value-type="float">
            <text:p>1.53</text:p>
          </table:table-cell>
          <table:table-cell office:value-type="float" office:value="0.89" calcext:value-type="float">
            <text:p>0.89</text:p>
          </table:table-cell>
          <table:table-cell office:value-type="float" office:value="4.97" calcext:value-type="float">
            <text:p>4.97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44" calcext:value-type="float">
            <text:p>1.44</text:p>
          </table:table-cell>
          <table:table-cell office:value-type="float" office:value="0.85" calcext:value-type="float">
            <text:p>0.85</text:p>
          </table:table-cell>
          <table:table-cell office:value-type="float" office:value="4.74" calcext:value-type="float">
            <text:p>4.74</text:p>
          </table:table-cell>
          <table:table-cell office:value-type="float" office:value="1.45" calcext:value-type="float">
            <text:p>1.4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44" calcext:value-type="float">
            <text:p>1.44</text:p>
          </table:table-cell>
          <table:table-cell office:value-type="float" office:value="0.93" calcext:value-type="float">
            <text:p>0.93</text:p>
          </table:table-cell>
          <table:table-cell office:value-type="float" office:value="4.63" calcext:value-type="float">
            <text:p>4.63</text:p>
          </table:table-cell>
          <table:table-cell office:value-type="float" office:value="1.48" calcext:value-type="float">
            <text:p>1.4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.43" calcext:value-type="float">
            <text:p>1.43</text:p>
          </table:table-cell>
          <table:table-cell office:value-type="float" office:value="0.84" calcext:value-type="float">
            <text:p>0.84</text:p>
          </table:table-cell>
          <table:table-cell office:value-type="float" office:value="4.71" calcext:value-type="float">
            <text:p>4.71</text:p>
          </table:table-cell>
          <table:table-cell office:value-type="float" office:value="1.46" calcext:value-type="float">
            <text:p>1.4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1.45" calcext:value-type="float">
            <text:p>1.45</text:p>
          </table:table-cell>
          <table:table-cell office:value-type="float" office:value="0.81" calcext:value-type="float">
            <text:p>0.81</text:p>
          </table:table-cell>
          <table:table-cell office:value-type="float" office:value="4.89" calcext:value-type="float">
            <text:p>4.89</text:p>
          </table:table-cell>
          <table:table-cell office:value-type="float" office:value="1.44" calcext:value-type="float">
            <text:p>1.4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48" calcext:value-type="float">
            <text:p>1.48</text:p>
          </table:table-cell>
          <table:table-cell office:value-type="float" office:value="0.88" calcext:value-type="float">
            <text:p>0.88</text:p>
          </table:table-cell>
          <table:table-cell office:value-type="float" office:value="4.7" calcext:value-type="float">
            <text:p>4.7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1.36" calcext:value-type="float">
            <text:p>1.36</text:p>
          </table:table-cell>
          <table:table-cell office:value-type="float" office:value="0.85" calcext:value-type="float">
            <text:p>0.85</text:p>
          </table:table-cell>
          <table:table-cell office:value-type="float" office:value="5.06" calcext:value-type="float">
            <text:p>5.06</text:p>
          </table:table-cell>
          <table:table-cell office:value-type="float" office:value="1.44" calcext:value-type="float">
            <text:p>1.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3" calcext:value-type="float">
            <text:p>1.3</text:p>
          </table:table-cell>
          <table:table-cell office:value-type="float" office:value="0.77" calcext:value-type="float">
            <text:p>0.77</text:p>
          </table:table-cell>
          <table:table-cell office:value-type="float" office:value="4.86" calcext:value-type="float">
            <text:p>4.86</text:p>
          </table:table-cell>
          <table:table-cell office:value-type="float" office:value="1.27" calcext:value-type="float">
            <text:p>1.2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1.29" calcext:value-type="float">
            <text:p>1.29</text:p>
          </table:table-cell>
          <table:table-cell office:value-type="float" office:value="0.73" calcext:value-type="float">
            <text:p>0.73</text:p>
          </table:table-cell>
          <table:table-cell office:value-type="float" office:value="4.76" calcext:value-type="float">
            <text:p>4.76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33" calcext:value-type="float">
            <text:p>1.33</text:p>
          </table:table-cell>
          <table:table-cell office:value-type="float" office:value="0.76" calcext:value-type="float">
            <text:p>0.76</text:p>
          </table:table-cell>
          <table:table-cell office:value-type="float" office:value="4.91" calcext:value-type="float">
            <text:p>4.91</text:p>
          </table:table-cell>
          <table:table-cell office:value-type="float" office:value="1.37" calcext:value-type="float">
            <text:p>1.3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.31" calcext:value-type="float">
            <text:p>1.31</text:p>
          </table:table-cell>
          <table:table-cell office:value-type="float" office:value="0.85" calcext:value-type="float">
            <text:p>0.85</text:p>
          </table:table-cell>
          <table:table-cell office:value-type="float" office:value="5.03" calcext:value-type="float">
            <text:p>5.03</text:p>
          </table:table-cell>
          <table:table-cell office:value-type="float" office:value="1.42" calcext:value-type="float">
            <text:p>1.4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1.25" calcext:value-type="float">
            <text:p>1.25</text:p>
          </table:table-cell>
          <table:table-cell office:value-type="float" office:value="0.69" calcext:value-type="float">
            <text:p>0.69</text:p>
          </table:table-cell>
          <table:table-cell office:value-type="float" office:value="4.66" calcext:value-type="float">
            <text:p>4.66</text:p>
          </table:table-cell>
          <table:table-cell office:value-type="float" office:value="1.32" calcext:value-type="float">
            <text:p>1.3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1.18" calcext:value-type="float">
            <text:p>1.18</text:p>
          </table:table-cell>
          <table:table-cell office:value-type="float" office:value="0.63" calcext:value-type="float">
            <text:p>0.63</text:p>
          </table:table-cell>
          <table:table-cell office:value-type="float" office:value="4.57" calcext:value-type="float">
            <text:p>4.57</text:p>
          </table:table-cell>
          <table:table-cell office:value-type="float" office:value="1.25" calcext:value-type="float">
            <text:p>1.2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1.36" calcext:value-type="float">
            <text:p>1.36</text:p>
          </table:table-cell>
          <table:table-cell office:value-type="float" office:value="0.74" calcext:value-type="float">
            <text:p>0.74</text:p>
          </table:table-cell>
          <table:table-cell office:value-type="float" office:value="5.01" calcext:value-type="float">
            <text:p>5.01</text:p>
          </table:table-cell>
          <table:table-cell office:value-type="float" office:value="1.35" calcext:value-type="float">
            <text:p>1.3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24" calcext:value-type="float">
            <text:p>1.24</text:p>
          </table:table-cell>
          <table:table-cell office:value-type="float" office:value="0.67" calcext:value-type="float">
            <text:p>0.67</text:p>
          </table:table-cell>
          <table:table-cell office:value-type="float" office:value="4.91" calcext:value-type="float">
            <text:p>4.91</text:p>
          </table:table-cell>
          <table:table-cell office:value-type="float" office:value="1.31" calcext:value-type="float">
            <text:p>1.3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1.31" calcext:value-type="float">
            <text:p>1.31</text:p>
          </table:table-cell>
          <table:table-cell office:value-type="float" office:value="0.75" calcext:value-type="float">
            <text:p>0.75</text:p>
          </table:table-cell>
          <table:table-cell office:value-type="float" office:value="4.83" calcext:value-type="float">
            <text:p>4.83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.25" calcext:value-type="float">
            <text:p>1.25</text:p>
          </table:table-cell>
          <table:table-cell office:value-type="float" office:value="0.69" calcext:value-type="float">
            <text:p>0.69</text:p>
          </table:table-cell>
          <table:table-cell office:value-type="float" office:value="4.77" calcext:value-type="float">
            <text:p>4.77</text:p>
          </table:table-cell>
          <table:table-cell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1.21" calcext:value-type="float">
            <text:p>1.21</text:p>
          </table:table-cell>
          <table:table-cell office:value-type="float" office:value="0.66" calcext:value-type="float">
            <text:p>0.66</text:p>
          </table:table-cell>
          <table:table-cell office:value-type="float" office:value="4.79" calcext:value-type="float">
            <text:p>4.79</text:p>
          </table:table-cell>
          <table:table-cell office:value-type="float" office:value="1.26" calcext:value-type="float">
            <text:p>1.2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1.2" calcext:value-type="float">
            <text:p>1.2</text:p>
          </table:table-cell>
          <table:table-cell office:value-type="float" office:value="0.66" calcext:value-type="float">
            <text:p>0.66</text:p>
          </table:table-cell>
          <table:table-cell office:value-type="float" office:value="4.69" calcext:value-type="float">
            <text:p>4.69</text:p>
          </table:table-cell>
          <table:table-cell office:value-type="float" office:value="1.28" calcext:value-type="float">
            <text:p>1.2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1.19" calcext:value-type="float">
            <text:p>1.19</text:p>
          </table:table-cell>
          <table:table-cell office:value-type="float" office:value="0.63" calcext:value-type="float">
            <text:p>0.63</text:p>
          </table:table-cell>
          <table:table-cell office:value-type="float" office:value="4.69" calcext:value-type="float">
            <text:p>4.69</text:p>
          </table:table-cell>
          <table:table-cell office:value-type="float" office:value="1.29" calcext:value-type="float">
            <text:p>1.2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1.14" calcext:value-type="float">
            <text:p>1.14</text:p>
          </table:table-cell>
          <table:table-cell office:value-type="float" office:value="0.49" calcext:value-type="float">
            <text:p>0.49</text:p>
          </table:table-cell>
          <table:table-cell office:value-type="float" office:value="4.27" calcext:value-type="float">
            <text:p>4.27</text:p>
          </table:table-cell>
          <table:table-cell office:value-type="float" office:value="1.13" calcext:value-type="float">
            <text:p>1.1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0.86" calcext:value-type="float">
            <text:p>0.86</text:p>
          </table:table-cell>
          <table:table-cell office:value-type="float" office:value="5.06" calcext:value-type="float">
            <text:p>5.06</text:p>
          </table:table-cell>
          <table:table-cell office:value-type="float" office:value="1.38" calcext:value-type="float">
            <text:p>1.3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1.46" calcext:value-type="float">
            <text:p>1.46</text:p>
          </table:table-cell>
          <table:table-cell office:value-type="float" office:value="0.87" calcext:value-type="float">
            <text:p>0.87</text:p>
          </table:table-cell>
          <table:table-cell office:value-type="float" office:value="4.73" calcext:value-type="float">
            <text:p>4.73</text:p>
          </table:table-cell>
          <table:table-cell office:value-type="float" office:value="1.27" calcext:value-type="float">
            <text:p>1.2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43" calcext:value-type="float">
            <text:p>1.43</text:p>
          </table:table-cell>
          <table:table-cell office:value-type="float" office:value="0.89" calcext:value-type="float">
            <text:p>0.89</text:p>
          </table:table-cell>
          <table:table-cell office:value-type="float" office:value="5.15" calcext:value-type="float">
            <text:p>5.15</text:p>
          </table:table-cell>
          <table:table-cell office:value-type="float" office:value="1.45" calcext:value-type="float">
            <text:p>1.4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65" calcext:value-type="float">
            <text:p>1.65</text:p>
          </table:table-cell>
          <table:table-cell office:value-type="float" office:value="0.93" calcext:value-type="float">
            <text:p>0.93</text:p>
          </table:table-cell>
          <table:table-cell office:value-type="float" office:value="5.16" calcext:value-type="float">
            <text:p>5.16</text:p>
          </table:table-cell>
          <table:table-cell office:value-type="float" office:value="1.36" calcext:value-type="float">
            <text:p>1.3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1.28" calcext:value-type="float">
            <text:p>1.28</text:p>
          </table:table-cell>
          <table:table-cell office:value-type="float" office:value="0.75" calcext:value-type="float">
            <text:p>0.75</text:p>
          </table:table-cell>
          <table:table-cell office:value-type="float" office:value="4.4" calcext:value-type="float">
            <text:p>4.4</text:p>
          </table:table-cell>
          <table:table-cell office:value-type="float" office:value="1.32" calcext:value-type="float">
            <text:p>1.3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.24" calcext:value-type="float">
            <text:p>1.24</text:p>
          </table:table-cell>
          <table:table-cell office:value-type="float" office:value="0.75" calcext:value-type="float">
            <text:p>0.75</text:p>
          </table:table-cell>
          <table:table-cell office:value-type="float" office:value="4.06" calcext:value-type="float">
            <text:p>4.06</text:p>
          </table:table-cell>
          <table:table-cell office:value-type="float" office:value="1.23" calcext:value-type="float">
            <text:p>1.2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.03" calcext:value-type="float">
            <text:p>1.03</text:p>
          </table:table-cell>
          <table:table-cell office:value-type="float" office:value="0.59" calcext:value-type="float">
            <text:p>0.59</text:p>
          </table:table-cell>
          <table:table-cell office:value-type="float" office:value="4.06" calcext:value-type="float">
            <text:p>4.06</text:p>
          </table:table-cell>
          <table:table-cell office:value-type="float" office:value="1.09" calcext:value-type="float">
            <text:p>1.0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.18" calcext:value-type="float">
            <text:p>1.18</text:p>
          </table:table-cell>
          <table:table-cell office:value-type="float" office:value="0.63" calcext:value-type="float">
            <text:p>0.63</text:p>
          </table:table-cell>
          <table:table-cell office:value-type="float" office:value="4.57" calcext:value-type="float">
            <text:p>4.57</text:p>
          </table:table-cell>
          <table:table-cell office:value-type="float" office:value="1.05" calcext:value-type="float">
            <text:p>1.0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1.31" calcext:value-type="float">
            <text:p>1.31</text:p>
          </table:table-cell>
          <table:table-cell office:value-type="float" office:value="0.77" calcext:value-type="float">
            <text:p>0.77</text:p>
          </table:table-cell>
          <table:table-cell office:value-type="float" office:value="4.96" calcext:value-type="float">
            <text:p>4.96</text:p>
          </table:table-cell>
          <table:table-cell office:value-type="float" office:value="1.35" calcext:value-type="float">
            <text:p>1.3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55" calcext:value-type="float">
            <text:p>1.55</text:p>
          </table:table-cell>
          <table:table-cell office:value-type="float" office:value="1.09" calcext:value-type="float">
            <text:p>1.09</text:p>
          </table:table-cell>
          <table:table-cell office:value-type="float" office:value="4.73" calcext:value-type="float">
            <text:p>4.73</text:p>
          </table:table-cell>
          <table:table-cell office:value-type="float" office:value="1.54" calcext:value-type="float">
            <text:p>1.54</text:p>
          </table:table-cell>
          <table:table-cell office:value-type="float" office:value="0.01" calcext:value-type="float">
            <text:p>0.01</text:p>
          </table:table-cell>
          <table:table-cell table:style-name="ce27" office:value-type="string" calcext:value-type="string">
            <text:p>(1.77 (ref. 52))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1.78" calcext:value-type="float">
            <text:p>1.78</text:p>
          </table:table-cell>
          <table:table-cell office:value-type="float" office:value="1.35" calcext:value-type="float">
            <text:p>1.35</text:p>
          </table:table-cell>
          <table:table-cell office:value-type="float" office:value="5.58" calcext:value-type="float">
            <text:p>5.58</text:p>
          </table:table-cell>
          <table:table-cell office:value-type="float" office:value="1.86" calcext:value-type="float">
            <text:p>1.8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08" calcext:value-type="float">
            <text:p>2.08</text:p>
          </table:table-cell>
          <table:table-cell office:value-type="float" office:value="1.62" calcext:value-type="float">
            <text:p>1.62</text:p>
          </table:table-cell>
          <table:table-cell office:value-type="float" office:value="5.48" calcext:value-type="float">
            <text:p>5.48</text:p>
          </table:table-cell>
          <table:table-cell office:value-type="float" office:value="1.95" calcext:value-type="float">
            <text:p>1.9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5.46" calcext:value-type="float">
            <text:p>5.46</text:p>
          </table:table-cell>
          <table:table-cell office:value-type="float" office:value="1.85" calcext:value-type="float">
            <text:p>1.8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2.15" calcext:value-type="float">
            <text:p>2.15</text:p>
          </table:table-cell>
          <table:table-cell office:value-type="float" office:value="1.67" calcext:value-type="float">
            <text:p>1.67</text:p>
          </table:table-cell>
          <table:table-cell office:value-type="float" office:value="5.61" calcext:value-type="float">
            <text:p>5.61</text:p>
          </table:table-cell>
          <table:table-cell office:value-type="float" office:value="1.83" calcext:value-type="float">
            <text:p>1.8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07" calcext:value-type="float">
            <text:p>2.07</text:p>
          </table:table-cell>
          <table:table-cell office:value-type="float" office:value="1.6" calcext:value-type="float">
            <text:p>1.6</text:p>
          </table:table-cell>
          <table:table-cell office:value-type="float" office:value="5.29" calcext:value-type="float">
            <text:p>5.29</text:p>
          </table:table-cell>
          <table:table-cell office:value-type="float" office:value="1.95" calcext:value-type="float">
            <text:p>1.9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  <table:table-cell table:number-columns-repeated="8"/>
        </table:table-row>
      </table:table>
      <table:table table:name="table2_Assary2014" table:style-name="ta1">
        <table:table-column table:style-name="co28" table:default-cell-style-name="Default"/>
        <table:table-column table:style-name="co40" table:number-columns-repeated="3" table:default-cell-style-name="Default"/>
        <table:table-column table:style-name="co4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"Table 2 Computed specific energies of quinoxaline derivatives (entries 1 to 40, shown in Fig. 2) normalized against unsubstituted quinoxaline (Q), are shown. Using DBBB-based positive electrolyte (ca. 4 V vs. Li/Li+) as a reference point, the change in specific energy for each derivative is, calculated and normalized to quinoxaline, Specic energy evaluation, Molecular Number of Mol. cap. 1⁄4 MC Average redox,Specic energy (SE) Normalized specic weight electrons (A h kg 1) voltage (V),(vs. DBBB) (W h kg 1) energy vs. quinoxaline (Q) Entries MW (g mol 1) n MC 1⁄4 nF/(3.6 MW) V 1⁄4 (ERed1 + ERed2)/n,SE 1⁄4 MC(4 V) SE[i]/SE[Q]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 office:value-type="string" calcext:value-type="string">
            <text:p>Entries</text:p>
          </table:table-cell>
          <table:table-cell office:value-type="string" calcext:value-type="string">
            <text:p>Molecular weight</text:p>
            <text:p>MW (g mol -1 )</text:p>
          </table:table-cell>
          <table:table-cell office:value-type="string" calcext:value-type="string">
            <text:p>Number of electrons</text:p>
            <text:p>N</text:p>
          </table:table-cell>
          <table:table-cell office:value-type="string" calcext:value-type="string">
            <text:p>Mol. cap. 1⁄4 MC (A h kg 1 )</text:p>
            <text:p>MC = nF/(3.6 * MW)</text:p>
          </table:table-cell>
          <table:table-cell office:value-type="string" calcext:value-type="string">
            <text:p>Average redox</text:p>
            <text:p>voltage (V)</text:p>
          </table:table-cell>
          <table:table-cell office:value-type="string" calcext:value-type="string">
            <text:p>Specic energy (SE)</text:p>
            <text:p>(vs. DBBB) (W h kg 1 )</text:p>
          </table:table-cell>
          <table:table-cell office:value-type="string" calcext:value-type="string">
            <text:p>Normalized specic</text:p>
            <text:p>energy vs. quinoxaline (Q)</text:p>
          </table:table-cell>
          <table:table-cell table:number-columns-repeated="2"/>
          <table:table-cell office:value-type="string" calcext:value-type="string">
            <text:p>Ref.electrode</text:p>
          </table:table-cell>
          <table:table-cell office:value-type="string" calcext:value-type="string">
            <text:p>Computa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.15" calcext:value-type="float">
            <text:p>130.15</text:p>
          </table:table-cell>
          <table:table-cell office:value-type="float" office:value="2" calcext:value-type="float">
            <text:p>2</text:p>
          </table:table-cell>
          <table:table-cell office:value-type="float" office:value="411.86" calcext:value-type="float">
            <text:p>411.86</text:p>
          </table:table-cell>
          <table:table-cell office:value-type="float" office:value="1.28" calcext:value-type="float">
            <text:p>1.28</text:p>
          </table:table-cell>
          <table:table-cell office:value-type="float" office:value="1122.31" calcext:value-type="float">
            <text:p>1122.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Q)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17" calcext:value-type="float">
            <text:p>144.17</text:p>
          </table:table-cell>
          <table:table-cell office:value-type="float" office:value="2" calcext:value-type="float">
            <text:p>2</text:p>
          </table:table-cell>
          <table:table-cell office:value-type="float" office:value="371.8" calcext:value-type="float">
            <text:p>371.8</text:p>
          </table:table-cell>
          <table:table-cell office:value-type="float" office:value="1.17" calcext:value-type="float">
            <text:p>1.17</text:p>
          </table:table-cell>
          <table:table-cell office:value-type="float" office:value="1054.06" calcext:value-type="float">
            <text:p>1054.06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.2" calcext:value-type="float">
            <text:p>158.2</text:p>
          </table:table-cell>
          <table:table-cell office:value-type="float" office:value="2" calcext:value-type="float">
            <text:p>2</text:p>
          </table:table-cell>
          <table:table-cell office:value-type="float" office:value="338.83" calcext:value-type="float">
            <text:p>338.83</text:p>
          </table:table-cell>
          <table:table-cell office:value-type="float" office:value="1.09" calcext:value-type="float">
            <text:p>1.09</text:p>
          </table:table-cell>
          <table:table-cell office:value-type="float" office:value="987.69" calcext:value-type="float">
            <text:p>987.69</text:p>
          </table:table-cell>
          <table:table-cell office:value-type="float" office:value="0.88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.17" calcext:value-type="float">
            <text:p>144.17</text:p>
          </table:table-cell>
          <table:table-cell office:value-type="float" office:value="2" calcext:value-type="float">
            <text:p>2</text:p>
          </table:table-cell>
          <table:table-cell office:value-type="float" office:value="371.8" calcext:value-type="float">
            <text:p>371.8</text:p>
          </table:table-cell>
          <table:table-cell office:value-type="float" office:value="1.2" calcext:value-type="float">
            <text:p>1.2</text:p>
          </table:table-cell>
          <table:table-cell office:value-type="float" office:value="1041.05" calcext:value-type="float">
            <text:p>1041.05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.17" calcext:value-type="float">
            <text:p>144.17</text:p>
          </table:table-cell>
          <table:table-cell office:value-type="float" office:value="2" calcext:value-type="float">
            <text:p>2</text:p>
          </table:table-cell>
          <table:table-cell office:value-type="float" office:value="371.8" calcext:value-type="float">
            <text:p>371.8</text:p>
          </table:table-cell>
          <table:table-cell office:value-type="float" office:value="1.21" calcext:value-type="float">
            <text:p>1.21</text:p>
          </table:table-cell>
          <table:table-cell office:value-type="float" office:value="1037.33" calcext:value-type="float">
            <text:p>1037.33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.2" calcext:value-type="float">
            <text:p>158.2</text:p>
          </table:table-cell>
          <table:table-cell office:value-type="float" office:value="2" calcext:value-type="float">
            <text:p>2</text:p>
          </table:table-cell>
          <table:table-cell office:value-type="float" office:value="338.83" calcext:value-type="float">
            <text:p>338.83</text:p>
          </table:table-cell>
          <table:table-cell office:value-type="float" office:value="1.15" calcext:value-type="float">
            <text:p>1.15</text:p>
          </table:table-cell>
          <table:table-cell office:value-type="float" office:value="967.36" calcext:value-type="float">
            <text:p>967.36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.2" calcext:value-type="float">
            <text:p>158.2</text:p>
          </table:table-cell>
          <table:table-cell office:value-type="float" office:value="2" calcext:value-type="float">
            <text:p>2</text:p>
          </table:table-cell>
          <table:table-cell office:value-type="float" office:value="338.83" calcext:value-type="float">
            <text:p>338.83</text:p>
          </table:table-cell>
          <table:table-cell office:value-type="float" office:value="1.19" calcext:value-type="float">
            <text:p>1.19</text:p>
          </table:table-cell>
          <table:table-cell office:value-type="float" office:value="953.81" calcext:value-type="float">
            <text:p>953.81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.2" calcext:value-type="float">
            <text:p>158.2</text:p>
          </table:table-cell>
          <table:table-cell office:value-type="float" office:value="2" calcext:value-type="float">
            <text:p>2</text:p>
          </table:table-cell>
          <table:table-cell office:value-type="float" office:value="338.83" calcext:value-type="float">
            <text:p>338.83</text:p>
          </table:table-cell>
          <table:table-cell office:value-type="float" office:value="1.14" calcext:value-type="float">
            <text:p>1.14</text:p>
          </table:table-cell>
          <table:table-cell office:value-type="float" office:value="970.75" calcext:value-type="float">
            <text:p>970.75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.2" calcext:value-type="float">
            <text:p>158.2</text:p>
          </table:table-cell>
          <table:table-cell office:value-type="float" office:value="2" calcext:value-type="float">
            <text:p>2</text:p>
          </table:table-cell>
          <table:table-cell office:value-type="float" office:value="338.83" calcext:value-type="float">
            <text:p>338.83</text:p>
          </table:table-cell>
          <table:table-cell office:value-type="float" office:value="1.13" calcext:value-type="float">
            <text:p>1.13</text:p>
          </table:table-cell>
          <table:table-cell office:value-type="float" office:value="972.44" calcext:value-type="float">
            <text:p>972.44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.2" calcext:value-type="float">
            <text:p>158.2</text:p>
          </table:table-cell>
          <table:table-cell office:value-type="float" office:value="2" calcext:value-type="float">
            <text:p>2</text:p>
          </table:table-cell>
          <table:table-cell office:value-type="float" office:value="338.83" calcext:value-type="float">
            <text:p>338.83</text:p>
          </table:table-cell>
          <table:table-cell office:value-type="float" office:value="1.18" calcext:value-type="float">
            <text:p>1.18</text:p>
          </table:table-cell>
          <table:table-cell office:value-type="float" office:value="955.5" calcext:value-type="float">
            <text:p>955.5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2.33" calcext:value-type="float">
            <text:p>172.33</text:p>
          </table:table-cell>
          <table:table-cell office:value-type="float" office:value="2" calcext:value-type="float">
            <text:p>2</text:p>
          </table:table-cell>
          <table:table-cell office:value-type="float" office:value="311.05" calcext:value-type="float">
            <text:p>311.05</text:p>
          </table:table-cell>
          <table:table-cell office:value-type="float" office:value="1.12" calcext:value-type="float">
            <text:p>1.12</text:p>
          </table:table-cell>
          <table:table-cell office:value-type="float" office:value="895.82" calcext:value-type="float">
            <text:p>895.82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33" calcext:value-type="float">
            <text:p>172.33</text:p>
          </table:table-cell>
          <table:table-cell office:value-type="float" office:value="2" calcext:value-type="float">
            <text:p>2</text:p>
          </table:table-cell>
          <table:table-cell office:value-type="float" office:value="311.05" calcext:value-type="float">
            <text:p>311.05</text:p>
          </table:table-cell>
          <table:table-cell office:value-type="float" office:value="1.04" calcext:value-type="float">
            <text:p>1.04</text:p>
          </table:table-cell>
          <table:table-cell office:value-type="float" office:value="922.26" calcext:value-type="float">
            <text:p>922.26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.33" calcext:value-type="float">
            <text:p>172.33</text:p>
          </table:table-cell>
          <table:table-cell office:value-type="float" office:value="2" calcext:value-type="float">
            <text:p>2</text:p>
          </table:table-cell>
          <table:table-cell office:value-type="float" office:value="311.05" calcext:value-type="float">
            <text:p>311.05</text:p>
          </table:table-cell>
          <table:table-cell office:value-type="float" office:value="1.01" calcext:value-type="float">
            <text:p>1.01</text:p>
          </table:table-cell>
          <table:table-cell office:value-type="float" office:value="930.03" calcext:value-type="float">
            <text:p>930.03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4.31" calcext:value-type="float">
            <text:p>214.31</text:p>
          </table:table-cell>
          <table:table-cell office:value-type="float" office:value="2" calcext:value-type="float">
            <text:p>2</text:p>
          </table:table-cell>
          <table:table-cell office:value-type="float" office:value="250.12" calcext:value-type="float">
            <text:p>250.12</text:p>
          </table:table-cell>
          <table:table-cell office:value-type="float" office:value="1.05" calcext:value-type="float">
            <text:p>1.05</text:p>
          </table:table-cell>
          <table:table-cell office:value-type="float" office:value="739.1" calcext:value-type="float">
            <text:p>739.1</text:p>
          </table:table-cell>
          <table:table-cell office:value-type="float" office:value="0.66" calcext:value-type="float">
            <text:p>0.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.25" calcext:value-type="float">
            <text:p>186.25</text:p>
          </table:table-cell>
          <table:table-cell office:value-type="float" office:value="2" calcext:value-type="float">
            <text:p>2</text:p>
          </table:table-cell>
          <table:table-cell office:value-type="float" office:value="287.8" calcext:value-type="float">
            <text:p>287.8</text:p>
          </table:table-cell>
          <table:table-cell office:value-type="float" office:value="1.04" calcext:value-type="float">
            <text:p>1.04</text:p>
          </table:table-cell>
          <table:table-cell office:value-type="float" office:value="851.89" calcext:value-type="float">
            <text:p>851.89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.36" calcext:value-type="float">
            <text:p>242.36</text:p>
          </table:table-cell>
          <table:table-cell office:value-type="float" office:value="2" calcext:value-type="float">
            <text:p>2</text:p>
          </table:table-cell>
          <table:table-cell office:value-type="float" office:value="221.17" calcext:value-type="float">
            <text:p>221.17</text:p>
          </table:table-cell>
          <table:table-cell office:value-type="float" office:value="0.97" calcext:value-type="float">
            <text:p>0.97</text:p>
          </table:table-cell>
          <table:table-cell office:value-type="float" office:value="670.15" calcext:value-type="float">
            <text:p>670.1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.39" calcext:value-type="float">
            <text:p>256.39</text:p>
          </table:table-cell>
          <table:table-cell office:value-type="float" office:value="2" calcext:value-type="float">
            <text:p>2</text:p>
          </table:table-cell>
          <table:table-cell office:value-type="float" office:value="209.07" calcext:value-type="float">
            <text:p>209.07</text:p>
          </table:table-cell>
          <table:table-cell office:value-type="float" office:value="0.91" calcext:value-type="float">
            <text:p>0.91</text:p>
          </table:table-cell>
          <table:table-cell office:value-type="float" office:value="647.07" calcext:value-type="float">
            <text:p>647.07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.24" calcext:value-type="float">
            <text:p>184.24</text:p>
          </table:table-cell>
          <table:table-cell office:value-type="float" office:value="2" calcext:value-type="float">
            <text:p>2</text:p>
          </table:table-cell>
          <table:table-cell office:value-type="float" office:value="290.94" calcext:value-type="float">
            <text:p>290.94</text:p>
          </table:table-cell>
          <table:table-cell office:value-type="float" office:value="1.05" calcext:value-type="float">
            <text:p>1.05</text:p>
          </table:table-cell>
          <table:table-cell office:value-type="float" office:value="858.28" calcext:value-type="float">
            <text:p>858.28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2.29" calcext:value-type="float">
            <text:p>212.29</text:p>
          </table:table-cell>
          <table:table-cell office:value-type="float" office:value="2" calcext:value-type="float">
            <text:p>2</text:p>
          </table:table-cell>
          <table:table-cell office:value-type="float" office:value="252.5" calcext:value-type="float">
            <text:p>252.5</text:p>
          </table:table-cell>
          <table:table-cell office:value-type="float" office:value="0.94" calcext:value-type="float">
            <text:p>0.94</text:p>
          </table:table-cell>
          <table:table-cell office:value-type="float" office:value="772.65" calcext:value-type="float">
            <text:p>772.65</text:p>
          </table:table-cell>
          <table:table-cell office:value-type="float" office:value="0.69" calcext:value-type="float">
            <text:p>0.6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4.31" calcext:value-type="float">
            <text:p>214.31</text:p>
          </table:table-cell>
          <table:table-cell office:value-type="float" office:value="2" calcext:value-type="float">
            <text:p>2</text:p>
          </table:table-cell>
          <table:table-cell office:value-type="float" office:value="250.12" calcext:value-type="float">
            <text:p>250.12</text:p>
          </table:table-cell>
          <table:table-cell office:value-type="float" office:value="1.03" calcext:value-type="float">
            <text:p>1.03</text:p>
          </table:table-cell>
          <table:table-cell office:value-type="float" office:value="742.85" calcext:value-type="float">
            <text:p>742.85</text:p>
          </table:table-cell>
          <table:table-cell office:value-type="float" office:value="0.66" calcext:value-type="float">
            <text:p>0.6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8.33" calcext:value-type="float">
            <text:p>228.33</text:p>
          </table:table-cell>
          <table:table-cell office:value-type="float" office:value="2" calcext:value-type="float">
            <text:p>2</text:p>
          </table:table-cell>
          <table:table-cell office:value-type="float" office:value="234.76" calcext:value-type="float">
            <text:p>234.76</text:p>
          </table:table-cell>
          <table:table-cell office:value-type="float" office:value="0.97" calcext:value-type="float">
            <text:p>0.97</text:p>
          </table:table-cell>
          <table:table-cell office:value-type="float" office:value="711.33" calcext:value-type="float">
            <text:p>711.33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.26" calcext:value-type="float">
            <text:p>242.26</text:p>
          </table:table-cell>
          <table:table-cell office:value-type="float" office:value="2" calcext:value-type="float">
            <text:p>2</text:p>
          </table:table-cell>
          <table:table-cell office:value-type="float" office:value="221.26" calcext:value-type="float">
            <text:p>221.26</text:p>
          </table:table-cell>
          <table:table-cell office:value-type="float" office:value="0.94" calcext:value-type="float">
            <text:p>0.94</text:p>
          </table:table-cell>
          <table:table-cell office:value-type="float" office:value="678.17" calcext:value-type="float">
            <text:p>678.17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.39" calcext:value-type="float">
            <text:p>256.39</text:p>
          </table:table-cell>
          <table:table-cell office:value-type="float" office:value="2" calcext:value-type="float">
            <text:p>2</text:p>
          </table:table-cell>
          <table:table-cell office:value-type="float" office:value="209.07" calcext:value-type="float">
            <text:p>209.07</text:p>
          </table:table-cell>
          <table:table-cell office:value-type="float" office:value="0.93" calcext:value-type="float">
            <text:p>0.93</text:p>
          </table:table-cell>
          <table:table-cell office:value-type="float" office:value="641.84" calcext:value-type="float">
            <text:p>641.84</text:p>
          </table:table-cell>
          <table:table-cell office:value-type="float" office:value="0.57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0.41" calcext:value-type="float">
            <text:p>270.41</text:p>
          </table:table-cell>
          <table:table-cell office:value-type="float" office:value="2" calcext:value-type="float">
            <text:p>2</text:p>
          </table:table-cell>
          <table:table-cell office:value-type="float" office:value="198.23" calcext:value-type="float">
            <text:p>198.23</text:p>
          </table:table-cell>
          <table:table-cell office:value-type="float" office:value="0.91" calcext:value-type="float">
            <text:p>0.91</text:p>
          </table:table-cell>
          <table:table-cell office:value-type="float" office:value="612.53" calcext:value-type="float">
            <text:p>612.53</text:p>
          </table:table-cell>
          <table:table-cell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4.31" calcext:value-type="float">
            <text:p>214.31</text:p>
          </table:table-cell>
          <table:table-cell office:value-type="float" office:value="2" calcext:value-type="float">
            <text:p>2</text:p>
          </table:table-cell>
          <table:table-cell office:value-type="float" office:value="250.12" calcext:value-type="float">
            <text:p>250.12</text:p>
          </table:table-cell>
          <table:table-cell office:value-type="float" office:value="0.82" calcext:value-type="float">
            <text:p>0.82</text:p>
          </table:table-cell>
          <table:table-cell office:value-type="float" office:value="796.63" calcext:value-type="float">
            <text:p>796.63</text:p>
          </table:table-cell>
          <table:table-cell office:value-type="float" office:value="0.7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.17" calcext:value-type="float">
            <text:p>160.17</text:p>
          </table:table-cell>
          <table:table-cell office:value-type="float" office:value="2" calcext:value-type="float">
            <text:p>2</text:p>
          </table:table-cell>
          <table:table-cell office:value-type="float" office:value="334.66" calcext:value-type="float">
            <text:p>334.66</text:p>
          </table:table-cell>
          <table:table-cell office:value-type="float" office:value="1.11" calcext:value-type="float">
            <text:p>1.11</text:p>
          </table:table-cell>
          <table:table-cell office:value-type="float" office:value="967.18" calcext:value-type="float">
            <text:p>967.18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0.2" calcext:value-type="float">
            <text:p>190.2</text:p>
          </table:table-cell>
          <table:table-cell office:value-type="float" office:value="2" calcext:value-type="float">
            <text:p>2</text:p>
          </table:table-cell>
          <table:table-cell office:value-type="float" office:value="281.82" calcext:value-type="float">
            <text:p>281.82</text:p>
          </table:table-cell>
          <table:table-cell office:value-type="float" office:value="1.17" calcext:value-type="float">
            <text:p>1.17</text:p>
          </table:table-cell>
          <table:table-cell office:value-type="float" office:value="798.97" calcext:value-type="float">
            <text:p>798.97</text:p>
          </table:table-cell>
          <table:table-cell office:value-type="float" office:value="0.7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.14" calcext:value-type="float">
            <text:p>145.14</text:p>
          </table:table-cell>
          <table:table-cell office:value-type="float" office:value="2" calcext:value-type="float">
            <text:p>2</text:p>
          </table:table-cell>
          <table:table-cell office:value-type="float" office:value="369.32" calcext:value-type="float">
            <text:p>369.32</text:p>
          </table:table-cell>
          <table:table-cell office:value-type="float" office:value="1.16" calcext:value-type="float">
            <text:p>1.16</text:p>
          </table:table-cell>
          <table:table-cell office:value-type="float" office:value="1048.87" calcext:value-type="float">
            <text:p>1048.87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0.13" calcext:value-type="float">
            <text:p>160.13</text:p>
          </table:table-cell>
          <table:table-cell office:value-type="float" office:value="2" calcext:value-type="float">
            <text:p>2</text:p>
          </table:table-cell>
          <table:table-cell office:value-type="float" office:value="334.75" calcext:value-type="float">
            <text:p>334.75</text:p>
          </table:table-cell>
          <table:table-cell office:value-type="float" office:value="1.29" calcext:value-type="float">
            <text:p>1.29</text:p>
          </table:table-cell>
          <table:table-cell office:value-type="float" office:value="907.16" calcext:value-type="float">
            <text:p>907.16</text:p>
          </table:table-cell>
          <table:table-cell office:value-type="float" office:value="0.81" calcext:value-type="float">
            <text:p>0.8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.16" calcext:value-type="float">
            <text:p>145.16</text:p>
          </table:table-cell>
          <table:table-cell office:value-type="float" office:value="2" calcext:value-type="float">
            <text:p>2</text:p>
          </table:table-cell>
          <table:table-cell office:value-type="float" office:value="369.27" calcext:value-type="float">
            <text:p>369.27</text:p>
          </table:table-cell>
          <table:table-cell office:value-type="float" office:value="1.02" calcext:value-type="float">
            <text:p>1.02</text:p>
          </table:table-cell>
          <table:table-cell office:value-type="float" office:value="1102.27" calcext:value-type="float">
            <text:p>1102.27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3.21" calcext:value-type="float">
            <text:p>173.21</text:p>
          </table:table-cell>
          <table:table-cell office:value-type="float" office:value="2" calcext:value-type="float">
            <text:p>2</text:p>
          </table:table-cell>
          <table:table-cell office:value-type="float" office:value="309.47" calcext:value-type="float">
            <text:p>309.47</text:p>
          </table:table-cell>
          <table:table-cell office:value-type="float" office:value="1" calcext:value-type="float">
            <text:p>1</text:p>
          </table:table-cell>
          <table:table-cell office:value-type="float" office:value="929.95" calcext:value-type="float">
            <text:p>929.95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.18" calcext:value-type="float">
            <text:p>160.18</text:p>
          </table:table-cell>
          <table:table-cell office:value-type="float" office:value="2" calcext:value-type="float">
            <text:p>2</text:p>
          </table:table-cell>
          <table:table-cell office:value-type="float" office:value="334.64" calcext:value-type="float">
            <text:p>334.64</text:p>
          </table:table-cell>
          <table:table-cell office:value-type="float" office:value="0.81" calcext:value-type="float">
            <text:p>0.81</text:p>
          </table:table-cell>
          <table:table-cell office:value-type="float" office:value="1067.51" calcext:value-type="float">
            <text:p>1067.51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6.28" calcext:value-type="float">
            <text:p>216.28</text:p>
          </table:table-cell>
          <table:table-cell office:value-type="float" office:value="2" calcext:value-type="float">
            <text:p>2</text:p>
          </table:table-cell>
          <table:table-cell office:value-type="float" office:value="247.84" calcext:value-type="float">
            <text:p>247.84</text:p>
          </table:table-cell>
          <table:table-cell office:value-type="float" office:value="0.91" calcext:value-type="float">
            <text:p>0.91</text:p>
          </table:table-cell>
          <table:table-cell office:value-type="float" office:value="767.07" calcext:value-type="float">
            <text:p>767.07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2.15" calcext:value-type="float">
            <text:p>162.15</text:p>
          </table:table-cell>
          <table:table-cell office:value-type="float" office:value="2" calcext:value-type="float">
            <text:p>2</text:p>
          </table:table-cell>
          <table:table-cell office:value-type="float" office:value="330.58" calcext:value-type="float">
            <text:p>330.58</text:p>
          </table:table-cell>
          <table:table-cell office:value-type="float" office:value="1.04" calcext:value-type="float">
            <text:p>1.04</text:p>
          </table:table-cell>
          <table:table-cell office:value-type="float" office:value="978.51" calcext:value-type="float">
            <text:p>978.51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2.34" calcext:value-type="float">
            <text:p>282.34</text:p>
          </table:table-cell>
          <table:table-cell office:value-type="float" office:value="2" calcext:value-type="float">
            <text:p>2</text:p>
          </table:table-cell>
          <table:table-cell office:value-type="float" office:value="189.85" calcext:value-type="float">
            <text:p>189.85</text:p>
          </table:table-cell>
          <table:table-cell office:value-type="float" office:value="1.32" calcext:value-type="float">
            <text:p>1.32</text:p>
          </table:table-cell>
          <table:table-cell office:value-type="float" office:value="508.8" calcext:value-type="float">
            <text:p>508.8</text:p>
          </table:table-cell>
          <table:table-cell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.34" calcext:value-type="float">
            <text:p>199.34</text:p>
          </table:table-cell>
          <table:table-cell office:value-type="float" office:value="2" calcext:value-type="float">
            <text:p>2</text:p>
          </table:table-cell>
          <table:table-cell office:value-type="float" office:value="268.9" calcext:value-type="float">
            <text:p>268.9</text:p>
          </table:table-cell>
          <table:table-cell office:value-type="float" office:value="1.57" calcext:value-type="float">
            <text:p>1.57</text:p>
          </table:table-cell>
          <table:table-cell office:value-type="float" office:value="654.78" calcext:value-type="float">
            <text:p>654.78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4.16" calcext:value-type="float">
            <text:p>174.16</text:p>
          </table:table-cell>
          <table:table-cell office:value-type="float" office:value="2" calcext:value-type="float">
            <text:p>2</text:p>
          </table:table-cell>
          <table:table-cell office:value-type="float" office:value="307.78" calcext:value-type="float">
            <text:p>307.78</text:p>
          </table:table-cell>
          <table:table-cell office:value-type="float" office:value="1.85" calcext:value-type="float">
            <text:p>1.85</text:p>
          </table:table-cell>
          <table:table-cell office:value-type="float" office:value="661.73" calcext:value-type="float">
            <text:p>661.73</text:p>
          </table:table-cell>
          <table:table-cell office:value-type="float" office:value="0.59" calcext:value-type="float">
            <text:p>0.5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8.18" calcext:value-type="float">
            <text:p>188.18</text:p>
          </table:table-cell>
          <table:table-cell office:value-type="float" office:value="2" calcext:value-type="float">
            <text:p>2</text:p>
          </table:table-cell>
          <table:table-cell office:value-type="float" office:value="284.85" calcext:value-type="float">
            <text:p>284.85</text:p>
          </table:table-cell>
          <table:table-cell office:value-type="float" office:value="1.77" calcext:value-type="float">
            <text:p>1.77</text:p>
          </table:table-cell>
          <table:table-cell office:value-type="float" office:value="635.21" calcext:value-type="float">
            <text:p>635.21</text:p>
          </table:table-cell>
          <table:table-cell office:value-type="float" office:value="0.57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6.22" calcext:value-type="float">
            <text:p>246.22</text:p>
          </table:table-cell>
          <table:table-cell office:value-type="float" office:value="2" calcext:value-type="float">
            <text:p>2</text:p>
          </table:table-cell>
          <table:table-cell office:value-type="float" office:value="217.7" calcext:value-type="float">
            <text:p>217.7</text:p>
          </table:table-cell>
          <table:table-cell office:value-type="float" office:value="1.91" calcext:value-type="float">
            <text:p>1.91</text:p>
          </table:table-cell>
          <table:table-cell office:value-type="float" office:value="455" calcext:value-type="float">
            <text:p>455</text:p>
          </table:table-cell>
          <table:table-cell office:value-type="float" office:value="0.41" calcext:value-type="float">
            <text:p>0.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2.18" calcext:value-type="float">
            <text:p>172.18</text:p>
          </table:table-cell>
          <table:table-cell office:value-type="float" office:value="2" calcext:value-type="float">
            <text:p>2</text:p>
          </table:table-cell>
          <table:table-cell office:value-type="float" office:value="311.32" calcext:value-type="float">
            <text:p>311.32</text:p>
          </table:table-cell>
          <table:table-cell office:value-type="float" office:value="1.84" calcext:value-type="float">
            <text:p>1.84</text:p>
          </table:table-cell>
          <table:table-cell office:value-type="float" office:value="674.01" calcext:value-type="float">
            <text:p>674.01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</table:table>
      <table:table table:name="table3_Assary2014" table:style-name="ta1">
        <table:table-column table:style-name="co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" table:default-cell-style-name="Default"/>
        <table:table-column table:style-name="co48" table:default-cell-style-name="Default"/>
        <table:table-column table:style-name="co76" table:default-cell-style-name="Default"/>
        <table:table-column table:style-name="co63" table:default-cell-style-name="Default"/>
        <table:table-row table:style-name="ro3">
          <table:table-cell/>
          <table:table-cell office:value-type="string" calcext:value-type="string">
            <text:p>"Table 3 Computed LUMO energies (eV), predicted first reduction potentials ( ERed1), and computed reduction potentials (ERed1) of pyrazine (P),</text:p>
            <text:p>"phenazine (Ph), and bipyridine (B) derivatives at the B3LYP/6-31+G(d) level of theory. Italicized values in parentheses are from previousnexperimental studies. a Schematics of all the structures are given in Fig. S2",,,,,,,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3" table:number-rows-spanned="1">
            <text:p>Reduction potentials (V vs. Li/Li+)</text:p>
          </table:table-cell>
          <table:covered-table-cell table:style-name="ce26"/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edicted</text:p>
          </table:table-cell>
          <table:table-cell office:value-type="string" calcext:value-type="string">
            <text:p>Compu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ies</text:p>
          </table:table-cell>
          <table:table-cell table:style-name="ce26" office:value-type="string" calcext:value-type="string">
            <text:p>Molecular species</text:p>
          </table:table-cell>
          <table:table-cell table:style-name="ce27" office:value-type="string" calcext:value-type="string">
            <text:p>LUMO (eV)</text:p>
          </table:table-cell>
          <table:table-cell office:value-type="string" calcext:value-type="string">
            <text:p>*Ered1</text:p>
          </table:table-cell>
          <table:table-cell office:value-type="string" calcext:value-type="string">
            <text:p>Ered1</text:p>
          </table:table-cell>
          <table:table-cell office:value-type="string" calcext:value-type="string">
            <text:p>Ered1 [х]</text:p>
          </table:table-cell>
          <table:table-cell office:value-type="string" calcext:value-type="string">
            <text:p>Alternanive ref</text:p>
          </table:table-cell>
          <table:table-cell office:value-type="string" calcext:value-type="string">
            <text:p>Ref.electrode</text:p>
          </table:table-cell>
          <table:table-cell office:value-type="string" calcext:value-type="string">
            <text:p>Computation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yrazine</text:p>
          </table:table-cell>
          <table:table-cell office:value-type="float" office:value="1.83" calcext:value-type="float">
            <text:p>1.83</text:p>
          </table:table-cell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-Methyl-pyrazine</text:p>
          </table:table-cell>
          <table:table-cell office:value-type="float" office:value="1.62" calcext:value-type="float">
            <text:p>1.62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,3-Dimethyl-pyrazine</text:p>
          </table:table-cell>
          <table:table-cell office:value-type="float" office:value="1.44" calcext:value-type="float">
            <text:p>1.44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,5-Dimethyl-pyrazine</text:p>
          </table:table-cell>
          <table:table-cell office:value-type="float" office:value="1.45" calcext:value-type="float">
            <text:p>1.45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,6-Dimetyl-pyrazine</text:p>
          </table:table-cell>
          <table:table-cell office:value-type="float" office:value="1.5" calcext:value-type="float">
            <text:p>1.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,3,5-Trimethyl-pyrazine</text:p>
          </table:table-cell>
          <table:table-cell office:value-type="float" office:value="1.27" calcext:value-type="float">
            <text:p>1.27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,3,5,6-Tetramethyl-pyrazine</text:p>
          </table:table-cell>
          <table:table-cell office:value-type="float" office:value="1.12" calcext:value-type="float">
            <text:p>1.12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-Methoxy-pyrazine</text:p>
          </table:table-cell>
          <table:table-cell office:value-type="float" office:value="1.58" calcext:value-type="float">
            <text:p>1.58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,3-Dimethoxy-pyrazine</text:p>
          </table:table-cell>
          <table:table-cell office:value-type="float" office:value="1.13" calcext:value-type="float">
            <text:p>1.13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,5-Dimethoxy-pyrazine</text:p>
          </table:table-cell>
          <table:table-cell office:value-type="float" office:value="1.53" calcext:value-type="float">
            <text:p>1.53</text:p>
          </table:table-cell>
          <table:table-cell office:value-type="float" office:value="0.89" calcext:value-type="float">
            <text:p>0.89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,6-Dimethoxy-pyrazine</text:p>
          </table:table-cell>
          <table:table-cell office:value-type="float" office:value="1.24" calcext:value-type="float">
            <text:p>1.24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,3,5,6-Tetramethoxy-pyrazine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enazine</text:p>
          </table:table-cell>
          <table:table-cell office:value-type="float" office:value="2.75" calcext:value-type="float">
            <text:p>2.75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office:value-type="float" office:value="2.04" calcext:value-type="float">
            <text:p>2.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-Methyl-phenazine</text:p>
          </table:table-cell>
          <table:table-cell office:value-type="float" office:value="2.69" calcext:value-type="float">
            <text:p>2.69</text:p>
          </table:table-cell>
          <table:table-cell office:value-type="float" office:value="1.85" calcext:value-type="float">
            <text:p>1.85</text:p>
          </table:table-cell>
          <table:table-cell office:value-type="float" office:value="1.96" calcext:value-type="float">
            <text:p>1.96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-Methyl-phenazine</text:p>
          </table:table-cell>
          <table:table-cell office:value-type="float" office:value="2.85" calcext:value-type="float">
            <text:p>2.85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,2-Dimethyl-phenazine</text:p>
          </table:table-cell>
          <table:table-cell office:value-type="float" office:value="2.62" calcext:value-type="float">
            <text:p>2.62</text:p>
          </table:table-cell>
          <table:table-cell office:value-type="float" office:value="1.81" calcext:value-type="float">
            <text:p>1.81</text:p>
          </table:table-cell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,3-Dimethyl-phenazine</text:p>
          </table:table-cell>
          <table:table-cell office:value-type="float" office:value="2.58" calcext:value-type="float">
            <text:p>2.58</text:p>
          </table:table-cell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,4-Dimethyl-phenazine</text:p>
          </table:table-cell>
          <table:table-cell office:value-type="float" office:value="2.62" calcext:value-type="float">
            <text:p>2.62</text:p>
          </table:table-cell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,2,3-Trimethyl-phenazine</text:p>
          </table:table-cell>
          <table:table-cell office:value-type="float" office:value="2.53" calcext:value-type="float">
            <text:p>2.53</text:p>
          </table:table-cell>
          <table:table-cell office:value-type="float" office:value="1.74" calcext:value-type="float">
            <text:p>1.74</text:p>
          </table:table-cell>
          <table:table-cell office:value-type="float" office:value="1.86" calcext:value-type="float">
            <text:p>1.86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,2,3,4-Tetramethyl-phenazine</text:p>
          </table:table-cell>
          <table:table-cell office:value-type="float" office:value="2.45" calcext:value-type="float">
            <text:p>2.45</text:p>
          </table:table-cell>
          <table:table-cell office:value-type="float" office:value="1.69" calcext:value-type="float">
            <text:p>1.69</text:p>
          </table:table-cell>
          <table:table-cell office:value-type="float" office:value="1.99" calcext:value-type="float">
            <text:p>1.99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,3-Dimethyl-phenazine</text:p>
          </table:table-cell>
          <table:table-cell office:value-type="float" office:value="2.57" calcext:value-type="float">
            <text:p>2.57</text:p>
          </table:table-cell>
          <table:table-cell office:value-type="float" office:value="1.77" calcext:value-type="float">
            <text:p>1.77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-Chloro-phenazine</text:p>
          </table:table-cell>
          <table:table-cell office:value-type="float" office:value="2.95" calcext:value-type="float">
            <text:p>2.95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-Chloro-phenazine</text:p>
          </table:table-cell>
          <table:table-cell office:value-type="float" office:value="2.95" calcext:value-type="float">
            <text:p>2.95</text:p>
          </table:table-cell>
          <table:table-cell office:value-type="float" office:value="2.04" calcext:value-type="float">
            <text:p>2.04</text:p>
          </table:table-cell>
          <table:table-cell office:value-type="float" office:value="2.11" calcext:value-type="float">
            <text:p>2.1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,2,8,9-Tetramethyl-phenazine</text:p>
          </table:table-cell>
          <table:table-cell office:value-type="float" office:value="2.49" calcext:value-type="float">
            <text:p>2.49</text:p>
          </table:table-cell>
          <table:table-cell office:value-type="float" office:value="1.72" calcext:value-type="float">
            <text:p>1.72</text:p>
          </table:table-cell>
          <table:table-cell office:value-type="float" office:value="1.84" calcext:value-type="float">
            <text:p>1.84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,4,6,9-Tetramethyl-phenazine</text:p>
          </table:table-cell>
          <table:table-cell office:value-type="float" office:value="2.43" calcext:value-type="float">
            <text:p>2.43</text:p>
          </table:table-cell>
          <table:table-cell office:value-type="float" office:value="1.67" calcext:value-type="float">
            <text:p>1.67</text:p>
          </table:table-cell>
          <table:table-cell office:value-type="float" office:value="1.74" calcext:value-type="float">
            <text:p>1.74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,2,7,8-Tetramethyl-phenazine</text:p>
          </table:table-cell>
          <table:table-cell office:value-type="float" office:value="2.46" calcext:value-type="float">
            <text:p>2.46</text:p>
          </table:table-cell>
          <table:table-cell office:value-type="float" office:value="1.7" calcext:value-type="float">
            <text:p>1.7</text:p>
          </table:table-cell>
          <table:table-cell office:value-type="float" office:value="1.81" calcext:value-type="float">
            <text:p>1.8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,2,6,7-Tetramethyl-phenazine</text:p>
          </table:table-cell>
          <table:table-cell office:value-type="float" office:value="2.45" calcext:value-type="float">
            <text:p>2.45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,3,7,8-Tetramethyl-phenazine</text:p>
          </table:table-cell>
          <table:table-cell office:value-type="float" office:value="2.4" calcext:value-type="float">
            <text:p>2.4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,2,3,4,6,7,8,9-Octamethyl-phenazine</text:p>
          </table:table-cell>
          <table:table-cell office:value-type="float" office:value="2.18" calcext:value-type="float">
            <text:p>2.18</text:p>
          </table:table-cell>
          <table:table-cell office:value-type="float" office:value="1.51" calcext:value-type="float">
            <text:p>1.51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-tert-Butyl-phenazine</text:p>
          </table:table-cell>
          <table:table-cell office:value-type="float" office:value="2.68" calcext:value-type="float">
            <text:p>2.68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-tert-Butyl-phenazine</text:p>
          </table:table-cell>
          <table:table-cell office:value-type="float" office:value="2.67" calcext:value-type="float">
            <text:p>2.67</text:p>
          </table:table-cell>
          <table:table-cell office:value-type="float" office:value="1.84" calcext:value-type="float">
            <text:p>1.84</text:p>
          </table:table-cell>
          <table:table-cell office:value-type="float" office:value="1.96" calcext:value-type="float">
            <text:p>1.96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ipyridine-bipyridine</text:p>
          </table:table-cell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31" calcext:value-type="float">
            <text:p>1.31</text:p>
          </table:table-cell>
          <table:table-cell office:value-type="float" office:value="1.19" calcext:value-type="float">
            <text:p>1.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-Methyl-bipyridine</text:p>
          </table:table-cell>
          <table:table-cell office:value-type="float" office:value="1.94" calcext:value-type="float">
            <text:p>1.94</text:p>
          </table:table-cell>
          <table:table-cell office:value-type="float" office:value="1.13" calcext:value-type="float">
            <text:p>1.13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,3-Dimethyl-bipyridine</text:p>
          </table:table-cell>
          <table:table-cell office:value-type="float" office:value="1.62" calcext:value-type="float">
            <text:p>1.62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,5-Dimethyl-bipyridine</text:p>
          </table:table-cell>
          <table:table-cell office:value-type="float" office:value="1.7" calcext:value-type="float">
            <text:p>1.7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,6-Dimethyl-bipyridine</text:p>
          </table:table-cell>
          <table:table-cell office:value-type="float" office:value="1.87" calcext:value-type="float">
            <text:p>1.87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,3,5,6-Tetramethyl-bipyridine</text:p>
          </table:table-cell>
          <table:table-cell office:value-type="float" office:value="1.17" calcext:value-type="float">
            <text:p>1.17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,2’-Dimethyl-bipyridine</text:p>
          </table:table-cell>
          <table:table-cell office:value-type="float" office:value="1.86" calcext:value-type="float">
            <text:p>1.86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,2’,6,6’-Tetramethyl-bipyridine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,2’,3,3’,5,5’,6,6’-Octamethyl-bipyridine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string" calcext:value-type="string">
            <text:p>Li/Li+</text:p>
          </table:table-cell>
          <table:table-cell office:value-type="string" calcext:value-type="string">
            <text:p>B3LYP/6-31+G(d)</text:p>
          </table:table-cell>
        </table:table-row>
      </table:table>
      <table:table table:name="Ajloo2009_table_1" table:style-name="ta1">
        <table:table-column table:style-name="co39" table:default-cell-style-name="ce28"/>
        <table:table-column table:style-name="co77" table:default-cell-style-name="ce28"/>
        <table:table-column table:style-name="co78" table:default-cell-style-name="ce28"/>
        <table:table-column table:style-name="co79" table:default-cell-style-name="ce28"/>
        <table:table-column table:style-name="co76" table:default-cell-style-name="ce30"/>
        <table:table-column table:style-name="co36" table:default-cell-style-name="ce30"/>
        <table:table-column table:style-name="co80" table:number-columns-repeated="2" table:default-cell-style-name="ce30"/>
        <table:table-column table:style-name="co81" table:default-cell-style-name="ce30"/>
        <table:table-column table:style-name="co32" table:default-cell-style-name="ce30"/>
        <table:table-column table:style-name="co8" table:default-cell-style-name="ce30"/>
        <table:table-column table:style-name="co82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83" table:default-cell-style-name="Default"/>
        <table:table-column table:style-name="co1" table:default-cell-style-name="Default"/>
        <table:table-column table:style-name="co81" table:number-columns-repeated="2" table:default-cell-style-name="Default"/>
        <table:table-column table:style-name="co84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Ajloo2009 //Int. J. Electrochem. Sci., Vol. 5, 2010 459-477</text:p>
          </table:table-cell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Default" office:value-type="string" calcext:value-type="string">
            <text:p>Solvent Effect on the Reduction Potential of Anthra quinones <text:s/>Derivatives. The Experimental and Computational Stu dies .pdf</text:p>
          </table:table-cell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Default" office:value-type="string" calcext:value-type="string">
            <text:p>Table 1. Cyclic voltammetry data for anthraquinones (Aq1-Aq10) in different solvents at scan rate 100mV/s</text:p>
          </table:table-cell>
          <table:table-cell table:style-name="Default" table:number-columns-repeated="10"/>
          <table:table-cell table:number-columns-repeated="9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3" table:number-rows-spanned="1">
            <text:p>First wave</text:p>
          </table:table-cell>
          <table:covered-table-cell table:style-name="ce31"/>
          <table:covered-table-cell/>
          <table:table-cell table:style-name="ce32" office:value-type="string" calcext:value-type="string" table:number-columns-spanned="3" table:number-rows-spanned="1">
            <text:p>Second wave</text:p>
          </table:table-cell>
          <table:covered-table-cell table:number-columns-repeated="2"/>
          <table:table-cell office:value-type="string" calcext:value-type="string">
            <text:p>Solvent</text:p>
          </table:table-cell>
          <table:table-cell office:value-type="string" calcext:value-type="string">
            <text:p>Support electrolit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ef.Electrode</text:p>
          </table:table-cell>
          <table:table-cell office:value-type="string" calcext:value-type="string">
            <text:p>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office:annotation draw:style-name="gr3" draw:text-style-name="P3" svg:width="82.18pt" svg:height="28.09pt" svg:x="257.1pt" svg:y="8.67pt" draw:caption-point-x="-17.29pt" draw:caption-point-y="42.8pt">
              <dc:creator>SB</dc:creator>
              <dc:date>2018-08-02T00:00:00</dc:date>
              <text:p text:style-name="P2"><text:span text:style-name="T1"><text:a xlink:href="https://www.mn-am.com/online_demos/corina_demo_interactive" xlink:type="simple">https://www.mn-am.com/online_demos/corina_demo_interactive</text:a></text:span></text:p>
              <text:p text:style-name="P2"><text:span text:style-name="T1"/></text:p>
            </office:annotation>
            <text:p>SMILES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Ipa/Ipc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Ipa/Ipc</text:p>
          </table:table-cell>
          <table:table-cell table:number-columns-repeated="4"/>
          <table:table-cell office:value-type="string" calcext:value-type="string">
            <text:p>Ajloo2009 //Int. J. Electrochem. Sci., Vol. 5, 2010 459-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1</text:p>
          </table:table-cell>
          <table:table-cell office:value-type="string" calcext:value-type="string">
            <text:p>O=c2c1ccccc1c(=O)c3ccccc23</text:p>
          </table:table-cell>
          <table:table-cell table:number-columns-repeated="2"/>
          <table:table-cell office:value-type="float" office:value="-0.823" calcext:value-type="float">
            <text:p>-0.823</text:p>
          </table:table-cell>
          <table:table-cell office:value-type="float" office:value="0.082" calcext:value-type="float">
            <text:p>0.082</text:p>
          </table:table-cell>
          <table:table-cell office:value-type="float" office:value="0.99" calcext:value-type="float">
            <text:p>0.99</text:p>
          </table:table-cell>
          <table:table-cell office:value-type="float" office:value="-1.092" calcext:value-type="float">
            <text:p>-1.0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1</text:p>
          </table:table-cell>
          <table:table-cell table:number-columns-repeated="3"/>
          <table:table-cell table:style-name="ce28" office:value-type="float" office:value="-0.76" calcext:value-type="float">
            <text:p>-0.76</text:p>
          </table:table-cell>
          <table:table-cell table:style-name="ce28" office:value-type="float" office:value="0.074" calcext:value-type="float">
            <text:p>0.074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float" office:value="-1.29" calcext:value-type="float">
            <text:p>-1.29</text:p>
          </table:table-cell>
          <table:table-cell table:style-name="ce28" office:value-type="float" office:value="0.083" calcext:value-type="float">
            <text:p>0.083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1</text:p>
          </table:table-cell>
          <table:table-cell table:number-columns-repeated="3"/>
          <table:table-cell office:value-type="float" office:value="-0.809" calcext:value-type="float">
            <text:p>-0.8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99" calcext:value-type="float">
            <text:p>0.99</text:p>
          </table:table-cell>
          <table:table-cell office:value-type="float" office:value="-1.35" calcext:value-type="float">
            <text:p>-1.35</text:p>
          </table:table-cell>
          <table:table-cell office:value-type="float" office:value="0.088" calcext:value-type="float">
            <text:p>0.08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2</text:p>
          </table:table-cell>
          <table:table-cell office:value-type="string" calcext:value-type="string">
            <text:p>O=c2c1ccccc1c(=O)c3c(O)cccc23</text:p>
          </table:table-cell>
          <table:table-cell table:number-columns-repeated="2"/>
          <table:table-cell office:value-type="float" office:value="-0.742" calcext:value-type="float">
            <text:p>-0.742</text:p>
          </table:table-cell>
          <table:table-cell office:value-type="float" office:value="0.068" calcext:value-type="float">
            <text:p>0.068</text:p>
          </table:table-cell>
          <table:table-cell office:value-type="float" office:value="0.99" calcext:value-type="float">
            <text:p>0.99</text:p>
          </table:table-cell>
          <table:table-cell office:value-type="float" office:value="-0.956" calcext:value-type="float">
            <text:p>-0.9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2</text:p>
          </table:table-cell>
          <table:table-cell table:number-columns-repeated="3"/>
          <table:table-cell table:style-name="ce28" office:value-type="float" office:value="-0.612" calcext:value-type="float">
            <text:p>-0.612</text:p>
          </table:table-cell>
          <table:table-cell table:style-name="ce28" office:value-type="float" office:value="0.11" calcext:value-type="float">
            <text:p>0.11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float" office:value="-1.113" calcext:value-type="float">
            <text:p>-1.113</text:p>
          </table:table-cell>
          <table:table-cell table:style-name="ce28" office:value-type="float" office:value="0.071" calcext:value-type="float">
            <text:p>0.071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2</text:p>
          </table:table-cell>
          <table:table-cell table:number-columns-repeated="3"/>
          <table:table-cell office:value-type="float" office:value="-0.671" calcext:value-type="float">
            <text:p>-0.671</text:p>
          </table:table-cell>
          <table:table-cell office:value-type="float" office:value="0.098" calcext:value-type="float">
            <text:p>0.098</text:p>
          </table:table-cell>
          <table:table-cell office:value-type="float" office:value="0.99" calcext:value-type="float">
            <text:p>0.99</text:p>
          </table:table-cell>
          <table:table-cell office:value-type="float" office:value="-1.04" calcext:value-type="float">
            <text:p>-1.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3</text:p>
          </table:table-cell>
          <table:table-cell office:value-type="string" calcext:value-type="string">
            <text:p>COc2cccc3c(=O)c1ccccc1c(=O)c23</text:p>
          </table:table-cell>
          <table:table-cell table:number-columns-repeated="2"/>
          <table:table-cell office:value-type="float" office:value="-0.972" calcext:value-type="float">
            <text:p>-0.972</text:p>
          </table:table-cell>
          <table:table-cell office:value-type="float" office:value="0.075" calcext:value-type="float">
            <text:p>0.075</text:p>
          </table:table-cell>
          <table:table-cell office:value-type="float" office:value="0.99" calcext:value-type="float">
            <text:p>0.99</text:p>
          </table:table-cell>
          <table:table-cell office:value-type="float" office:value="-1.334" calcext:value-type="float">
            <text:p>-1.3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3</text:p>
          </table:table-cell>
          <table:table-cell table:number-columns-repeated="3"/>
          <table:table-cell table:style-name="ce28" office:value-type="float" office:value="-0.871" calcext:value-type="float">
            <text:p>-0.871</text:p>
          </table:table-cell>
          <table:table-cell table:style-name="ce28" office:value-type="float" office:value="0.096" calcext:value-type="float">
            <text:p>0.096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-1.401" calcext:value-type="float">
            <text:p>-1.401</text:p>
          </table:table-cell>
          <table:table-cell table:style-name="ce28" office:value-type="float" office:value="0.066" calcext:value-type="float">
            <text:p>0.066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3</text:p>
          </table:table-cell>
          <table:table-cell table:number-columns-repeated="3"/>
          <table:table-cell office:value-type="float" office:value="-0.891" calcext:value-type="float">
            <text:p>-0.8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98" calcext:value-type="float">
            <text:p>0.98</text:p>
          </table:table-cell>
          <table:table-cell office:value-type="float" office:value="-1.24" calcext:value-type="float">
            <text:p>-1.24</text:p>
          </table:table-cell>
          <table:table-cell office:value-type="float" office:value="0.205" calcext:value-type="float">
            <text:p>0.20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4</text:p>
          </table:table-cell>
          <table:table-cell office:value-type="string" calcext:value-type="string">
            <text:p>Nc2cccc3c(=O)c1ccccc1c(=O)c23</text:p>
          </table:table-cell>
          <table:table-cell table:number-columns-repeated="2"/>
          <table:table-cell office:value-type="float" office:value="-0.896" calcext:value-type="float">
            <text:p>-0.8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98" calcext:value-type="float">
            <text:p>0.98</text:p>
          </table:table-cell>
          <table:table-cell office:value-type="float" office:value="-1.212" calcext:value-type="float">
            <text:p>-1.212</text:p>
          </table:table-cell>
          <table:table-cell office:value-type="float" office:value="0.147" calcext:value-type="float">
            <text:p>0.14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4</text:p>
          </table:table-cell>
          <table:table-cell table:number-columns-repeated="3"/>
          <table:table-cell table:style-name="ce28" office:value-type="float" office:value="-0.843" calcext:value-type="float">
            <text:p>-0.843</text:p>
          </table:table-cell>
          <table:table-cell table:style-name="ce28" office:value-type="float" office:value="0.092" calcext:value-type="float">
            <text:p>0.092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float" office:value="-1.357" calcext:value-type="float">
            <text:p>-1.357</text:p>
          </table:table-cell>
          <table:table-cell table:style-name="ce28" office:value-type="float" office:value="0.093" calcext:value-type="float">
            <text:p>0.093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4</text:p>
          </table:table-cell>
          <table:table-cell table:number-columns-repeated="3"/>
          <table:table-cell office:value-type="float" office:value="-0.843" calcext:value-type="float">
            <text:p>-0.843</text:p>
          </table:table-cell>
          <table:table-cell office:value-type="float" office:value="0.184" calcext:value-type="float">
            <text:p>0.184</text:p>
          </table:table-cell>
          <table:table-cell office:value-type="float" office:value="0.98" calcext:value-type="float">
            <text:p>0.98</text:p>
          </table:table-cell>
          <table:table-cell office:value-type="float" office:value="-1.257" calcext:value-type="float">
            <text:p>-1.257</text:p>
          </table:table-cell>
          <table:table-cell office:value-type="float" office:value="0.195" calcext:value-type="float">
            <text:p>0.19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5</text:p>
          </table:table-cell>
          <table:table-cell office:value-type="string" calcext:value-type="string">
            <text:p>O=c2c1ccccc1c(=O)c3cc(O)ccc23</text:p>
          </table:table-cell>
          <table:table-cell table:number-columns-repeated="2"/>
          <table:table-cell office:value-type="float" office:value="-1.204" calcext:value-type="float">
            <text:p>-1.204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-1.841" calcext:value-type="float">
            <text:p>-1.841</text:p>
          </table:table-cell>
          <table:table-cell office:value-type="float" office:value="0.117" calcext:value-type="float">
            <text:p>0.11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5</text:p>
          </table:table-cell>
          <table:table-cell table:number-columns-repeated="3"/>
          <table:table-cell table:style-name="ce28" office:value-type="float" office:value="-1.117" calcext:value-type="float">
            <text:p>-1.117</text:p>
          </table:table-cell>
          <table:table-cell table:style-name="ce28" office:value-type="float" office:value="0.078" calcext:value-type="float">
            <text:p>0.078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float" office:value="-1.627" calcext:value-type="float">
            <text:p>-1.627</text:p>
          </table:table-cell>
          <table:table-cell table:style-name="ce28" office:value-type="float" office:value="0.071" calcext:value-type="float">
            <text:p>0.071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5</text:p>
          </table:table-cell>
          <table:table-cell table:number-columns-repeated="3"/>
          <table:table-cell office:value-type="float" office:value="-1.283" calcext:value-type="float">
            <text:p>-1.2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98" calcext:value-type="float">
            <text:p>0.98</text:p>
          </table:table-cell>
          <table:table-cell office:value-type="float" office:value="-1.559" calcext:value-type="float">
            <text:p>-1.559</text:p>
          </table:table-cell>
          <table:table-cell office:value-type="float" office:value="0.332" calcext:value-type="float">
            <text:p>0.33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6</text:p>
          </table:table-cell>
          <table:table-cell office:value-type="string" calcext:value-type="string">
            <text:p>Nc3ccc2c(=O)c1ccccc1c(=O)c2c3</text:p>
          </table:table-cell>
          <table:table-cell table:number-columns-repeated="2"/>
          <table:table-cell office:value-type="float" office:value="-1.023" calcext:value-type="float">
            <text:p>-1.023</text:p>
          </table:table-cell>
          <table:table-cell office:value-type="float" office:value="0.082" calcext:value-type="float">
            <text:p>0.082</text:p>
          </table:table-cell>
          <table:table-cell office:value-type="float" office:value="0.99" calcext:value-type="float">
            <text:p>0.99</text:p>
          </table:table-cell>
          <table:table-cell office:value-type="float" office:value="-1.433" calcext:value-type="float">
            <text:p>-1.433</text:p>
          </table:table-cell>
          <table:table-cell office:value-type="float" office:value="0.076" calcext:value-type="float">
            <text:p>0.07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6</text:p>
          </table:table-cell>
          <table:table-cell table:number-columns-repeated="3"/>
          <table:table-cell table:style-name="ce28" office:value-type="float" office:value="-0.925" calcext:value-type="float">
            <text:p>-0.925</text:p>
          </table:table-cell>
          <table:table-cell table:style-name="ce28" office:value-type="float" office:value="0.096" calcext:value-type="float">
            <text:p>0.096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-1.42" calcext:value-type="float">
            <text:p>-1.42</text:p>
          </table:table-cell>
          <table:table-cell table:style-name="ce28" office:value-type="float" office:value="0.149" calcext:value-type="float">
            <text:p>0.149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6</text:p>
          </table:table-cell>
          <table:table-cell table:number-columns-repeated="3"/>
          <table:table-cell office:value-type="float" office:value="-0.932" calcext:value-type="float">
            <text:p>-0.9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98" calcext:value-type="float">
            <text:p>0.98</text:p>
          </table:table-cell>
          <table:table-cell office:value-type="float" office:value="-1.318" calcext:value-type="float">
            <text:p>-1.318</text:p>
          </table:table-cell>
          <table:table-cell office:value-type="float" office:value="0.218" calcext:value-type="float">
            <text:p>0.21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7</text:p>
          </table:table-cell>
          <table:table-cell office:value-type="string" calcext:value-type="string">
            <text:p>O=c2c1ccccc1c(=O)c3c(O)ccc(O)c23</text:p>
          </table:table-cell>
          <table:table-cell table:number-columns-repeated="2"/>
          <table:table-cell office:value-type="float" office:value="-0.644" calcext:value-type="float">
            <text:p>-0.644</text:p>
          </table:table-cell>
          <table:table-cell office:value-type="float" office:value="0.064" calcext:value-type="float">
            <text:p>0.064</text:p>
          </table:table-cell>
          <table:table-cell office:value-type="float" office:value="0.99" calcext:value-type="float">
            <text:p>0.99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7</text:p>
          </table:table-cell>
          <table:table-cell table:number-columns-repeated="3"/>
          <table:table-cell table:style-name="ce28" office:value-type="float" office:value="-0.514" calcext:value-type="float">
            <text:p>-0.514</text:p>
          </table:table-cell>
          <table:table-cell table:style-name="ce28" office:value-type="float" office:value="0.098" calcext:value-type="float">
            <text:p>0.098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float" office:value="-1.031" calcext:value-type="float">
            <text:p>-1.031</text:p>
          </table:table-cell>
          <table:table-cell table:style-name="ce28" office:value-type="float" office:value="0.078" calcext:value-type="float">
            <text:p>0.078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7</text:p>
          </table:table-cell>
          <table:table-cell table:number-columns-repeated="3"/>
          <table:table-cell office:value-type="float" office:value="-0.535" calcext:value-type="float">
            <text:p>-0.535</text:p>
          </table:table-cell>
          <table:table-cell office:value-type="float" office:value="0.078" calcext:value-type="float">
            <text:p>0.078</text:p>
          </table:table-cell>
          <table:table-cell office:value-type="float" office:value="0.99" calcext:value-type="float">
            <text:p>0.99</text:p>
          </table:table-cell>
          <table:table-cell office:value-type="float" office:value="-1.08" calcext:value-type="float">
            <text:p>-1.08</text:p>
          </table:table-cell>
          <table:table-cell office:value-type="float" office:value="0.078" calcext:value-type="float">
            <text:p>0.07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8</text:p>
          </table:table-cell>
          <table:table-cell office:value-type="string" calcext:value-type="string">
            <text:p>O=c2c1cccc(O)c1c(=O)c3c(O)cccc23</text:p>
          </table:table-cell>
          <table:table-cell table:number-columns-repeated="2"/>
          <table:table-cell office:value-type="float" office:value="-0.531" calcext:value-type="float">
            <text:p>-0.531</text:p>
          </table:table-cell>
          <table:table-cell office:value-type="float" office:value="0.094" calcext:value-type="float">
            <text:p>0.094</text:p>
          </table:table-cell>
          <table:table-cell office:value-type="float" office:value="0.99" calcext:value-type="float">
            <text:p>0.99</text:p>
          </table:table-cell>
          <table:table-cell office:value-type="float" office:value="-0.572" calcext:value-type="float">
            <text:p>-0.572</text:p>
          </table:table-cell>
          <table:table-cell office:value-type="float" office:value="0.124" calcext:value-type="float">
            <text:p>0.124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8</text:p>
          </table:table-cell>
          <table:table-cell table:number-columns-repeated="3"/>
          <table:table-cell table:style-name="ce28" office:value-type="float" office:value="-0.52" calcext:value-type="float">
            <text:p>-0.52</text:p>
          </table:table-cell>
          <table:table-cell table:style-name="ce28" office:value-type="float" office:value="0.146" calcext:value-type="float">
            <text:p>0.146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-1.035" calcext:value-type="float">
            <text:p>-1.035</text:p>
          </table:table-cell>
          <table:table-cell table:style-name="ce28" office:value-type="float" office:value="0.107" calcext:value-type="float">
            <text:p>0.107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8</text:p>
          </table:table-cell>
          <table:table-cell table:number-columns-repeated="3"/>
          <table:table-cell office:value-type="float" office:value="-0.532" calcext:value-type="float">
            <text:p>-0.5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99" calcext:value-type="float">
            <text:p>0.99</text:p>
          </table:table-cell>
          <table:table-cell office:value-type="float" office:value="-1.044" calcext:value-type="float">
            <text:p>-1.044</text:p>
          </table:table-cell>
          <table:table-cell office:value-type="float" office:value="0.124" calcext:value-type="float">
            <text:p>0.12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9</text:p>
          </table:table-cell>
          <table:table-cell office:value-type="string" calcext:value-type="string">
            <text:p>COc2ccc(OC)c3c(=O)c1ccccc1c(=O)c23</text:p>
          </table:table-cell>
          <table:table-cell table:number-columns-repeated="2"/>
          <table:table-cell office:value-type="float" office:value="-1.011" calcext:value-type="float">
            <text:p>-1.011</text:p>
          </table:table-cell>
          <table:table-cell office:value-type="float" office:value="0.13" calcext:value-type="float">
            <text:p>0.13</text:p>
          </table:table-cell>
          <table:table-cell office:value-type="float" office:value="0.98" calcext:value-type="float">
            <text:p>0.98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159" calcext:value-type="float">
            <text:p>0.15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9</text:p>
          </table:table-cell>
          <table:table-cell table:number-columns-repeated="3"/>
          <table:table-cell table:style-name="ce28" office:value-type="float" office:value="-0.915" calcext:value-type="float">
            <text:p>-0.915</text:p>
          </table:table-cell>
          <table:table-cell table:style-name="ce28" office:value-type="float" office:value="0.121" calcext:value-type="float">
            <text:p>0.121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-1.416" calcext:value-type="float">
            <text:p>-1.416</text:p>
          </table:table-cell>
          <table:table-cell table:style-name="ce28" office:value-type="float" office:value="0.149" calcext:value-type="float">
            <text:p>0.14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9</text:p>
          </table:table-cell>
          <table:table-cell table:number-columns-repeated="3"/>
          <table:table-cell office:value-type="float" office:value="-0.945" calcext:value-type="float">
            <text:p>-0.945</text:p>
          </table:table-cell>
          <table:table-cell office:value-type="float" office:value="0.181" calcext:value-type="float">
            <text:p>0.181</text:p>
          </table:table-cell>
          <table:table-cell office:value-type="float" office:value="0.98" calcext:value-type="float">
            <text:p>0.98</text:p>
          </table:table-cell>
          <table:table-cell office:value-type="float" office:value="-1.325" calcext:value-type="float">
            <text:p>-1.3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10</text:p>
          </table:table-cell>
          <table:table-cell office:value-type="string" calcext:value-type="string">
            <text:p>COc2cccc3c(=O)c1cccc(OC)c1c(=O)c23</text:p>
          </table:table-cell>
          <table:table-cell office:value-type="string" calcext:value-type="string">
            <text:p>1,8-dimethoxy-9,10-dihydroanthracene-9,10-dione</text:p>
          </table:table-cell>
          <table:table-cell/>
          <table:table-cell office:value-type="float" office:value="-1.053" calcext:value-type="float">
            <text:p>-1.0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98" calcext:value-type="float">
            <text:p>0.98</text:p>
          </table:table-cell>
          <table:table-cell office:value-type="float" office:value="-1.474" calcext:value-type="float">
            <text:p>-1.474</text:p>
          </table:table-cell>
          <table:table-cell office:value-type="float" office:value="0.108" calcext:value-type="float">
            <text:p>0.10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string" calcext:value-type="string">
            <text:p>Ajloo2009 //Int. J. Electrochem. Sci., Vol. 5, 2010 459-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10</text:p>
          </table:table-cell>
          <table:table-cell office:value-type="string" calcext:value-type="string">
            <text:p>COc1cccc2c1c(=O)c1c(OC)cccc1c2=O</text:p>
          </table:table-cell>
          <table:table-cell table:number-columns-repeated="2"/>
          <table:table-cell table:style-name="ce28" office:value-type="float" office:value="-0.94" calcext:value-type="float">
            <text:p>-0.94</text:p>
          </table:table-cell>
          <table:table-cell table:style-name="ce28" office:value-type="float" office:value="0.11" calcext:value-type="float">
            <text:p>0.11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float" office:value="-1.455" calcext:value-type="float">
            <text:p>-1.455</text:p>
          </table:table-cell>
          <table:table-cell table:style-name="ce28" office:value-type="float" office:value="0.071" calcext:value-type="float">
            <text:p>0.071</text:p>
          </table:table-cell>
          <table:table-cell table:style-name="ce28" office:value-type="float" office:value="0.99" calcext:value-type="float">
            <text:p>0.99</text:p>
          </table:table-cell>
          <table:table-cell table:style-name="ce28" office:value-type="string" calcext:value-type="string">
            <text:p>DMSO</text:p>
          </table:table-cell>
          <table:table-cell table:number-columns-repeated="3"/>
          <table:table-cell office:value-type="string" calcext:value-type="string">
            <text:p>Ajloo2009 //Int. J. Electrochem. Sci., Vol. 5, 2010 459-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10</text:p>
          </table:table-cell>
          <table:table-cell table:number-columns-repeated="3"/>
          <table:table-cell office:value-type="float" office:value="-0.971" calcext:value-type="float">
            <text:p>-0.9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98" calcext:value-type="float">
            <text:p>0.98</text:p>
          </table:table-cell>
          <table:table-cell office:value-type="float" office:value="-1.346" calcext:value-type="float">
            <text:p>-1.346</text:p>
          </table:table-cell>
          <table:table-cell office:value-type="float" office:value="0.238" calcext:value-type="float">
            <text:p>0.23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MF</text:p>
          </table:table-cell>
          <table:table-cell table:number-columns-repeated="3"/>
          <table:table-cell office:value-type="string" calcext:value-type="string">
            <text:p>Ajloo2009 //Int. J. Electrochem. Sci., Vol. 5, 2010 459-507</text:p>
          </table:table-cell>
          <table:table-cell table:number-columns-repeated="5"/>
        </table:table-row>
      </table:table>
      <table:table table:name="Ajloo2009_table_2" table:style-name="ta1">
        <table:table-column table:style-name="co85" table:default-cell-style-name="Default"/>
        <table:table-column table:style-name="co8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9" table:default-cell-style-name="Default"/>
        <table:table-column table:style-name="co81" table:default-cell-style-name="Default"/>
        <table:table-column table:style-name="co76" table:default-cell-style-name="Default"/>
        <table:table-column table:style-name="co8" table:default-cell-style-name="Default"/>
        <table:table-column table:style-name="co88" table:default-cell-style-name="Default"/>
        <table:table-column table:style-name="co19" table:default-cell-style-name="Default"/>
        <table:table-column table:style-name="co57" table:default-cell-style-name="Default"/>
        <table:table-column table:style-name="co81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83" table:default-cell-style-name="Default"/>
        <table:table-column table:style-name="co1" table:default-cell-style-name="Default"/>
        <table:table-column table:style-name="co81" table:number-columns-repeated="2" table:default-cell-style-name="Default"/>
        <table:table-column table:style-name="co84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jloo2009 //Int. J. Electrochem. Sci., Vol. 5, 2010 459-4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olvent Effect on the Reduction Potential of Anthra quinones <text:s/>Derivatives. The Experimental and Computational Stu dies .pd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ble 2. Calculated Gibbs free energy for two reduction steps of anthraquinones in the gas phase (atomic unit, a.u.) and different solvents (kcal mol -1 ).</text:p>
          </table:table-cell>
          <table:table-cell table:number-columns-repeated="11"/>
          <table:table-cell office:value-type="string" calcext:value-type="string">
            <text:p>(atomic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.u.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solvents</text:p>
          </table:table-cell>
          <table:table-cell office:value-type="string" calcext:value-type="string">
            <text:p>(kcal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).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q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q.-</text:p>
          </table:table-cell>
          <table:table-cell office:value-type="string" calcext:value-type="string">
            <text:p>Aq2-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f.Electrod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upport electrolyte</text:p>
          </table:table-cell>
          <table:table-cell office:value-type="string" calcext:value-type="string">
            <text:p>Deaerated</text:p>
          </table:table-cell>
          <table:table-cell office:value-type="string" calcext:value-type="string">
            <text:p>T, oC</text:p>
          </table:table-cell>
          <table:table-cell office:value-type="string" calcext:value-type="string">
            <text:p>Comput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</text:p>
          </table:table-cell>
          <table:table-cell table:number-columns-repeated="2"/>
          <table:table-cell office:value-type="float" office:value="-680.5" calcext:value-type="float">
            <text:p>-680.5</text:p>
          </table:table-cell>
          <table:table-cell office:value-type="float" office:value="-680.6" calcext:value-type="float">
            <text:p>-680.6</text:p>
          </table:table-cell>
          <table:table-cell office:value-type="float" office:value="-680.5" calcext:value-type="float">
            <text:p>-680.5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477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39" calcext:value-type="float">
            <text:p>-39</text:p>
          </table:table-cell>
          <table:table-cell office:value-type="float" office:value="-166.9" calcext:value-type="float">
            <text:p>-166.9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478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 office:value-type="float" office:value="-43.7" calcext:value-type="float">
            <text:p>-43.7</text:p>
          </table:table-cell>
          <table:table-cell office:value-type="float" office:value="-172.5" calcext:value-type="float">
            <text:p>-172.5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479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 office:value-type="float" office:value="-51.2" calcext:value-type="float">
            <text:p>-51.2</text:p>
          </table:table-cell>
          <table:table-cell office:value-type="float" office:value="-201.2" calcext:value-type="float">
            <text:p>-201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480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2</text:p>
          </table:table-cell>
          <table:table-cell table:number-columns-repeated="2"/>
          <table:table-cell table:number-columns-repeated="3" office:value-type="float" office:value="-755" calcext:value-type="float">
            <text:p>-755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481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37.3" calcext:value-type="float">
            <text:p>-37.3</text:p>
          </table:table-cell>
          <table:table-cell office:value-type="float" office:value="-162.3" calcext:value-type="float">
            <text:p>-162.3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482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2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 office:value-type="float" office:value="-42.2" calcext:value-type="float">
            <text:p>-42.2</text:p>
          </table:table-cell>
          <table:table-cell office:value-type="float" office:value="-168.1" calcext:value-type="float">
            <text:p>-168.1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483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2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 office:value-type="float" office:value="-48.1" calcext:value-type="float">
            <text:p>-48.1</text:p>
          </table:table-cell>
          <table:table-cell office:value-type="float" office:value="-193.8" calcext:value-type="float">
            <text:p>-193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484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3</text:p>
          </table:table-cell>
          <table:table-cell table:number-columns-repeated="2"/>
          <table:table-cell office:value-type="float" office:value="-835.2" calcext:value-type="float">
            <text:p>-835.2</text:p>
          </table:table-cell>
          <table:table-cell table:number-columns-repeated="2" office:value-type="float" office:value="-835.3" calcext:value-type="float">
            <text:p>-835.3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485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39.9" calcext:value-type="float">
            <text:p>-39.9</text:p>
          </table:table-cell>
          <table:table-cell office:value-type="float" office:value="-167.9" calcext:value-type="float">
            <text:p>-167.9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486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3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 office:value-type="float" office:value="-44.9" calcext:value-type="float">
            <text:p>-44.9</text:p>
          </table:table-cell>
          <table:table-cell office:value-type="float" office:value="-173.8" calcext:value-type="float">
            <text:p>-173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487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office:value-type="float" office:value="-53.1" calcext:value-type="float">
            <text:p>-53.1</text:p>
          </table:table-cell>
          <table:table-cell office:value-type="float" office:value="-203.2" calcext:value-type="float">
            <text:p>-203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488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4</text:p>
          </table:table-cell>
          <table:table-cell table:number-columns-repeated="2"/>
          <table:table-cell office:value-type="float" office:value="-793.7" calcext:value-type="float">
            <text:p>-793.7</text:p>
          </table:table-cell>
          <table:table-cell office:value-type="float" office:value="-793.8" calcext:value-type="float">
            <text:p>-793.8</text:p>
          </table:table-cell>
          <table:table-cell office:value-type="float" office:value="-793.7" calcext:value-type="float">
            <text:p>-793.7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489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4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-42.2" calcext:value-type="float">
            <text:p>-42.2</text:p>
          </table:table-cell>
          <table:table-cell office:value-type="float" office:value="-170.2" calcext:value-type="float">
            <text:p>-170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490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4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 office:value-type="float" office:value="-47.5" calcext:value-type="float">
            <text:p>-47.5</text:p>
          </table:table-cell>
          <table:table-cell office:value-type="float" office:value="-176.4" calcext:value-type="float">
            <text:p>-176.4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491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4</text:p>
          </table:table-cell>
          <table:table-cell table:number-columns-repeated="2"/>
          <table:table-cell office:value-type="float" office:value="-9.29" calcext:value-type="float">
            <text:p>-9.29</text:p>
          </table:table-cell>
          <table:table-cell office:value-type="float" office:value="-55.4" calcext:value-type="float">
            <text:p>-55.4</text:p>
          </table:table-cell>
          <table:table-cell office:value-type="float" office:value="-207.2" calcext:value-type="float">
            <text:p>-207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492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5</text:p>
          </table:table-cell>
          <table:table-cell table:number-columns-repeated="2"/>
          <table:table-cell office:value-type="float" office:value="-1072.2" calcext:value-type="float">
            <text:p>-1072.2</text:p>
          </table:table-cell>
          <table:table-cell office:value-type="float" office:value="-1072" calcext:value-type="float">
            <text:p>-1072</text:p>
          </table:table-cell>
          <table:table-cell office:value-type="float" office:value="-1072.3" calcext:value-type="float">
            <text:p>-1072.3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493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40.4" calcext:value-type="float">
            <text:p>-40.4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494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5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 office:value-type="float" office:value="-45.3" calcext:value-type="float">
            <text:p>-45.3</text:p>
          </table:table-cell>
          <table:table-cell office:value-type="float" office:value="-172.8" calcext:value-type="float">
            <text:p>-172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495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5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 office:value-type="float" office:value="-55.7" calcext:value-type="float">
            <text:p>-55.7</text:p>
          </table:table-cell>
          <table:table-cell office:value-type="float" office:value="-204.1" calcext:value-type="float">
            <text:p>-204.1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496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6</text:p>
          </table:table-cell>
          <table:table-cell table:number-columns-repeated="2"/>
          <table:table-cell office:value-type="float" office:value="-904.8" calcext:value-type="float">
            <text:p>-904.8</text:p>
          </table:table-cell>
          <table:table-cell office:value-type="float" office:value="-904.3" calcext:value-type="float">
            <text:p>-904.3</text:p>
          </table:table-cell>
          <table:table-cell office:value-type="float" office:value="-904.9" calcext:value-type="float">
            <text:p>-904.9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497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6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-42.8" calcext:value-type="float">
            <text:p>-42.8</text:p>
          </table:table-cell>
          <table:table-cell office:value-type="float" office:value="-171" calcext:value-type="float">
            <text:p>-171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498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6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office:value-type="float" office:value="-46.8" calcext:value-type="float">
            <text:p>-46.8</text:p>
          </table:table-cell>
          <table:table-cell office:value-type="float" office:value="-177.1" calcext:value-type="float">
            <text:p>-177.1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499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6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office:value-type="float" office:value="-58.2" calcext:value-type="float">
            <text:p>-58.2</text:p>
          </table:table-cell>
          <table:table-cell office:value-type="float" office:value="-205.6" calcext:value-type="float">
            <text:p>-205.6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500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7</text:p>
          </table:table-cell>
          <table:table-cell table:number-columns-repeated="2"/>
          <table:table-cell office:value-type="float" office:value="-616.9" calcext:value-type="float">
            <text:p>-616.9</text:p>
          </table:table-cell>
          <table:table-cell office:value-type="float" office:value="-616.5" calcext:value-type="float">
            <text:p>-616.5</text:p>
          </table:table-cell>
          <table:table-cell office:value-type="float" office:value="-616.8" calcext:value-type="float">
            <text:p>-616.8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501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7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-36.4" calcext:value-type="float">
            <text:p>-36.4</text:p>
          </table:table-cell>
          <table:table-cell office:value-type="float" office:value="-160.8" calcext:value-type="float">
            <text:p>-160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502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7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 office:value-type="float" office:value="-41.5" calcext:value-type="float">
            <text:p>-41.5</text:p>
          </table:table-cell>
          <table:table-cell office:value-type="float" office:value="-166.8" calcext:value-type="float">
            <text:p>-166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503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190.2" calcext:value-type="float">
            <text:p>-190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504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8</text:p>
          </table:table-cell>
          <table:table-cell table:number-columns-repeated="2"/>
          <table:table-cell office:value-type="float" office:value="-487.4" calcext:value-type="float">
            <text:p>-487.4</text:p>
          </table:table-cell>
          <table:table-cell table:number-columns-repeated="2" office:value-type="float" office:value="-487.3" calcext:value-type="float">
            <text:p>-487.3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505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8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-42" calcext:value-type="float">
            <text:p>-42</text:p>
          </table:table-cell>
          <table:table-cell office:value-type="float" office:value="-169.8" calcext:value-type="float">
            <text:p>-169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506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8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 office:value-type="float" office:value="-47.2" calcext:value-type="float">
            <text:p>-47.2</text:p>
          </table:table-cell>
          <table:table-cell office:value-type="float" office:value="-176.1" calcext:value-type="float">
            <text:p>-176.1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507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8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 office:value-type="float" office:value="-56.5" calcext:value-type="float">
            <text:p>-56.5</text:p>
          </table:table-cell>
          <table:table-cell office:value-type="float" office:value="-206.2" calcext:value-type="float">
            <text:p>-206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508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9</text:p>
          </table:table-cell>
          <table:table-cell table:number-columns-repeated="2"/>
          <table:table-cell table:number-columns-repeated="3" office:value-type="float" office:value="-865.9" calcext:value-type="float">
            <text:p>-865.9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509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9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office:value-type="float" office:value="-44" calcext:value-type="float">
            <text:p>-44</text:p>
          </table:table-cell>
          <table:table-cell office:value-type="float" office:value="-173.3" calcext:value-type="float">
            <text:p>-173.3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510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9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 office:value-type="float" office:value="-49.9" calcext:value-type="float">
            <text:p>-49.9</text:p>
          </table:table-cell>
          <table:table-cell office:value-type="float" office:value="-180.2" calcext:value-type="float">
            <text:p>-180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511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9</text:p>
          </table:table-cell>
          <table:table-cell table:number-columns-repeated="2"/>
          <table:table-cell office:value-type="float" office:value="-11.9" calcext:value-type="float">
            <text:p>-11.9</text:p>
          </table:table-cell>
          <table:table-cell office:value-type="float" office:value="-59.6" calcext:value-type="float">
            <text:p>-59.6</text:p>
          </table:table-cell>
          <table:table-cell office:value-type="float" office:value="-211.8" calcext:value-type="float">
            <text:p>-211.8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512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0</text:p>
          </table:table-cell>
          <table:table-cell table:number-columns-repeated="2"/>
          <table:table-cell office:value-type="float" office:value="-906.9" calcext:value-type="float">
            <text:p>-906.9</text:p>
          </table:table-cell>
          <table:table-cell table:number-columns-repeated="2" office:value-type="float" office:value="-907" calcext:value-type="float">
            <text:p>-907</text:p>
          </table:table-cell>
          <table:table-cell office:value-type="string" calcext:value-type="string">
            <text:p>Ggas</text:p>
          </table:table-cell>
          <table:table-cell office:value-type="string" calcext:value-type="string">
            <text:p>In vacuo</text:p>
          </table:table-cell>
          <table:table-cell office:value-type="string" calcext:value-type="string">
            <text:p>Ajloo2009 //Int. J. Electrochem. Sci., Vol. 5, 2010 459-513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0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 office:value-type="float" office:value="-45.8" calcext:value-type="float">
            <text:p>-45.8</text:p>
          </table:table-cell>
          <table:table-cell office:value-type="float" office:value="-174.2" calcext:value-type="float">
            <text:p>-174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jloo2009 //Int. J. Electrochem. Sci., Vol. 5, 2010 459-514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0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 office:value-type="float" office:value="-51.8" calcext:value-type="float">
            <text:p>-51.8</text:p>
          </table:table-cell>
          <table:table-cell office:value-type="float" office:value="-181.2" calcext:value-type="float">
            <text:p>-181.2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jloo2009 //Int. J. Electrochem. Sci., Vol. 5, 2010 459-515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q10</text:p>
          </table:table-cell>
          <table:table-cell table:number-columns-repeated="2"/>
          <table:table-cell office:value-type="float" office:value="-13.2" calcext:value-type="float">
            <text:p>-13.2</text:p>
          </table:table-cell>
          <table:table-cell office:value-type="float" office:value="-62.6" calcext:value-type="float">
            <text:p>-62.6</text:p>
          </table:table-cell>
          <table:table-cell office:value-type="float" office:value="-213.6" calcext:value-type="float">
            <text:p>-213.6</text:p>
          </table:table-cell>
          <table:table-cell office:value-type="string" calcext:value-type="string">
            <text:p>deltaGsolv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Ajloo2009 //Int. J. Electrochem. Sci., Vol. 5, 2010 459-516</text:p>
          </table:table-cell>
          <table:table-cell office:value-type="string" calcext:value-type="string">
            <text:p>Ag/AgCl (satd.)</text:p>
          </table:table-cell>
          <table:table-cell office:value-type="string" calcext:value-type="string">
            <text:p>glassy carbon (Metrohm, 2 mm diameter)</text:p>
          </table:table-cell>
          <table:table-cell office:value-type="string" calcext:value-type="string">
            <text:p>1 mM of the anthraquinones with 100 mM TBAP</text:p>
          </table:table-cell>
          <table:table-cell office:value-type="string" calcext:value-type="string">
            <text:p>N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-initio 6-31G</text:p>
          </table:table-cell>
          <table:table-cell table:number-columns-repeated="9"/>
        </table:table-row>
      </table:table>
      <table:table table:name="Ajloo2009_table_4" table:style-name="ta1">
        <table:table-column table:style-name="co30" table:default-cell-style-name="Default"/>
        <table:table-column table:style-name="co76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2" table:default-cell-style-name="ce33"/>
        <table:table-column table:style-name="co36" table:default-cell-style-name="Default"/>
        <table:table-column table:style-name="co90" table:number-columns-repeated="3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91" table:default-cell-style-name="Default"/>
        <table:table-column table:style-name="co12" table:default-cell-style-name="Default"/>
        <table:table-column table:style-name="co9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Table 4 . First standard reduction potentials, E 1 o , values in acetonitrile and their correlation with</text:p>
            <text:p>calculated values of molecular descriptors by Dragon 3.0 and Hyperchem 7.0.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HOMA</text:p>
          </table:table-cell>
          <table:table-cell office:value-type="string" calcext:value-type="string">
            <text:p>AROM</text:p>
          </table:table-cell>
          <table:table-cell office:value-type="string" calcext:value-type="string">
            <text:p>HOMT</text:p>
          </table:table-cell>
          <table:table-cell table:style-name="Default" office:value-type="string" calcext:value-type="string">
            <text:p>L/Bw</text:p>
          </table:table-cell>
          <table:table-cell office:value-type="string" calcext:value-type="string">
            <text:p>RGyr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Refract</text:p>
          </table:table-cell>
          <table:table-cell office:value-type="string" calcext:value-type="string">
            <text:p>ChargeO10</text:p>
          </table:table-cell>
          <table:table-cell office:value-type="string" calcext:value-type="string">
            <text:p>Dipole</text:p>
          </table:table-cell>
          <table:table-cell office:value-type="string" calcext:value-type="string">
            <text:p>EHOMO</text:p>
          </table:table-cell>
          <table:table-cell/>
          <table:table-cell office:value-type="string" calcext:value-type="string">
            <text:p>HOMA</text:p>
          </table:table-cell>
          <table:table-cell office:value-type="string" calcext:value-type="string">
            <text:p><text:s/>Harmonic Oscillator Model of Aromaticity index</text:p>
          </table:table-cell>
        </table:table-row>
        <table:table-row table:style-name="ro1">
          <table:table-cell office:value-type="string" calcext:value-type="string">
            <text:p>Aq1</text:p>
          </table:table-cell>
          <table:table-cell office:value-type="string" calcext:value-type="string">
            <text:p>-0.74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0.39</text:p>
          </table:table-cell>
          <table:table-cell office:value-type="float" office:value="306" calcext:value-type="float">
            <text:p>306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6.01</text:p>
          </table:table-cell>
          <table:table-cell office:value-type="string" calcext:value-type="string">
            <text:p>-0.36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-7.2</text:p>
          </table:table-cell>
          <table:table-cell/>
          <table:table-cell office:value-type="string" calcext:value-type="string">
            <text:p>AROM</text:p>
          </table:table-cell>
          <table:table-cell office:value-type="string" calcext:value-type="string">
            <text:p><text:s/>Aromaticity (trial)</text:p>
          </table:table-cell>
        </table:table-row>
        <table:table-row table:style-name="ro1">
          <table:table-cell office:value-type="string" calcext:value-type="string">
            <text:p>Aq5</text:p>
          </table:table-cell>
          <table:table-cell office:value-type="string" calcext:value-type="string">
            <text:p>-0.82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.3</text:p>
          </table:table-cell>
          <table:table-cell table:style-name="ce33" office:value-type="string" calcext:value-type="string">
            <text:p>4.12</text:p>
          </table:table-cell>
          <table:table-cell office:value-type="string" calcext:value-type="string">
            <text:p>0.37</text:p>
          </table:table-cell>
          <table:table-cell office:value-type="float" office:value="287" calcext:value-type="float">
            <text:p>287</text:p>
          </table:table-cell>
          <table:table-cell office:value-type="float" office:value="689" calcext:value-type="float">
            <text:p>689</text:p>
          </table:table-cell>
          <table:table-cell table:style-name="ce33" office:value-type="string" calcext:value-type="string">
            <text:p>25.6</text:p>
          </table:table-cell>
          <table:table-cell office:value-type="string" calcext:value-type="string">
            <text:p>67.62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-7.5</text:p>
          </table:table-cell>
          <table:table-cell/>
          <table:table-cell office:value-type="string" calcext:value-type="string">
            <text:p>HOMT</text:p>
          </table:table-cell>
          <table:table-cell office:value-type="string" calcext:value-type="string">
            <text:p><text:s/>HOMA total (trial)</text:p>
          </table:table-cell>
        </table:table-row>
        <table:table-row table:style-name="ro1">
          <table:table-cell office:value-type="string" calcext:value-type="string">
            <text:p>Aq6</text:p>
          </table:table-cell>
          <table:table-cell office:value-type="string" calcext:value-type="string">
            <text:p>-0.972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0.36</text:p>
          </table:table-cell>
          <table:table-cell office:value-type="float" office:value="358" calcext:value-type="float">
            <text:p>358</text:p>
          </table:table-cell>
          <table:table-cell office:value-type="float" office:value="731" calcext:value-type="float">
            <text:p>731</text:p>
          </table:table-cell>
          <table:table-cell table:style-name="ce33" office:value-type="string" calcext:value-type="string">
            <text:p>26.7</text:p>
          </table:table-cell>
          <table:table-cell office:value-type="string" calcext:value-type="string">
            <text:p>70.56</text:p>
          </table:table-cell>
          <table:table-cell office:value-type="string" calcext:value-type="string">
            <text:p>-0.34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-10.8</text:p>
          </table:table-cell>
          <table:table-cell/>
          <table:table-cell office:value-type="string" calcext:value-type="string">
            <text:p>L/Bw</text:p>
          </table:table-cell>
          <table:table-cell office:value-type="string" calcext:value-type="string">
            <text:p><text:s/>Length-to-breadth ratio</text:p>
          </table:table-cell>
        </table:table-row>
        <table:table-row table:style-name="ro1">
          <table:table-cell office:value-type="string" calcext:value-type="string">
            <text:p>Aq7</text:p>
          </table:table-cell>
          <table:table-cell office:value-type="string" calcext:value-type="string">
            <text:p>-0.896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0.38</text:p>
          </table:table-cell>
          <table:table-cell office:value-type="float" office:value="331" calcext:value-type="float">
            <text:p>331</text:p>
          </table:table-cell>
          <table:table-cell office:value-type="float" office:value="674" calcext:value-type="float">
            <text:p>674</text:p>
          </table:table-cell>
          <table:table-cell table:style-name="ce33" office:value-type="string" calcext:value-type="string">
            <text:p>25.6</text:p>
          </table:table-cell>
          <table:table-cell office:value-type="string" calcext:value-type="string">
            <text:p>67.61</text:p>
          </table:table-cell>
          <table:table-cell office:value-type="string" calcext:value-type="string">
            <text:p>-0.2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-9.7</text:p>
          </table:table-cell>
          <table:table-cell/>
          <table:table-cell office:value-type="string" calcext:value-type="string">
            <text:p>RGyr</text:p>
          </table:table-cell>
          <table:table-cell office:value-type="string" calcext:value-type="string">
            <text:p><text:s/>Radius of gyration (mass weighted)</text:p>
          </table:table-cell>
        </table:table-row>
        <table:table-row table:style-name="ro1">
          <table:table-cell office:value-type="string" calcext:value-type="string">
            <text:p>Aq4</text:p>
          </table:table-cell>
          <table:table-cell office:value-type="string" calcext:value-type="string">
            <text:p>-1.20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0.45</text:p>
          </table:table-cell>
          <table:table-cell office:value-type="float" office:value="402" calcext:value-type="float">
            <text:p>402</text:p>
          </table:table-cell>
          <table:table-cell office:value-type="float" office:value="796" calcext:value-type="float">
            <text:p>796</text:p>
          </table:table-cell>
          <table:table-cell table:style-name="ce33" office:value-type="string" calcext:value-type="string">
            <text:p>28.3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-12.8</text:p>
          </table:table-cell>
          <table:table-cell/>
          <table:table-cell office:value-type="string" calcext:value-type="string">
            <text:p>ASP</text:p>
          </table:table-cell>
          <table:table-cell office:value-type="string" calcext:value-type="string">
            <text:p><text:s/>Asphericity</text:p>
          </table:table-cell>
        </table:table-row>
        <table:table-row table:style-name="ro1">
          <table:table-cell office:value-type="string" calcext:value-type="string">
            <text:p>Aq8</text:p>
          </table:table-cell>
          <table:table-cell office:value-type="string" calcext:value-type="string">
            <text:p>-1.02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0.45</text:p>
          </table:table-cell>
          <table:table-cell office:value-type="float" office:value="364" calcext:value-type="float">
            <text:p>364</text:p>
          </table:table-cell>
          <table:table-cell office:value-type="float" office:value="745" calcext:value-type="float">
            <text:p>745</text:p>
          </table:table-cell>
          <table:table-cell table:style-name="ce33" office:value-type="string" calcext:value-type="string">
            <text:p>27.1</text:p>
          </table:table-cell>
          <table:table-cell office:value-type="string" calcext:value-type="string">
            <text:p>71.54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-10.2</text:p>
          </table:table-cell>
          <table:table-cell/>
          <table:table-cell office:value-type="string" calcext:value-type="string">
            <text:p>Surface</text:p>
          </table:table-cell>
          <table:table-cell office:value-type="string" calcext:value-type="string">
            <text:p><text:s/>Accessible surface area</text:p>
          </table:table-cell>
        </table:table-row>
        <table:table-row table:style-name="ro1">
          <table:table-cell office:value-type="string" calcext:value-type="string">
            <text:p>Aq2</text:p>
          </table:table-cell>
          <table:table-cell office:value-type="string" calcext:value-type="string">
            <text:p>-0.64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0.31</text:p>
          </table:table-cell>
          <table:table-cell office:value-type="float" office:value="292" calcext:value-type="float">
            <text:p>292</text:p>
          </table:table-cell>
          <table:table-cell office:value-type="float" office:value="628" calcext:value-type="float">
            <text:p>628</text:p>
          </table:table-cell>
          <table:table-cell table:style-name="ce33" office:value-type="string" calcext:value-type="string">
            <text:p>24.5</text:p>
          </table:table-cell>
          <table:table-cell office:value-type="string" calcext:value-type="string">
            <text:p>64.54</text:p>
          </table:table-cell>
          <table:table-cell office:value-type="string" calcext:value-type="string">
            <text:p>-0.3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-5.4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<text:s/>Volume</text:p>
          </table:table-cell>
        </table:table-row>
        <table:table-row table:style-name="ro1">
          <table:table-cell office:value-type="string" calcext:value-type="string">
            <text:p>Aq3</text:p>
          </table:table-cell>
          <table:table-cell office:value-type="string" calcext:value-type="string">
            <text:p>-0.53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0.34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4.65</text:p>
          </table:table-cell>
          <table:table-cell office:value-type="string" calcext:value-type="string">
            <text:p>-0.4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-3.6</text:p>
          </table:table-cell>
          <table:table-cell/>
          <table:table-cell office:value-type="string" calcext:value-type="string">
            <text:p>Polar</text:p>
          </table:table-cell>
          <table:table-cell office:value-type="string" calcext:value-type="string">
            <text:p><text:s/>Polarizabilitry</text:p>
          </table:table-cell>
        </table:table-row>
        <table:table-row table:style-name="ro1">
          <table:table-cell office:value-type="string" calcext:value-type="string">
            <text:p>Aq9</text:p>
          </table:table-cell>
          <table:table-cell office:value-type="string" calcext:value-type="string">
            <text:p>-1.01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2</text:p>
          </table:table-cell>
          <table:table-cell table:style-name="ce33" office:value-type="string" calcext:value-type="string">
            <text:p>8.0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0.41</text:p>
          </table:table-cell>
          <table:table-cell office:value-type="float" office:value="336" calcext:value-type="float">
            <text:p>336</text:p>
          </table:table-cell>
          <table:table-cell office:value-type="float" office:value="763" calcext:value-type="float">
            <text:p>763</text:p>
          </table:table-cell>
          <table:table-cell table:style-name="ce33" office:value-type="string" calcext:value-type="string">
            <text:p>27.7</text:p>
          </table:table-cell>
          <table:table-cell office:value-type="string" calcext:value-type="string">
            <text:p>74.08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-11.2</text:p>
          </table:table-cell>
          <table:table-cell/>
          <table:table-cell office:value-type="string" calcext:value-type="string">
            <text:p>Refract</text:p>
          </table:table-cell>
          <table:table-cell office:value-type="string" calcext:value-type="string">
            <text:p><text:s/>Refractivity</text:p>
          </table:table-cell>
        </table:table-row>
        <table:table-row table:style-name="ro1">
          <table:table-cell office:value-type="string" calcext:value-type="string">
            <text:p>Aq10</text:p>
          </table:table-cell>
          <table:table-cell office:value-type="string" calcext:value-type="string">
            <text:p>-1.05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2.8</text:p>
          </table:table-cell>
          <table:table-cell table:style-name="ce33" office:value-type="string" calcext:value-type="string">
            <text:p>5.12</text:p>
          </table:table-cell>
          <table:table-cell office:value-type="string" calcext:value-type="string">
            <text:p>0.42</text:p>
          </table:table-cell>
          <table:table-cell office:value-type="float" office:value="375" calcext:value-type="float">
            <text:p>375</text:p>
          </table:table-cell>
          <table:table-cell office:value-type="float" office:value="752" calcext:value-type="float">
            <text:p>752</text:p>
          </table:table-cell>
          <table:table-cell table:style-name="ce33" office:value-type="string" calcext:value-type="string">
            <text:p>28.1</text:p>
          </table:table-cell>
          <table:table-cell office:value-type="string" calcext:value-type="string">
            <text:p>74.08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-11.5</text:p>
          </table:table-cell>
          <table:table-cell/>
          <table:table-cell office:value-type="string" calcext:value-type="string">
            <text:p>ChargeO10</text:p>
          </table:table-cell>
          <table:table-cell office:value-type="string" calcext:value-type="string">
            <text:p><text:s/>Charge on oxygen connected to carbon 1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.962</text:p>
          </table:table-cell>
          <table:table-cell office:value-type="string" calcext:value-type="string">
            <text:p>0.924</text:p>
          </table:table-cell>
          <table:table-cell office:value-type="string" calcext:value-type="string">
            <text:p>0.948</text:p>
          </table:table-cell>
          <table:table-cell table:style-name="Default" office:value-type="string" calcext:value-type="string">
            <text:p>-0.842</text:p>
          </table:table-cell>
          <table:table-cell office:value-type="string" calcext:value-type="string">
            <text:p>-0.840</text:p>
          </table:table-cell>
          <table:table-cell office:value-type="string" calcext:value-type="string">
            <text:p>-0.837</text:p>
          </table:table-cell>
          <table:table-cell office:value-type="string" calcext:value-type="string">
            <text:p>-0.937</text:p>
          </table:table-cell>
          <table:table-cell office:value-type="string" calcext:value-type="string">
            <text:p>-0.956</text:p>
          </table:table-cell>
          <table:table-cell office:value-type="string" calcext:value-type="string">
            <text:p>-0.965</text:p>
          </table:table-cell>
          <table:table-cell office:value-type="string" calcext:value-type="string">
            <text:p>-0.943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-0.976</text:p>
          </table:table-cell>
          <table:table-cell office:value-type="string" calcext:value-type="string">
            <text:p>0.984</text:p>
          </table:table-cell>
          <table:table-cell/>
          <table:table-cell office:value-type="string" calcext:value-type="string">
            <text:p>Dipole</text:p>
          </table:table-cell>
          <table:table-cell office:value-type="string" calcext:value-type="string">
            <text:p><text:s/>Dipole momen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0"/>
          <table:table-cell office:value-type="string" calcext:value-type="string">
            <text:p>EHOMO</text:p>
          </table:table-cell>
          <table:table-cell office:value-type="string" calcext:value-type="string">
            <text:p><text:s/>Highest occupied molecular orbital energy</text:p>
          </table:table-cell>
        </table:table-row>
      </table:table>
      <table:table table:name="Sheet16" table:style-name="ta1">
        <table:table-column table:style-name="co8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TABLE pavitt2017_t7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string" calcext:value-type="string">
            <text:p><text:s text:c="2"/>id serial NOT NULL,</text:p>
          </table:table-cell>
        </table:table-row>
        <table:table-row table:style-name="ro1">
          <table:table-cell/>
          <table:table-cell office:value-type="string" calcext:value-type="string">
            <text:p><text:s text:c="2"/>name character varying(100),</text:p>
          </table:table-cell>
        </table:table-row>
        <table:table-row table:style-name="ro1">
          <table:table-cell/>
          <table:table-cell office:value-type="string" calcext:value-type="string">
            <text:p><text:s text:c="2"/>cosmo_B3LYP float,</text:p>
          </table:table-cell>
        </table:table-row>
        <table:table-row table:style-name="ro1">
          <table:table-cell/>
          <table:table-cell office:value-type="string" calcext:value-type="string">
            <text:p><text:s text:c="2"/>smd_B3LYP float,</text:p>
          </table:table-cell>
        </table:table-row>
        <table:table-row table:style-name="ro1">
          <table:table-cell/>
          <table:table-cell office:value-type="string" calcext:value-type="string">
            <text:p><text:s text:c="2"/>cosmo_MO62X float,</text:p>
          </table:table-cell>
        </table:table-row>
        <table:table-row table:style-name="ro1">
          <table:table-cell/>
          <table:table-cell office:value-type="string" calcext:value-type="string">
            <text:p><text:s text:c="2"/>smd_MO62X float,</text:p>
          </table:table-cell>
        </table:table-row>
        <table:table-row table:style-name="ro1">
          <table:table-cell/>
          <table:table-cell office:value-type="string" calcext:value-type="string">
            <text:p><text:s text:c="2"/>dsource character varying(255),</text:p>
          </table:table-cell>
        </table:table-row>
        <table:table-row table:style-name="ro1">
          <table:table-cell/>
          <table:table-cell office:value-type="string" calcext:value-type="string">
            <text:p><text:s text:c="2"/>CONSTRAINT pavitt2017_t7_pkey PRIMARY KEY (id)</text:p>
          </table:table-cell>
        </table:table-row>
        <table:table-row table:style-name="ro1">
          <table:table-cell/>
          <table:table-cell office:value-type="string" calcext:value-type="string">
            <text:p>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4:47:15.369952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1T16:01:48.994271512</dc:date>
    <meta:editing-duration>PT5H22M54S</meta:editing-duration>
    <meta:editing-cycles>40</meta:editing-cycles>
    <meta:generator>LibreOffice/6.0.7.3$Linux_X86_64 LibreOffice_project/00m0$Build-3</meta:generator>
    <meta:document-statistic meta:table-count="16" meta:cell-count="65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b3b3b3" draw:fill-color="#b3b3b3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6cm" svg:stroke-color="#000080"/>
    </style:style>
    <style:style style:name="ch8" style:family="chart" style:data-style-name="N122">
      <style:chart-properties loext:regression-x-name="Ep(SCV)" loext:regression-y-name="Ep(SWV)"/>
      <style:text-properties fo:color="#00008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anilines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 style:data-style-name="N122">
      <style:chart-properties loext:regression-x-name="Ep(SCV)" loext:regression-y-name="Ep(SWV)"/>
      <style:text-properties fo: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49cm" svg:height="9.002cm" xlink:href=".." xlink:type="simple" chart:class="chart:scatter" chart:style-name="ch1">
        <chart:plot-area chart:style-name="ch2" table:cell-range-address="pavitt2017_table_S4.D6:pavitt2017_table_S4.D44 pavitt2017_table_S4.F6:pavitt2017_table_S4.F44 pavitt2017_table_S5.F6:pavitt2017_table_S5.F23" chart:data-source-has-labels="row" svg:x="1.193cm" svg:y="0.18cm" svg:width="7.774cm" svg:height="7.661cm">
          <chartooo:coordinate-region svg:x="1.92cm" svg:y="0.379cm" svg:width="6.807cm" svg:height="6.815cm"/>
          <chart:axis chart:dimension="x" chart:name="primary-x" chart:style-name="ch3">
            <chart:title svg:x="4.388cm" svg:y="8.021cm" chart:style-name="ch4">
              <text:p>Ep(SCV)</text:p>
            </chart:title>
          </chart:axis>
          <chart:axis chart:dimension="y" chart:name="primary-y" chart:style-name="ch3">
            <chart:title svg:x="0.451cm" svg:y="4.729cm" chart:style-name="ch5">
              <text:p>Ep(SWV)</text:p>
            </chart:title>
          </chart:axis>
          <chart:series chart:style-name="ch6" chart:values-cell-range-address="pavitt2017_table_S4.F6:pavitt2017_table_S4.F44" chart:class="chart:scatter">
            <chart:domain table:cell-range-address="pavitt2017_table_S4.D6:pavitt2017_table_S4.D44"/>
            <chart:regression-curve chart:style-name="ch7">
              <chart:equation chart:display-equation="true" chart:display-r-square="true" svg:x="2.015cm" svg:y="0.427cm" chart:style-name="ch8"/>
            </chart:regression-curve>
            <chart:data-point chart:repeated="39"/>
          </chart:series>
          <chart:series chart:style-name="ch9" chart:values-cell-range-address="pavitt2017_table_S5.F6:pavitt2017_table_S5.F23" loext:label-string="'anilines" chart:class="chart:scatter">
            <chart:domain table:cell-range-address="pavitt2017_table_S5.D6:pavitt2017_table_S5.D23"/>
            <chart:regression-curve chart:style-name="ch10">
              <chart:equation chart:display-equation="true" chart:display-r-square="true" svg:x="2.889cm" svg:y="5.798cm" chart:style-name="ch11"/>
            </chart:regression-curve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'anilin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avitt2017_table_S4.D6:pavitt2017_table_S4.D44</svg:desc>
                </draw:g>
              </table:table-cell>
              <table:table-cell office:value-type="float" office:value="NaN">
                <text:p>NaN</text:p>
                <draw:g>
                  <svg:desc>pavitt2017_table_S4.F6:pavitt2017_table_S4.F44</svg:desc>
                </draw:g>
              </table:table-cell>
              <table:table-cell office:value-type="float" office:value="1.004">
                <text:p>1.004</text:p>
                <draw:g>
                  <svg:desc>pavitt2017_table_S5.D6:pavitt2017_table_S5.D23</svg:desc>
                </draw:g>
              </table:table-cell>
              <table:table-cell office:value-type="float" office:value="0.971">
                <text:p>0.971</text:p>
                <draw:g>
                  <svg:desc>pavitt2017_table_S5.F6:pavitt2017_table_S5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">
                <text:p>1.022</text:p>
              </table:table-cell>
              <table:table-cell office:value-type="float" office:value="0.997">
                <text:p>0.997</text:p>
              </table:table-cell>
              <table:table-cell office:value-type="float" office:value="0.988">
                <text:p>0.988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4">
                <text:p>0.944</text:p>
              </table:table-cell>
              <table:table-cell office:value-type="float" office:value="0.872">
                <text:p>0.872</text:p>
              </table:table-cell>
              <table:table-cell office:value-type="float" office:value="1.002">
                <text:p>1.00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6">
                <text:p>0.996</text:p>
              </table:table-cell>
              <table:table-cell office:value-type="float" office:value="0.933">
                <text:p>0.933</text:p>
              </table:table-cell>
              <table:table-cell office:value-type="float" office:value="0.907">
                <text:p>0.907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1">
                <text:p>0.921</text:p>
              </table:table-cell>
              <table:table-cell office:value-type="float" office:value="0.85">
                <text:p>0.85</text:p>
              </table:table-cell>
              <table:table-cell office:value-type="float" office:value="0.871">
                <text:p>0.871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4">
                <text:p>0.924</text:p>
              </table:table-cell>
              <table:table-cell office:value-type="float" office:value="0.856">
                <text:p>0.856</text:p>
              </table:table-cell>
              <table:table-cell office:value-type="float" office:value="1.002">
                <text:p>1.002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">
                <text:p>0.815</text:p>
              </table:table-cell>
              <table:table-cell office:value-type="float" office:value="0.774">
                <text:p>0.774</text:p>
              </table:table-cell>
              <table:table-cell office:value-type="float" office:value="0.748">
                <text:p>0.748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3">
                <text:p>0.983</text:p>
              </table:table-cell>
              <table:table-cell office:value-type="float" office:value="0.977">
                <text:p>0.977</text:p>
              </table:table-cell>
              <table:table-cell office:value-type="float" office:value="1.054">
                <text:p>1.05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">
                <text:p>0.79</text:p>
              </table:table-cell>
              <table:table-cell office:value-type="float" office:value="0.739">
                <text:p>0.739</text:p>
              </table:table-cell>
              <table:table-cell office:value-type="float" office:value="1.103">
                <text:p>1.103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2">
                <text:p>1.222</text:p>
              </table:table-cell>
              <table:table-cell office:value-type="float" office:value="1.141">
                <text:p>1.141</text:p>
              </table:table-cell>
              <table:table-cell office:value-type="float" office:value="1.337">
                <text:p>1.337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">
                <text:p>1.222</text:p>
              </table:table-cell>
              <table:table-cell office:value-type="float" office:value="1.183">
                <text:p>1.183</text:p>
              </table:table-cell>
              <table:table-cell office:value-type="float" office:value="1.246">
                <text:p>1.246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9">
                <text:p>1.299</text:p>
              </table:table-cell>
              <table:table-cell office:value-type="float" office:value="1.263">
                <text:p>1.263</text:p>
              </table:table-cell>
              <table:table-cell office:value-type="float" office:value="1.323">
                <text:p>1.323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2">
                <text:p>1.492</text:p>
              </table:table-cell>
              <table:table-cell office:value-type="float" office:value="1.479">
                <text:p>1.479</text:p>
              </table:table-cell>
              <table:table-cell office:value-type="float" office:value="1.125">
                <text:p>1.125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5">
                <text:p>1.345</text:p>
              </table:table-cell>
              <table:table-cell office:value-type="float" office:value="1.356">
                <text:p>1.356</text:p>
              </table:table-cell>
              <table:table-cell office:value-type="float" office:value="1.145">
                <text:p>1.145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2">
                <text:p>1.222</text:p>
              </table:table-cell>
              <table:table-cell office:value-type="float" office:value="1.193">
                <text:p>1.193</text:p>
              </table:table-cell>
              <table:table-cell office:value-type="float" office:value="1.029">
                <text:p>1.029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5">
                <text:p>0.905</text:p>
              </table:table-cell>
              <table:table-cell office:value-type="float" office:value="0.85">
                <text:p>0.85</text:p>
              </table:table-cell>
              <table:table-cell office:value-type="float" office:value="1.197">
                <text:p>1.197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7">
                <text:p>1.027</text:p>
              </table:table-cell>
              <table:table-cell office:value-type="float" office:value="0.963">
                <text:p>0.963</text:p>
              </table:table-cell>
              <table:table-cell office:value-type="float" office:value="1.167">
                <text:p>1.167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1">
                <text:p>1.091</text:p>
              </table:table-cell>
              <table:table-cell office:value-type="float" office:value="1.054">
                <text:p>1.054</text:p>
              </table:table-cell>
              <table:table-cell office:value-type="float" office:value="1.094">
                <text:p>1.094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7">
                <text:p>1.037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82">
                <text:p>0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945">
                <text:p>0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6">
                <text:p>0.546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">
                <text:p>1.26</text:p>
              </table:table-cell>
              <table:table-cell office:value-type="float" office:value="1.189">
                <text:p>1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3">
                <text:p>1.123</text:p>
              </table:table-cell>
              <table:table-cell office:value-type="float" office:value="1.062">
                <text:p>1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8">
                <text:p>1.198</text:p>
              </table:table-cell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14">
                <text:p>1.214</text:p>
              </table:table-cell>
              <table:table-cell office:value-type="float" office:value="1.147">
                <text:p>1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3">
                <text:p>1.083</text:p>
              </table:table-cell>
              <table:table-cell office:value-type="float" office:value="1.004">
                <text:p>1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5">
                <text:p>1.115</text:p>
              </table:table-cell>
              <table:table-cell office:value-type="float" office:value="1.074">
                <text:p>1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8">
                <text:p>0.948</text:p>
              </table:table-cell>
              <table:table-cell office:value-type="float" office:value="0.941">
                <text:p>0.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3">
                <text:p>0.53</text:p>
              </table:table-cell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4">
                <text:p>0.914</text:p>
              </table:table-cell>
              <table:table-cell office:value-type="float" office:value="0.897">
                <text:p>0.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877">
                <text:p>0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6">
                <text:p>0.426</text:p>
              </table:table-cell>
              <table:table-cell office:value-type="float" office:value="0.427">
                <text:p>0.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6">
                <text:p>0.906</text:p>
              </table:table-cell>
              <table:table-cell office:value-type="float" office:value="0.856">
                <text:p>0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7">
                <text:p>0.667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8">
                <text:p>0.758</text:p>
              </table:table-cell>
              <table:table-cell office:value-type="float" office:value="0.702">
                <text:p>0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7">
                <text:p>0.967</text:p>
              </table:table-cell>
              <table:table-cell office:value-type="float" office:value="0.911">
                <text:p>0.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">
                <text:p>0.75</text:p>
              </table:table-cell>
              <table:table-cell office:value-type="float" office:value="0.703">
                <text:p>0.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2">
                <text:p>0.952</text:p>
              </table:table-cell>
              <table:table-cell office:value-type="float" office:value="0.923">
                <text:p>0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